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3.83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Ratings">
      <style:table-properties table:display="true" style:writing-mode="lr-tb"/>
    </style:style>
    <style:style style:name="ta2" style:family="table" style:master-page-name="PageStyle_5f_NormRatings">
      <style:table-properties table:display="true" style:writing-mode="lr-tb"/>
    </style:style>
    <style:style style:name="ta3" style:family="table" style:master-page-name="PageStyle_5f_Matrix">
      <style:table-properties table:display="true" style:writing-mode="lr-tb"/>
    </style:style>
    <style:style style:name="ta4" style:family="table" style:master-page-name="PageStyle_5f_FilterMatrix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Rating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: Toy Story (1995)</text:p>
          </table:table-cell>
          <table:table-cell office:value-type="string" calcext:value-type="string">
            <text:p>1210: Star Wars: Episode VI - Return of the Jedi (1983)</text:p>
          </table:table-cell>
          <table:table-cell office:value-type="string" calcext:value-type="string">
            <text:p>356: Forrest Gump (1994)</text:p>
          </table:table-cell>
          <table:table-cell office:value-type="string" calcext:value-type="string">
            <text:p>318: Shawshank Redemption, The (1994)</text:p>
          </table:table-cell>
          <table:table-cell office:value-type="string" calcext:value-type="string">
            <text:p>593: Silence of the Lambs, The (1991)</text:p>
          </table:table-cell>
          <table:table-cell office:value-type="string" calcext:value-type="string">
            <text:p>3578: Gladiator (2000)</text:p>
          </table:table-cell>
          <table:table-cell office:value-type="string" calcext:value-type="string">
            <text:p>260: Star Wars: Episode IV - A New Hope (1977)</text:p>
          </table:table-cell>
          <table:table-cell office:value-type="string" calcext:value-type="string">
            <text:p>2028: Saving Private Ryan (1998)</text:p>
          </table:table-cell>
          <table:table-cell office:value-type="string" calcext:value-type="string">
            <text:p>296: Pulp Fiction (1994)</text:p>
          </table:table-cell>
          <table:table-cell office:value-type="string" calcext:value-type="string">
            <text:p>1259: Stand by Me (1986)</text:p>
          </table:table-cell>
          <table:table-cell office:value-type="string" calcext:value-type="string">
            <text:p>2396: Shakespeare in Love (1998)</text:p>
          </table:table-cell>
          <table:table-cell office:value-type="string" calcext:value-type="string">
            <text:p>2916: Total Recall (1990)</text:p>
          </table:table-cell>
          <table:table-cell office:value-type="string" calcext:value-type="string">
            <text:p>780: Independence Day (ID4) (1996)</text:p>
          </table:table-cell>
          <table:table-cell office:value-type="string" calcext:value-type="string">
            <text:p>541: Blade Runner (1982)</text:p>
          </table:table-cell>
          <table:table-cell office:value-type="string" calcext:value-type="string">
            <text:p>1265: Groundhog Day (1993)</text:p>
          </table:table-cell>
          <table:table-cell office:value-type="string" calcext:value-type="string">
            <text:p>2571: Matrix, The (1999)</text:p>
          </table:table-cell>
          <table:table-cell office:value-type="string" calcext:value-type="string">
            <text:p>527: Schindler's List (1993)</text:p>
          </table:table-cell>
          <table:table-cell office:value-type="string" calcext:value-type="string">
            <text:p>2762: Sixth Sense, The (1999)</text:p>
          </table:table-cell>
          <table:table-cell office:value-type="string" calcext:value-type="string">
            <text:p>1198: Raiders of the Lost Ark (1981)</text:p>
          </table:table-cell>
          <table:table-cell office:value-type="string" calcext:value-type="string">
            <text:p>34: Babe (1995)</text:p>
          </table:table-cell>
          <table:table-cell table:style-name="ce2" office:value-type="string" calcext:value-type="string">
            <text:p>Mean</text:p>
          </table:table-cell>
          <table:table-cell table:style-name="ce1" table:number-columns-repeated="2"/>
          <table:table-cell table:number-columns-repeated="100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B2:.U2])" office:value-type="float" office:value="3.2" calcext:value-type="float">
            <text:p>3.2</text:p>
          </table:table-cell>
          <table:table-cell table:number-columns-repeated="1002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3:.U3])" office:value-type="float" office:value="2.76923076923077" calcext:value-type="float">
            <text:p>2.7692307692</text:p>
          </table:table-cell>
          <table:table-cell table:number-columns-repeated="1002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B4:.U4])" office:value-type="float" office:value="2.33333333333333" calcext:value-type="float">
            <text:p>2.3333333333</text:p>
          </table:table-cell>
          <table:table-cell table:number-columns-repeated="1002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5:.U5])" office:value-type="float" office:value="2.83333333333333" calcext:value-type="float">
            <text:p>2.8333333333</text:p>
          </table:table-cell>
          <table:table-cell table:number-columns-repeated="1002"/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AVERAGE([.B6:.U6])" office:value-type="float" office:value="3.21428571428571" calcext:value-type="float">
            <text:p>3.2142857143</text:p>
          </table:table-cell>
          <table:table-cell table:number-columns-repeated="1002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7:.U7])" office:value-type="float" office:value="3.07142857142857" calcext:value-type="float">
            <text:p>3.0714285714</text:p>
          </table:table-cell>
          <table:table-cell table:number-columns-repeated="1002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VERAGE([.B8:.U8])" office:value-type="float" office:value="2.66666666666667" calcext:value-type="float">
            <text:p>2.6666666667</text:p>
          </table:table-cell>
          <table:table-cell table:number-columns-repeated="1002"/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:.U9])" office:value-type="float" office:value="2.66666666666667" calcext:value-type="float">
            <text:p>2.6666666667</text:p>
          </table:table-cell>
          <table:table-cell table:number-columns-repeated="1002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AVERAGE([.B10:.U10])" office:value-type="float" office:value="3.16666666666667" calcext:value-type="float">
            <text:p>3.1666666667</text:p>
          </table:table-cell>
          <table:table-cell table:number-columns-repeated="1002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11:.U11])" office:value-type="float" office:value="3.18181818181818" calcext:value-type="float">
            <text:p>3.1818181818</text:p>
          </table:table-cell>
          <table:table-cell table:number-columns-repeated="100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B12:.U12])" office:value-type="float" office:value="2.81818181818182" calcext:value-type="float">
            <text:p>2.8181818182</text:p>
          </table:table-cell>
          <table:table-cell table:number-columns-repeated="100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AVERAGE([.B13:.U13])" office:value-type="float" office:value="2.8" calcext:value-type="float">
            <text:p>2.8</text:p>
          </table:table-cell>
          <table:table-cell table:number-columns-repeated="100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AVERAGE([.B14:.U14])" office:value-type="float" office:value="3.77777777777778" calcext:value-type="float">
            <text:p>3.7777777778</text:p>
          </table:table-cell>
          <table:table-cell table:number-columns-repeated="100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15:.U15])" office:value-type="float" office:value="2.63636363636364" calcext:value-type="float">
            <text:p>2.6363636364</text:p>
          </table:table-cell>
          <table:table-cell table:number-columns-repeated="1002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B16:.U16])" office:value-type="float" office:value="3.15384615384615" calcext:value-type="float">
            <text:p>3.1538461538</text:p>
          </table:table-cell>
          <table:table-cell table:number-columns-repeated="1002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B17:.U17])" office:value-type="float" office:value="2.58333333333333" calcext:value-type="float">
            <text:p>2.5833333333</text:p>
          </table:table-cell>
          <table:table-cell table:number-columns-repeated="1002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AVERAGE([.B18:.U18])" office:value-type="float" office:value="2.66666666666667" calcext:value-type="float">
            <text:p>2.6666666667</text:p>
          </table:table-cell>
          <table:table-cell table:number-columns-repeated="100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B19:.U19])" office:value-type="float" office:value="3.07692307692308" calcext:value-type="float">
            <text:p>3.0769230769</text:p>
          </table:table-cell>
          <table:table-cell table:number-columns-repeated="1002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formula="of:=AVERAGE([.B20:.U20])" office:value-type="float" office:value="2.54545454545455" calcext:value-type="float">
            <text:p>2.5454545455</text:p>
          </table:table-cell>
          <table:table-cell table:number-columns-repeated="1002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1:.U21])" office:value-type="float" office:value="3.11764705882353" calcext:value-type="float">
            <text:p>3.117647058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formula="of:=SQRT(SUMSQ([.B2:.B21]))" office:value-type="float" office:value="11.8321595661992" calcext:value-type="float">
            <text:p>11.8321595662</text:p>
          </table:table-cell>
          <table:table-cell table:formula="of:=SQRT(SUMSQ([.C2:.C21]))" office:value-type="float" office:value="11.6619037896906" calcext:value-type="float">
            <text:p>11.6619037897</text:p>
          </table:table-cell>
          <table:table-cell table:formula="of:=SQRT(SUMSQ([.D2:.D21]))" office:value-type="float" office:value="9.89949493661167" calcext:value-type="float">
            <text:p>9.8994949366</text:p>
          </table:table-cell>
          <table:table-cell table:formula="of:=SQRT(SUMSQ([.E2:.E21]))" office:value-type="float" office:value="12.4096736459909" calcext:value-type="float">
            <text:p>12.409673646</text:p>
          </table:table-cell>
          <table:table-cell table:formula="of:=SQRT(SUMSQ([.F2:.F21]))" office:value-type="float" office:value="12.4498995979887" calcext:value-type="float">
            <text:p>12.449899598</text:p>
          </table:table-cell>
          <table:table-cell table:formula="of:=SQRT(SUMSQ([.G2:.G21]))" office:value-type="float" office:value="11.3578166916005" calcext:value-type="float">
            <text:p>11.3578166916</text:p>
          </table:table-cell>
          <table:table-cell table:formula="of:=SQRT(SUMSQ([.H2:.H21]))" office:value-type="float" office:value="14.247806848775" calcext:value-type="float">
            <text:p>14.2478068488</text:p>
          </table:table-cell>
          <table:table-cell table:formula="of:=SQRT(SUMSQ([.I2:.I21]))" office:value-type="float" office:value="10.9087121146357" calcext:value-type="float">
            <text:p>10.9087121146</text:p>
          </table:table-cell>
          <table:table-cell table:formula="of:=SQRT(SUMSQ([.J2:.J21]))" office:value-type="float" office:value="10.6301458127347" calcext:value-type="float">
            <text:p>10.6301458127</text:p>
          </table:table-cell>
          <table:table-cell table:formula="of:=SQRT(SUMSQ([.K2:.K21]))" office:value-type="float" office:value="9.9498743710662" calcext:value-type="float">
            <text:p>9.9498743711</text:p>
          </table:table-cell>
          <table:table-cell table:formula="of:=SQRT(SUMSQ([.L2:.L21]))" office:value-type="float" office:value="10.770329614269" calcext:value-type="float">
            <text:p>10.7703296143</text:p>
          </table:table-cell>
          <table:table-cell table:formula="of:=SQRT(SUMSQ([.M2:.M21]))" office:value-type="float" office:value="6.78232998312527" calcext:value-type="float">
            <text:p>6.7823299831</text:p>
          </table:table-cell>
          <table:table-cell table:formula="of:=SQRT(SUMSQ([.N2:.N21]))" office:value-type="float" office:value="11.7473401244707" calcext:value-type="float">
            <text:p>11.7473401245</text:p>
          </table:table-cell>
          <table:table-cell table:formula="of:=SQRT(SUMSQ([.O2:.O21]))" office:value-type="float" office:value="10.1488915650922" calcext:value-type="float">
            <text:p>10.1488915651</text:p>
          </table:table-cell>
          <table:table-cell table:formula="of:=SQRT(SUMSQ([.P2:.P21]))" office:value-type="float" office:value="12.5299640861417" calcext:value-type="float">
            <text:p>12.5299640861</text:p>
          </table:table-cell>
          <table:table-cell table:formula="of:=SQRT(SUMSQ([.Q2:.Q21]))" office:value-type="float" office:value="11.0453610171873" calcext:value-type="float">
            <text:p>11.0453610172</text:p>
          </table:table-cell>
          <table:table-cell table:formula="of:=SQRT(SUMSQ([.R2:.R21]))" office:value-type="float" office:value="11.6619037896906" calcext:value-type="float">
            <text:p>11.6619037897</text:p>
          </table:table-cell>
          <table:table-cell table:formula="of:=SQRT(SUMSQ([.S2:.S21]))" office:value-type="float" office:value="11.2249721603218" calcext:value-type="float">
            <text:p>11.2249721603</text:p>
          </table:table-cell>
          <table:table-cell table:formula="of:=SQRT(SUMSQ([.T2:.T21]))" office:value-type="float" office:value="10.8627804912002" calcext:value-type="float">
            <text:p>10.8627804912</text:p>
          </table:table-cell>
          <table:table-cell table:formula="of:=SQRT(SUMSQ([.U2:.U21]))" office:value-type="float" office:value="10.3923048454133" calcext:value-type="float">
            <text:p>10.3923048454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Ratings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1: Toy Story (1995)</text:p>
          </table:table-cell>
          <table:table-cell office:value-type="string" calcext:value-type="string">
            <text:p>1210: Star Wars: Episode VI - Return of the Jedi (1983)</text:p>
          </table:table-cell>
          <table:table-cell office:value-type="string" calcext:value-type="string">
            <text:p>356: Forrest Gump (1994)</text:p>
          </table:table-cell>
          <table:table-cell office:value-type="string" calcext:value-type="string">
            <text:p>318: Shawshank Redemption, The (1994)</text:p>
          </table:table-cell>
          <table:table-cell office:value-type="string" calcext:value-type="string">
            <text:p>593: Silence of the Lambs, The (1991)</text:p>
          </table:table-cell>
          <table:table-cell office:value-type="string" calcext:value-type="string">
            <text:p>3578: Gladiator (2000)</text:p>
          </table:table-cell>
          <table:table-cell office:value-type="string" calcext:value-type="string">
            <text:p>260: Star Wars: Episode IV - A New Hope (1977)</text:p>
          </table:table-cell>
          <table:table-cell office:value-type="string" calcext:value-type="string">
            <text:p>2028: Saving Private Ryan (1998)</text:p>
          </table:table-cell>
          <table:table-cell office:value-type="string" calcext:value-type="string">
            <text:p>296: Pulp Fiction (1994)</text:p>
          </table:table-cell>
          <table:table-cell office:value-type="string" calcext:value-type="string">
            <text:p>1259: Stand by Me (1986)</text:p>
          </table:table-cell>
          <table:table-cell office:value-type="string" calcext:value-type="string">
            <text:p>2396: Shakespeare in Love (1998)</text:p>
          </table:table-cell>
          <table:table-cell office:value-type="string" calcext:value-type="string">
            <text:p>2916: Total Recall (1990)</text:p>
          </table:table-cell>
          <table:table-cell office:value-type="string" calcext:value-type="string">
            <text:p>780: Independence Day (ID4) (1996)</text:p>
          </table:table-cell>
          <table:table-cell office:value-type="string" calcext:value-type="string">
            <text:p>541: Blade Runner (1982)</text:p>
          </table:table-cell>
          <table:table-cell office:value-type="string" calcext:value-type="string">
            <text:p>1265: Groundhog Day (1993)</text:p>
          </table:table-cell>
          <table:table-cell office:value-type="string" calcext:value-type="string">
            <text:p>2571: Matrix, The (1999)</text:p>
          </table:table-cell>
          <table:table-cell office:value-type="string" calcext:value-type="string">
            <text:p>527: Schindler's List (1993)</text:p>
          </table:table-cell>
          <table:table-cell office:value-type="string" calcext:value-type="string">
            <text:p>2762: Sixth Sense, The (1999)</text:p>
          </table:table-cell>
          <table:table-cell office:value-type="string" calcext:value-type="string">
            <text:p>1198: Raiders of the Lost Ark (1981)</text:p>
          </table:table-cell>
          <table:table-cell office:value-type="string" calcext:value-type="string">
            <text:p>34: Babe (1995)</text:p>
          </table:table-cell>
          <table:table-cell table:number-columns-repeated="100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ISBLANK([$Ratings.B2]); 0; [$Ratings.B2]-[$Ratings.$V2])" office:value-type="float" office:value="-1.2" calcext:value-type="float">
            <text:p>-1.2</text:p>
          </table:table-cell>
          <table:table-cell table:formula="of:=IF(ISBLANK([$Ratings.C2]); 0; [$Ratings.C2]-[$Ratings.$V2])" office:value-type="float" office:value="1.8" calcext:value-type="float">
            <text:p>1.8</text:p>
          </table:table-cell>
          <table:table-cell table:formula="of:=IF(ISBLANK([$Ratings.D2]); 0; [$Ratings.D2]-[$Ratings.$V2])" office:value-type="float" office:value="-1.2" calcext:value-type="float">
            <text:p>-1.2</text:p>
          </table:table-cell>
          <table:table-cell table:formula="of:=IF(ISBLANK([$Ratings.E2]); 0; [$Ratings.E2]-[$Ratings.$V2])" office:value-type="float" office:value="0" calcext:value-type="float">
            <text:p>0</text:p>
          </table:table-cell>
          <table:table-cell table:formula="of:=IF(ISBLANK([$Ratings.F2]); 0; [$Ratings.F2]-[$Ratings.$V2])" office:value-type="float" office:value="0.8" calcext:value-type="float">
            <text:p>0.8</text:p>
          </table:table-cell>
          <table:table-cell table:formula="of:=IF(ISBLANK([$Ratings.G2]); 0; [$Ratings.G2]-[$Ratings.$V2])" office:value-type="float" office:value="0.8" calcext:value-type="float">
            <text:p>0.8</text:p>
          </table:table-cell>
          <table:table-cell table:formula="of:=IF(ISBLANK([$Ratings.H2]); 0; [$Ratings.H2]-[$Ratings.$V2])" office:value-type="float" office:value="-2.2" calcext:value-type="float">
            <text:p>-2.2</text:p>
          </table:table-cell>
          <table:table-cell table:formula="of:=IF(ISBLANK([$Ratings.I2]); 0; [$Ratings.I2]-[$Ratings.$V2])" office:value-type="float" office:value="-1.2" calcext:value-type="float">
            <text:p>-1.2</text:p>
          </table:table-cell>
          <table:table-cell table:formula="of:=IF(ISBLANK([$Ratings.J2]); 0; [$Ratings.J2]-[$Ratings.$V2])" office:value-type="float" office:value="0" calcext:value-type="float">
            <text:p>0</text:p>
          </table:table-cell>
          <table:table-cell table:formula="of:=IF(ISBLANK([$Ratings.K2]); 0; [$Ratings.K2]-[$Ratings.$V2])" office:value-type="float" office:value="-0.2" calcext:value-type="float">
            <text:p>-0.2</text:p>
          </table:table-cell>
          <table:table-cell table:formula="of:=IF(ISBLANK([$Ratings.L2]); 0; [$Ratings.L2]-[$Ratings.$V2])" office:value-type="float" office:value="-1.2" calcext:value-type="float">
            <text:p>-1.2</text:p>
          </table:table-cell>
          <table:table-cell table:formula="of:=IF(ISBLANK([$Ratings.M2]); 0; [$Ratings.M2]-[$Ratings.$V2])" office:value-type="float" office:value="0" calcext:value-type="float">
            <text:p>0</text:p>
          </table:table-cell>
          <table:table-cell table:formula="of:=IF(ISBLANK([$Ratings.N2]); 0; [$Ratings.N2]-[$Ratings.$V2])" office:value-type="float" office:value="1.8" calcext:value-type="float">
            <text:p>1.8</text:p>
          </table:table-cell>
          <table:table-cell table:formula="of:=IF(ISBLANK([$Ratings.O2]); 0; [$Ratings.O2]-[$Ratings.$V2])" office:value-type="float" office:value="-1.2" calcext:value-type="float">
            <text:p>-1.2</text:p>
          </table:table-cell>
          <table:table-cell table:formula="of:=IF(ISBLANK([$Ratings.P2]); 0; [$Ratings.P2]-[$Ratings.$V2])" office:value-type="float" office:value="1.8" calcext:value-type="float">
            <text:p>1.8</text:p>
          </table:table-cell>
          <table:table-cell table:formula="of:=IF(ISBLANK([$Ratings.Q2]); 0; [$Ratings.Q2]-[$Ratings.$V2])" office:value-type="float" office:value="0.8" calcext:value-type="float">
            <text:p>0.8</text:p>
          </table:table-cell>
          <table:table-cell table:formula="of:=IF(ISBLANK([$Ratings.R2]); 0; [$Ratings.R2]-[$Ratings.$V2])" office:value-type="float" office:value="-1.2" calcext:value-type="float">
            <text:p>-1.2</text:p>
          </table:table-cell>
          <table:table-cell table:formula="of:=IF(ISBLANK([$Ratings.S2]); 0; [$Ratings.S2]-[$Ratings.$V2])" office:value-type="float" office:value="1.8" calcext:value-type="float">
            <text:p>1.8</text:p>
          </table:table-cell>
          <table:table-cell table:formula="of:=IF(ISBLANK([$Ratings.T2]); 0; [$Ratings.T2]-[$Ratings.$V2])" office:value-type="float" office:value="0" calcext:value-type="float">
            <text:p>0</text:p>
          </table:table-cell>
          <table:table-cell table:formula="of:=IF(ISBLANK([$Ratings.U2]); 0; [$Ratings.U2]-[$Ratings.$V2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IF(ISBLANK([$Ratings.B3]); 0; [$Ratings.B3]-[$Ratings.$V3])" office:value-type="float" office:value="-1.76923076923077" calcext:value-type="float">
            <text:p>-1.7692307692</text:p>
          </table:table-cell>
          <table:table-cell table:formula="of:=IF(ISBLANK([$Ratings.C3]); 0; [$Ratings.C3]-[$Ratings.$V3])" office:value-type="float" office:value="0" calcext:value-type="float">
            <text:p>0</text:p>
          </table:table-cell>
          <table:table-cell table:formula="of:=IF(ISBLANK([$Ratings.D3]); 0; [$Ratings.D3]-[$Ratings.$V3])" office:value-type="float" office:value="0" calcext:value-type="float">
            <text:p>0</text:p>
          </table:table-cell>
          <table:table-cell table:formula="of:=IF(ISBLANK([$Ratings.E3]); 0; [$Ratings.E3]-[$Ratings.$V3])" office:value-type="float" office:value="-0.769230769230769" calcext:value-type="float">
            <text:p>-0.7692307692</text:p>
          </table:table-cell>
          <table:table-cell table:formula="of:=IF(ISBLANK([$Ratings.F3]); 0; [$Ratings.F3]-[$Ratings.$V3])" office:value-type="float" office:value="1.23076923076923" calcext:value-type="float">
            <text:p>1.2307692308</text:p>
          </table:table-cell>
          <table:table-cell table:formula="of:=IF(ISBLANK([$Ratings.G3]); 0; [$Ratings.G3]-[$Ratings.$V3])" office:value-type="float" office:value="-0.769230769230769" calcext:value-type="float">
            <text:p>-0.7692307692</text:p>
          </table:table-cell>
          <table:table-cell table:formula="of:=IF(ISBLANK([$Ratings.H3]); 0; [$Ratings.H3]-[$Ratings.$V3])" office:value-type="float" office:value="2.23076923076923" calcext:value-type="float">
            <text:p>2.2307692308</text:p>
          </table:table-cell>
          <table:table-cell table:formula="of:=IF(ISBLANK([$Ratings.I3]); 0; [$Ratings.I3]-[$Ratings.$V3])" office:value-type="float" office:value="0" calcext:value-type="float">
            <text:p>0</text:p>
          </table:table-cell>
          <table:table-cell table:formula="of:=IF(ISBLANK([$Ratings.J3]); 0; [$Ratings.J3]-[$Ratings.$V3])" office:value-type="float" office:value="0" calcext:value-type="float">
            <text:p>0</text:p>
          </table:table-cell>
          <table:table-cell table:formula="of:=IF(ISBLANK([$Ratings.K3]); 0; [$Ratings.K3]-[$Ratings.$V3])" office:value-type="float" office:value="1.23076923076923" calcext:value-type="float">
            <text:p>1.2307692308</text:p>
          </table:table-cell>
          <table:table-cell table:formula="of:=IF(ISBLANK([$Ratings.L3]); 0; [$Ratings.L3]-[$Ratings.$V3])" office:value-type="float" office:value="0.230769230769231" calcext:value-type="float">
            <text:p>0.2307692308</text:p>
          </table:table-cell>
          <table:table-cell table:formula="of:=IF(ISBLANK([$Ratings.M3]); 0; [$Ratings.M3]-[$Ratings.$V3])" office:value-type="float" office:value="-0.769230769230769" calcext:value-type="float">
            <text:p>-0.7692307692</text:p>
          </table:table-cell>
          <table:table-cell table:formula="of:=IF(ISBLANK([$Ratings.N3]); 0; [$Ratings.N3]-[$Ratings.$V3])" office:value-type="float" office:value="-0.769230769230769" calcext:value-type="float">
            <text:p>-0.7692307692</text:p>
          </table:table-cell>
          <table:table-cell table:formula="of:=IF(ISBLANK([$Ratings.O3]); 0; [$Ratings.O3]-[$Ratings.$V3])" office:value-type="float" office:value="0" calcext:value-type="float">
            <text:p>0</text:p>
          </table:table-cell>
          <table:table-cell table:formula="of:=IF(ISBLANK([$Ratings.P3]); 0; [$Ratings.P3]-[$Ratings.$V3])" office:value-type="float" office:value="-0.769230769230769" calcext:value-type="float">
            <text:p>-0.7692307692</text:p>
          </table:table-cell>
          <table:table-cell table:formula="of:=IF(ISBLANK([$Ratings.Q3]); 0; [$Ratings.Q3]-[$Ratings.$V3])" office:value-type="float" office:value="0" calcext:value-type="float">
            <text:p>0</text:p>
          </table:table-cell>
          <table:table-cell table:formula="of:=IF(ISBLANK([$Ratings.R3]); 0; [$Ratings.R3]-[$Ratings.$V3])" office:value-type="float" office:value="2.23076923076923" calcext:value-type="float">
            <text:p>2.2307692308</text:p>
          </table:table-cell>
          <table:table-cell table:formula="of:=IF(ISBLANK([$Ratings.S3]); 0; [$Ratings.S3]-[$Ratings.$V3])" office:value-type="float" office:value="-1.76923076923077" calcext:value-type="float">
            <text:p>-1.7692307692</text:p>
          </table:table-cell>
          <table:table-cell table:formula="of:=IF(ISBLANK([$Ratings.T3]); 0; [$Ratings.T3]-[$Ratings.$V3])" office:value-type="float" office:value="0.230769230769231" calcext:value-type="float">
            <text:p>0.2307692308</text:p>
          </table:table-cell>
          <table:table-cell table:formula="of:=IF(ISBLANK([$Ratings.U3]); 0; [$Ratings.U3]-[$Ratings.$V3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IF(ISBLANK([$Ratings.B4]); 0; [$Ratings.B4]-[$Ratings.$V4])" office:value-type="float" office:value="0" calcext:value-type="float">
            <text:p>0</text:p>
          </table:table-cell>
          <table:table-cell table:formula="of:=IF(ISBLANK([$Ratings.C4]); 0; [$Ratings.C4]-[$Ratings.$V4])" office:value-type="float" office:value="0" calcext:value-type="float">
            <text:p>0</text:p>
          </table:table-cell>
          <table:table-cell table:formula="of:=IF(ISBLANK([$Ratings.D4]); 0; [$Ratings.D4]-[$Ratings.$V4])" office:value-type="float" office:value="0" calcext:value-type="float">
            <text:p>0</text:p>
          </table:table-cell>
          <table:table-cell table:formula="of:=IF(ISBLANK([$Ratings.E4]); 0; [$Ratings.E4]-[$Ratings.$V4])" office:value-type="float" office:value="2.66666666666667" calcext:value-type="float">
            <text:p>2.6666666667</text:p>
          </table:table-cell>
          <table:table-cell table:formula="of:=IF(ISBLANK([$Ratings.F4]); 0; [$Ratings.F4]-[$Ratings.$V4])" office:value-type="float" office:value="-0.333333333333333" calcext:value-type="float">
            <text:p>-0.3333333333</text:p>
          </table:table-cell>
          <table:table-cell table:formula="of:=IF(ISBLANK([$Ratings.G4]); 0; [$Ratings.G4]-[$Ratings.$V4])" office:value-type="float" office:value="0" calcext:value-type="float">
            <text:p>0</text:p>
          </table:table-cell>
          <table:table-cell table:formula="of:=IF(ISBLANK([$Ratings.H4]); 0; [$Ratings.H4]-[$Ratings.$V4])" office:value-type="float" office:value="0" calcext:value-type="float">
            <text:p>0</text:p>
          </table:table-cell>
          <table:table-cell table:formula="of:=IF(ISBLANK([$Ratings.I4]); 0; [$Ratings.I4]-[$Ratings.$V4])" office:value-type="float" office:value="0" calcext:value-type="float">
            <text:p>0</text:p>
          </table:table-cell>
          <table:table-cell table:formula="of:=IF(ISBLANK([$Ratings.J4]); 0; [$Ratings.J4]-[$Ratings.$V4])" office:value-type="float" office:value="0" calcext:value-type="float">
            <text:p>0</text:p>
          </table:table-cell>
          <table:table-cell table:formula="of:=IF(ISBLANK([$Ratings.K4]); 0; [$Ratings.K4]-[$Ratings.$V4])" office:value-type="float" office:value="-1.33333333333333" calcext:value-type="float">
            <text:p>-1.3333333333</text:p>
          </table:table-cell>
          <table:table-cell table:formula="of:=IF(ISBLANK([$Ratings.L4]); 0; [$Ratings.L4]-[$Ratings.$V4])" office:value-type="float" office:value="0" calcext:value-type="float">
            <text:p>0</text:p>
          </table:table-cell>
          <table:table-cell table:formula="of:=IF(ISBLANK([$Ratings.M4]); 0; [$Ratings.M4]-[$Ratings.$V4])" office:value-type="float" office:value="-1.33333333333333" calcext:value-type="float">
            <text:p>-1.3333333333</text:p>
          </table:table-cell>
          <table:table-cell table:formula="of:=IF(ISBLANK([$Ratings.N4]); 0; [$Ratings.N4]-[$Ratings.$V4])" office:value-type="float" office:value="1.66666666666667" calcext:value-type="float">
            <text:p>1.6666666667</text:p>
          </table:table-cell>
          <table:table-cell table:formula="of:=IF(ISBLANK([$Ratings.O4]); 0; [$Ratings.O4]-[$Ratings.$V4])" office:value-type="float" office:value="1.66666666666667" calcext:value-type="float">
            <text:p>1.6666666667</text:p>
          </table:table-cell>
          <table:table-cell table:formula="of:=IF(ISBLANK([$Ratings.P4]); 0; [$Ratings.P4]-[$Ratings.$V4])" office:value-type="float" office:value="-1.33333333333333" calcext:value-type="float">
            <text:p>-1.3333333333</text:p>
          </table:table-cell>
          <table:table-cell table:formula="of:=IF(ISBLANK([$Ratings.Q4]); 0; [$Ratings.Q4]-[$Ratings.$V4])" office:value-type="float" office:value="-1.33333333333333" calcext:value-type="float">
            <text:p>-1.3333333333</text:p>
          </table:table-cell>
          <table:table-cell table:formula="of:=IF(ISBLANK([$Ratings.R4]); 0; [$Ratings.R4]-[$Ratings.$V4])" office:value-type="float" office:value="-0.333333333333333" calcext:value-type="float">
            <text:p>-0.3333333333</text:p>
          </table:table-cell>
          <table:table-cell table:formula="of:=IF(ISBLANK([$Ratings.S4]); 0; [$Ratings.S4]-[$Ratings.$V4])" office:value-type="float" office:value="0.666666666666667" calcext:value-type="float">
            <text:p>0.6666666667</text:p>
          </table:table-cell>
          <table:table-cell table:formula="of:=IF(ISBLANK([$Ratings.T4]); 0; [$Ratings.T4]-[$Ratings.$V4])" office:value-type="float" office:value="-1.33333333333333" calcext:value-type="float">
            <text:p>-1.3333333333</text:p>
          </table:table-cell>
          <table:table-cell table:formula="of:=IF(ISBLANK([$Ratings.U4]); 0; [$Ratings.U4]-[$Ratings.$V4])" office:value-type="float" office:value="0.666666666666667" calcext:value-type="float">
            <text:p>0.6666666667</text:p>
          </table:table-cell>
          <table:table-cell table:number-columns-repeated="1003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IF(ISBLANK([$Ratings.B5]); 0; [$Ratings.B5]-[$Ratings.$V5])" office:value-type="float" office:value="-0.833333333333333" calcext:value-type="float">
            <text:p>-0.8333333333</text:p>
          </table:table-cell>
          <table:table-cell table:formula="of:=IF(ISBLANK([$Ratings.C5]); 0; [$Ratings.C5]-[$Ratings.$V5])" office:value-type="float" office:value="0.166666666666667" calcext:value-type="float">
            <text:p>0.1666666667</text:p>
          </table:table-cell>
          <table:table-cell table:formula="of:=IF(ISBLANK([$Ratings.D5]); 0; [$Ratings.D5]-[$Ratings.$V5])" office:value-type="float" office:value="0" calcext:value-type="float">
            <text:p>0</text:p>
          </table:table-cell>
          <table:table-cell table:formula="of:=IF(ISBLANK([$Ratings.E5]); 0; [$Ratings.E5]-[$Ratings.$V5])" office:value-type="float" office:value="0" calcext:value-type="float">
            <text:p>0</text:p>
          </table:table-cell>
          <table:table-cell table:formula="of:=IF(ISBLANK([$Ratings.F5]); 0; [$Ratings.F5]-[$Ratings.$V5])" office:value-type="float" office:value="0" calcext:value-type="float">
            <text:p>0</text:p>
          </table:table-cell>
          <table:table-cell table:formula="of:=IF(ISBLANK([$Ratings.G5]); 0; [$Ratings.G5]-[$Ratings.$V5])" office:value-type="float" office:value="-1.83333333333333" calcext:value-type="float">
            <text:p>-1.8333333333</text:p>
          </table:table-cell>
          <table:table-cell table:formula="of:=IF(ISBLANK([$Ratings.H5]); 0; [$Ratings.H5]-[$Ratings.$V5])" office:value-type="float" office:value="0" calcext:value-type="float">
            <text:p>0</text:p>
          </table:table-cell>
          <table:table-cell table:formula="of:=IF(ISBLANK([$Ratings.I5]); 0; [$Ratings.I5]-[$Ratings.$V5])" office:value-type="float" office:value="0.166666666666667" calcext:value-type="float">
            <text:p>0.1666666667</text:p>
          </table:table-cell>
          <table:table-cell table:formula="of:=IF(ISBLANK([$Ratings.J5]); 0; [$Ratings.J5]-[$Ratings.$V5])" office:value-type="float" office:value="1.16666666666667" calcext:value-type="float">
            <text:p>1.1666666667</text:p>
          </table:table-cell>
          <table:table-cell table:formula="of:=IF(ISBLANK([$Ratings.K5]); 0; [$Ratings.K5]-[$Ratings.$V5])" office:value-type="float" office:value="0" calcext:value-type="float">
            <text:p>0</text:p>
          </table:table-cell>
          <table:table-cell table:formula="of:=IF(ISBLANK([$Ratings.L5]); 0; [$Ratings.L5]-[$Ratings.$V5])" office:value-type="float" office:value="0" calcext:value-type="float">
            <text:p>0</text:p>
          </table:table-cell>
          <table:table-cell table:formula="of:=IF(ISBLANK([$Ratings.M5]); 0; [$Ratings.M5]-[$Ratings.$V5])" office:value-type="float" office:value="1.16666666666667" calcext:value-type="float">
            <text:p>1.1666666667</text:p>
          </table:table-cell>
          <table:table-cell table:formula="of:=IF(ISBLANK([$Ratings.N5]); 0; [$Ratings.N5]-[$Ratings.$V5])" office:value-type="float" office:value="0" calcext:value-type="float">
            <text:p>0</text:p>
          </table:table-cell>
          <table:table-cell table:formula="of:=IF(ISBLANK([$Ratings.O5]); 0; [$Ratings.O5]-[$Ratings.$V5])" office:value-type="float" office:value="0.166666666666667" calcext:value-type="float">
            <text:p>0.1666666667</text:p>
          </table:table-cell>
          <table:table-cell table:formula="of:=IF(ISBLANK([$Ratings.P5]); 0; [$Ratings.P5]-[$Ratings.$V5])" office:value-type="float" office:value="2.16666666666667" calcext:value-type="float">
            <text:p>2.1666666667</text:p>
          </table:table-cell>
          <table:table-cell table:formula="of:=IF(ISBLANK([$Ratings.Q5]); 0; [$Ratings.Q5]-[$Ratings.$V5])" office:value-type="float" office:value="0" calcext:value-type="float">
            <text:p>0</text:p>
          </table:table-cell>
          <table:table-cell table:formula="of:=IF(ISBLANK([$Ratings.R5]); 0; [$Ratings.R5]-[$Ratings.$V5])" office:value-type="float" office:value="2.16666666666667" calcext:value-type="float">
            <text:p>2.1666666667</text:p>
          </table:table-cell>
          <table:table-cell table:formula="of:=IF(ISBLANK([$Ratings.S5]); 0; [$Ratings.S5]-[$Ratings.$V5])" office:value-type="float" office:value="-1.83333333333333" calcext:value-type="float">
            <text:p>-1.8333333333</text:p>
          </table:table-cell>
          <table:table-cell table:formula="of:=IF(ISBLANK([$Ratings.T5]); 0; [$Ratings.T5]-[$Ratings.$V5])" office:value-type="float" office:value="-1.83333333333333" calcext:value-type="float">
            <text:p>-1.8333333333</text:p>
          </table:table-cell>
          <table:table-cell table:formula="of:=IF(ISBLANK([$Ratings.U5]); 0; [$Ratings.U5]-[$Ratings.$V5])" office:value-type="float" office:value="-0.833333333333333" calcext:value-type="float">
            <text:p>-0.8333333333</text:p>
          </table:table-cell>
          <table:table-cell table:number-columns-repeated="100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IF(ISBLANK([$Ratings.B6]); 0; [$Ratings.B6]-[$Ratings.$V6])" office:value-type="float" office:value="0" calcext:value-type="float">
            <text:p>0</text:p>
          </table:table-cell>
          <table:table-cell table:formula="of:=IF(ISBLANK([$Ratings.C6]); 0; [$Ratings.C6]-[$Ratings.$V6])" office:value-type="float" office:value="-0.214285714285714" calcext:value-type="float">
            <text:p>-0.2142857143</text:p>
          </table:table-cell>
          <table:table-cell table:formula="of:=IF(ISBLANK([$Ratings.D6]); 0; [$Ratings.D6]-[$Ratings.$V6])" office:value-type="float" office:value="0.785714285714286" calcext:value-type="float">
            <text:p>0.7857142857</text:p>
          </table:table-cell>
          <table:table-cell table:formula="of:=IF(ISBLANK([$Ratings.E6]); 0; [$Ratings.E6]-[$Ratings.$V6])" office:value-type="float" office:value="-2.21428571428571" calcext:value-type="float">
            <text:p>-2.2142857143</text:p>
          </table:table-cell>
          <table:table-cell table:formula="of:=IF(ISBLANK([$Ratings.F6]); 0; [$Ratings.F6]-[$Ratings.$V6])" office:value-type="float" office:value="0.785714285714286" calcext:value-type="float">
            <text:p>0.7857142857</text:p>
          </table:table-cell>
          <table:table-cell table:formula="of:=IF(ISBLANK([$Ratings.G6]); 0; [$Ratings.G6]-[$Ratings.$V6])" office:value-type="float" office:value="-2.21428571428571" calcext:value-type="float">
            <text:p>-2.2142857143</text:p>
          </table:table-cell>
          <table:table-cell table:formula="of:=IF(ISBLANK([$Ratings.H6]); 0; [$Ratings.H6]-[$Ratings.$V6])" office:value-type="float" office:value="0.785714285714286" calcext:value-type="float">
            <text:p>0.7857142857</text:p>
          </table:table-cell>
          <table:table-cell table:formula="of:=IF(ISBLANK([$Ratings.I6]); 0; [$Ratings.I6]-[$Ratings.$V6])" office:value-type="float" office:value="0.785714285714286" calcext:value-type="float">
            <text:p>0.7857142857</text:p>
          </table:table-cell>
          <table:table-cell table:formula="of:=IF(ISBLANK([$Ratings.J6]); 0; [$Ratings.J6]-[$Ratings.$V6])" office:value-type="float" office:value="0" calcext:value-type="float">
            <text:p>0</text:p>
          </table:table-cell>
          <table:table-cell table:formula="of:=IF(ISBLANK([$Ratings.K6]); 0; [$Ratings.K6]-[$Ratings.$V6])" office:value-type="float" office:value="-2.21428571428571" calcext:value-type="float">
            <text:p>-2.2142857143</text:p>
          </table:table-cell>
          <table:table-cell table:formula="of:=IF(ISBLANK([$Ratings.L6]); 0; [$Ratings.L6]-[$Ratings.$V6])" office:value-type="float" office:value="1.78571428571429" calcext:value-type="float">
            <text:p>1.7857142857</text:p>
          </table:table-cell>
          <table:table-cell table:formula="of:=IF(ISBLANK([$Ratings.M6]); 0; [$Ratings.M6]-[$Ratings.$V6])" office:value-type="float" office:value="-2.21428571428571" calcext:value-type="float">
            <text:p>-2.2142857143</text:p>
          </table:table-cell>
          <table:table-cell table:formula="of:=IF(ISBLANK([$Ratings.N6]); 0; [$Ratings.N6]-[$Ratings.$V6])" office:value-type="float" office:value="0" calcext:value-type="float">
            <text:p>0</text:p>
          </table:table-cell>
          <table:table-cell table:formula="of:=IF(ISBLANK([$Ratings.O6]); 0; [$Ratings.O6]-[$Ratings.$V6])" office:value-type="float" office:value="0.785714285714286" calcext:value-type="float">
            <text:p>0.7857142857</text:p>
          </table:table-cell>
          <table:table-cell table:formula="of:=IF(ISBLANK([$Ratings.P6]); 0; [$Ratings.P6]-[$Ratings.$V6])" office:value-type="float" office:value="0" calcext:value-type="float">
            <text:p>0</text:p>
          </table:table-cell>
          <table:table-cell table:formula="of:=IF(ISBLANK([$Ratings.Q6]); 0; [$Ratings.Q6]-[$Ratings.$V6])" office:value-type="float" office:value="-0.214285714285714" calcext:value-type="float">
            <text:p>-0.2142857143</text:p>
          </table:table-cell>
          <table:table-cell table:formula="of:=IF(ISBLANK([$Ratings.R6]); 0; [$Ratings.R6]-[$Ratings.$V6])" office:value-type="float" office:value="1.78571428571429" calcext:value-type="float">
            <text:p>1.7857142857</text:p>
          </table:table-cell>
          <table:table-cell table:formula="of:=IF(ISBLANK([$Ratings.S6]); 0; [$Ratings.S6]-[$Ratings.$V6])" office:value-type="float" office:value="1.78571428571429" calcext:value-type="float">
            <text:p>1.7857142857</text:p>
          </table:table-cell>
          <table:table-cell table:formula="of:=IF(ISBLANK([$Ratings.T6]); 0; [$Ratings.T6]-[$Ratings.$V6])" office:value-type="float" office:value="0" calcext:value-type="float">
            <text:p>0</text:p>
          </table:table-cell>
          <table:table-cell table:formula="of:=IF(ISBLANK([$Ratings.U6]); 0; [$Ratings.U6]-[$Ratings.$V6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IF(ISBLANK([$Ratings.B7]); 0; [$Ratings.B7]-[$Ratings.$V7])" office:value-type="float" office:value="-0.0714285714285716" calcext:value-type="float">
            <text:p>-0.0714285714</text:p>
          </table:table-cell>
          <table:table-cell table:formula="of:=IF(ISBLANK([$Ratings.C7]); 0; [$Ratings.C7]-[$Ratings.$V7])" office:value-type="float" office:value="0.928571428571429" calcext:value-type="float">
            <text:p>0.9285714286</text:p>
          </table:table-cell>
          <table:table-cell table:formula="of:=IF(ISBLANK([$Ratings.D7]); 0; [$Ratings.D7]-[$Ratings.$V7])" office:value-type="float" office:value="0.928571428571429" calcext:value-type="float">
            <text:p>0.9285714286</text:p>
          </table:table-cell>
          <table:table-cell table:formula="of:=IF(ISBLANK([$Ratings.E7]); 0; [$Ratings.E7]-[$Ratings.$V7])" office:value-type="float" office:value="0.928571428571429" calcext:value-type="float">
            <text:p>0.9285714286</text:p>
          </table:table-cell>
          <table:table-cell table:formula="of:=IF(ISBLANK([$Ratings.F7]); 0; [$Ratings.F7]-[$Ratings.$V7])" office:value-type="float" office:value="0" calcext:value-type="float">
            <text:p>0</text:p>
          </table:table-cell>
          <table:table-cell table:formula="of:=IF(ISBLANK([$Ratings.G7]); 0; [$Ratings.G7]-[$Ratings.$V7])" office:value-type="float" office:value="0" calcext:value-type="float">
            <text:p>0</text:p>
          </table:table-cell>
          <table:table-cell table:formula="of:=IF(ISBLANK([$Ratings.H7]); 0; [$Ratings.H7]-[$Ratings.$V7])" office:value-type="float" office:value="-1.07142857142857" calcext:value-type="float">
            <text:p>-1.0714285714</text:p>
          </table:table-cell>
          <table:table-cell table:formula="of:=IF(ISBLANK([$Ratings.I7]); 0; [$Ratings.I7]-[$Ratings.$V7])" office:value-type="float" office:value="-2.07142857142857" calcext:value-type="float">
            <text:p>-2.0714285714</text:p>
          </table:table-cell>
          <table:table-cell table:formula="of:=IF(ISBLANK([$Ratings.J7]); 0; [$Ratings.J7]-[$Ratings.$V7])" office:value-type="float" office:value="0.928571428571429" calcext:value-type="float">
            <text:p>0.9285714286</text:p>
          </table:table-cell>
          <table:table-cell table:formula="of:=IF(ISBLANK([$Ratings.K7]); 0; [$Ratings.K7]-[$Ratings.$V7])" office:value-type="float" office:value="0.928571428571429" calcext:value-type="float">
            <text:p>0.9285714286</text:p>
          </table:table-cell>
          <table:table-cell table:formula="of:=IF(ISBLANK([$Ratings.L7]); 0; [$Ratings.L7]-[$Ratings.$V7])" office:value-type="float" office:value="1.92857142857143" calcext:value-type="float">
            <text:p>1.9285714286</text:p>
          </table:table-cell>
          <table:table-cell table:formula="of:=IF(ISBLANK([$Ratings.M7]); 0; [$Ratings.M7]-[$Ratings.$V7])" office:value-type="float" office:value="-1.07142857142857" calcext:value-type="float">
            <text:p>-1.0714285714</text:p>
          </table:table-cell>
          <table:table-cell table:formula="of:=IF(ISBLANK([$Ratings.N7]); 0; [$Ratings.N7]-[$Ratings.$V7])" office:value-type="float" office:value="0.928571428571429" calcext:value-type="float">
            <text:p>0.9285714286</text:p>
          </table:table-cell>
          <table:table-cell table:formula="of:=IF(ISBLANK([$Ratings.O7]); 0; [$Ratings.O7]-[$Ratings.$V7])" office:value-type="float" office:value="0" calcext:value-type="float">
            <text:p>0</text:p>
          </table:table-cell>
          <table:table-cell table:formula="of:=IF(ISBLANK([$Ratings.P7]); 0; [$Ratings.P7]-[$Ratings.$V7])" office:value-type="float" office:value="-2.07142857142857" calcext:value-type="float">
            <text:p>-2.0714285714</text:p>
          </table:table-cell>
          <table:table-cell table:formula="of:=IF(ISBLANK([$Ratings.Q7]); 0; [$Ratings.Q7]-[$Ratings.$V7])" office:value-type="float" office:value="0" calcext:value-type="float">
            <text:p>0</text:p>
          </table:table-cell>
          <table:table-cell table:formula="of:=IF(ISBLANK([$Ratings.R7]); 0; [$Ratings.R7]-[$Ratings.$V7])" office:value-type="float" office:value="0" calcext:value-type="float">
            <text:p>0</text:p>
          </table:table-cell>
          <table:table-cell table:formula="of:=IF(ISBLANK([$Ratings.S7]); 0; [$Ratings.S7]-[$Ratings.$V7])" office:value-type="float" office:value="-0.0714285714285716" calcext:value-type="float">
            <text:p>-0.0714285714</text:p>
          </table:table-cell>
          <table:table-cell table:formula="of:=IF(ISBLANK([$Ratings.T7]); 0; [$Ratings.T7]-[$Ratings.$V7])" office:value-type="float" office:value="0" calcext:value-type="float">
            <text:p>0</text:p>
          </table:table-cell>
          <table:table-cell table:formula="of:=IF(ISBLANK([$Ratings.U7]); 0; [$Ratings.U7]-[$Ratings.$V7])" office:value-type="float" office:value="-1.07142857142857" calcext:value-type="float">
            <text:p>-1.0714285714</text:p>
          </table:table-cell>
          <table:table-cell table:number-columns-repeated="100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IF(ISBLANK([$Ratings.B8]); 0; [$Ratings.B8]-[$Ratings.$V8])" office:value-type="float" office:value="0" calcext:value-type="float">
            <text:p>0</text:p>
          </table:table-cell>
          <table:table-cell table:formula="of:=IF(ISBLANK([$Ratings.C8]); 0; [$Ratings.C8]-[$Ratings.$V8])" office:value-type="float" office:value="0" calcext:value-type="float">
            <text:p>0</text:p>
          </table:table-cell>
          <table:table-cell table:formula="of:=IF(ISBLANK([$Ratings.D8]); 0; [$Ratings.D8]-[$Ratings.$V8])" office:value-type="float" office:value="0.333333333333333" calcext:value-type="float">
            <text:p>0.3333333333</text:p>
          </table:table-cell>
          <table:table-cell table:formula="of:=IF(ISBLANK([$Ratings.E8]); 0; [$Ratings.E8]-[$Ratings.$V8])" office:value-type="float" office:value="-1.66666666666667" calcext:value-type="float">
            <text:p>-1.6666666667</text:p>
          </table:table-cell>
          <table:table-cell table:formula="of:=IF(ISBLANK([$Ratings.F8]); 0; [$Ratings.F8]-[$Ratings.$V8])" office:value-type="float" office:value="-1.66666666666667" calcext:value-type="float">
            <text:p>-1.6666666667</text:p>
          </table:table-cell>
          <table:table-cell table:formula="of:=IF(ISBLANK([$Ratings.G8]); 0; [$Ratings.G8]-[$Ratings.$V8])" office:value-type="float" office:value="1.33333333333333" calcext:value-type="float">
            <text:p>1.3333333333</text:p>
          </table:table-cell>
          <table:table-cell table:formula="of:=IF(ISBLANK([$Ratings.H8]); 0; [$Ratings.H8]-[$Ratings.$V8])" office:value-type="float" office:value="1.33333333333333" calcext:value-type="float">
            <text:p>1.3333333333</text:p>
          </table:table-cell>
          <table:table-cell table:formula="of:=IF(ISBLANK([$Ratings.I8]); 0; [$Ratings.I8]-[$Ratings.$V8])" office:value-type="float" office:value="2.33333333333333" calcext:value-type="float">
            <text:p>2.3333333333</text:p>
          </table:table-cell>
          <table:table-cell table:formula="of:=IF(ISBLANK([$Ratings.J8]); 0; [$Ratings.J8]-[$Ratings.$V8])" office:value-type="float" office:value="-0.666666666666667" calcext:value-type="float">
            <text:p>-0.6666666667</text:p>
          </table:table-cell>
          <table:table-cell table:formula="of:=IF(ISBLANK([$Ratings.K8]); 0; [$Ratings.K8]-[$Ratings.$V8])" office:value-type="float" office:value="0" calcext:value-type="float">
            <text:p>0</text:p>
          </table:table-cell>
          <table:table-cell table:formula="of:=IF(ISBLANK([$Ratings.L8]); 0; [$Ratings.L8]-[$Ratings.$V8])" office:value-type="float" office:value="-1.66666666666667" calcext:value-type="float">
            <text:p>-1.6666666667</text:p>
          </table:table-cell>
          <table:table-cell table:formula="of:=IF(ISBLANK([$Ratings.M8]); 0; [$Ratings.M8]-[$Ratings.$V8])" office:value-type="float" office:value="0" calcext:value-type="float">
            <text:p>0</text:p>
          </table:table-cell>
          <table:table-cell table:formula="of:=IF(ISBLANK([$Ratings.N8]); 0; [$Ratings.N8]-[$Ratings.$V8])" office:value-type="float" office:value="0" calcext:value-type="float">
            <text:p>0</text:p>
          </table:table-cell>
          <table:table-cell table:formula="of:=IF(ISBLANK([$Ratings.O8]); 0; [$Ratings.O8]-[$Ratings.$V8])" office:value-type="float" office:value="0.333333333333333" calcext:value-type="float">
            <text:p>0.3333333333</text:p>
          </table:table-cell>
          <table:table-cell table:formula="of:=IF(ISBLANK([$Ratings.P8]); 0; [$Ratings.P8]-[$Ratings.$V8])" office:value-type="float" office:value="0" calcext:value-type="float">
            <text:p>0</text:p>
          </table:table-cell>
          <table:table-cell table:formula="of:=IF(ISBLANK([$Ratings.Q8]); 0; [$Ratings.Q8]-[$Ratings.$V8])" office:value-type="float" office:value="-1.66666666666667" calcext:value-type="float">
            <text:p>-1.6666666667</text:p>
          </table:table-cell>
          <table:table-cell table:formula="of:=IF(ISBLANK([$Ratings.R8]); 0; [$Ratings.R8]-[$Ratings.$V8])" office:value-type="float" office:value="0" calcext:value-type="float">
            <text:p>0</text:p>
          </table:table-cell>
          <table:table-cell table:formula="of:=IF(ISBLANK([$Ratings.S8]); 0; [$Ratings.S8]-[$Ratings.$V8])" office:value-type="float" office:value="0" calcext:value-type="float">
            <text:p>0</text:p>
          </table:table-cell>
          <table:table-cell table:formula="of:=IF(ISBLANK([$Ratings.T8]); 0; [$Ratings.T8]-[$Ratings.$V8])" office:value-type="float" office:value="2.33333333333333" calcext:value-type="float">
            <text:p>2.3333333333</text:p>
          </table:table-cell>
          <table:table-cell table:formula="of:=IF(ISBLANK([$Ratings.U8]); 0; [$Ratings.U8]-[$Ratings.$V8])" office:value-type="float" office:value="-0.666666666666667" calcext:value-type="float">
            <text:p>-0.6666666667</text:p>
          </table:table-cell>
          <table:table-cell table:number-columns-repeated="1003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IF(ISBLANK([$Ratings.B9]); 0; [$Ratings.B9]-[$Ratings.$V9])" office:value-type="float" office:value="-0.666666666666667" calcext:value-type="float">
            <text:p>-0.6666666667</text:p>
          </table:table-cell>
          <table:table-cell table:formula="of:=IF(ISBLANK([$Ratings.C9]); 0; [$Ratings.C9]-[$Ratings.$V9])" office:value-type="float" office:value="0" calcext:value-type="float">
            <text:p>0</text:p>
          </table:table-cell>
          <table:table-cell table:formula="of:=IF(ISBLANK([$Ratings.D9]); 0; [$Ratings.D9]-[$Ratings.$V9])" office:value-type="float" office:value="0" calcext:value-type="float">
            <text:p>0</text:p>
          </table:table-cell>
          <table:table-cell table:formula="of:=IF(ISBLANK([$Ratings.E9]); 0; [$Ratings.E9]-[$Ratings.$V9])" office:value-type="float" office:value="0" calcext:value-type="float">
            <text:p>0</text:p>
          </table:table-cell>
          <table:table-cell table:formula="of:=IF(ISBLANK([$Ratings.F9]); 0; [$Ratings.F9]-[$Ratings.$V9])" office:value-type="float" office:value="0.333333333333333" calcext:value-type="float">
            <text:p>0.3333333333</text:p>
          </table:table-cell>
          <table:table-cell table:formula="of:=IF(ISBLANK([$Ratings.G9]); 0; [$Ratings.G9]-[$Ratings.$V9])" office:value-type="float" office:value="-0.666666666666667" calcext:value-type="float">
            <text:p>-0.6666666667</text:p>
          </table:table-cell>
          <table:table-cell table:formula="of:=IF(ISBLANK([$Ratings.H9]); 0; [$Ratings.H9]-[$Ratings.$V9])" office:value-type="float" office:value="1.33333333333333" calcext:value-type="float">
            <text:p>1.3333333333</text:p>
          </table:table-cell>
          <table:table-cell table:formula="of:=IF(ISBLANK([$Ratings.I9]); 0; [$Ratings.I9]-[$Ratings.$V9])" office:value-type="float" office:value="0" calcext:value-type="float">
            <text:p>0</text:p>
          </table:table-cell>
          <table:table-cell table:formula="of:=IF(ISBLANK([$Ratings.J9]); 0; [$Ratings.J9]-[$Ratings.$V9])" office:value-type="float" office:value="0.333333333333333" calcext:value-type="float">
            <text:p>0.3333333333</text:p>
          </table:table-cell>
          <table:table-cell table:formula="of:=IF(ISBLANK([$Ratings.K9]); 0; [$Ratings.K9]-[$Ratings.$V9])" office:value-type="float" office:value="0" calcext:value-type="float">
            <text:p>0</text:p>
          </table:table-cell>
          <table:table-cell table:formula="of:=IF(ISBLANK([$Ratings.L9]); 0; [$Ratings.L9]-[$Ratings.$V9])" office:value-type="float" office:value="0" calcext:value-type="float">
            <text:p>0</text:p>
          </table:table-cell>
          <table:table-cell table:formula="of:=IF(ISBLANK([$Ratings.M9]); 0; [$Ratings.M9]-[$Ratings.$V9])" office:value-type="float" office:value="-0.666666666666667" calcext:value-type="float">
            <text:p>-0.6666666667</text:p>
          </table:table-cell>
          <table:table-cell table:formula="of:=IF(ISBLANK([$Ratings.N9]); 0; [$Ratings.N9]-[$Ratings.$V9])" office:value-type="float" office:value="-1.66666666666667" calcext:value-type="float">
            <text:p>-1.6666666667</text:p>
          </table:table-cell>
          <table:table-cell table:formula="of:=IF(ISBLANK([$Ratings.O9]); 0; [$Ratings.O9]-[$Ratings.$V9])" office:value-type="float" office:value="-0.666666666666667" calcext:value-type="float">
            <text:p>-0.6666666667</text:p>
          </table:table-cell>
          <table:table-cell table:formula="of:=IF(ISBLANK([$Ratings.P9]); 0; [$Ratings.P9]-[$Ratings.$V9])" office:value-type="float" office:value="1.33333333333333" calcext:value-type="float">
            <text:p>1.3333333333</text:p>
          </table:table-cell>
          <table:table-cell table:formula="of:=IF(ISBLANK([$Ratings.Q9]); 0; [$Ratings.Q9]-[$Ratings.$V9])" office:value-type="float" office:value="0" calcext:value-type="float">
            <text:p>0</text:p>
          </table:table-cell>
          <table:table-cell table:formula="of:=IF(ISBLANK([$Ratings.R9]); 0; [$Ratings.R9]-[$Ratings.$V9])" office:value-type="float" office:value="-1.66666666666667" calcext:value-type="float">
            <text:p>-1.6666666667</text:p>
          </table:table-cell>
          <table:table-cell table:formula="of:=IF(ISBLANK([$Ratings.S9]); 0; [$Ratings.S9]-[$Ratings.$V9])" office:value-type="float" office:value="0.333333333333333" calcext:value-type="float">
            <text:p>0.3333333333</text:p>
          </table:table-cell>
          <table:table-cell table:formula="of:=IF(ISBLANK([$Ratings.T9]); 0; [$Ratings.T9]-[$Ratings.$V9])" office:value-type="float" office:value="2.33333333333333" calcext:value-type="float">
            <text:p>2.3333333333</text:p>
          </table:table-cell>
          <table:table-cell table:formula="of:=IF(ISBLANK([$Ratings.U9]); 0; [$Ratings.U9]-[$Ratings.$V9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formula="of:=IF(ISBLANK([$Ratings.B10]); 0; [$Ratings.B10]-[$Ratings.$V10])" office:value-type="float" office:value="0.833333333333333" calcext:value-type="float">
            <text:p>0.8333333333</text:p>
          </table:table-cell>
          <table:table-cell table:formula="of:=IF(ISBLANK([$Ratings.C10]); 0; [$Ratings.C10]-[$Ratings.$V10])" office:value-type="float" office:value="-2.16666666666667" calcext:value-type="float">
            <text:p>-2.1666666667</text:p>
          </table:table-cell>
          <table:table-cell table:formula="of:=IF(ISBLANK([$Ratings.D10]); 0; [$Ratings.D10]-[$Ratings.$V10])" office:value-type="float" office:value="0" calcext:value-type="float">
            <text:p>0</text:p>
          </table:table-cell>
          <table:table-cell table:formula="of:=IF(ISBLANK([$Ratings.E10]); 0; [$Ratings.E10]-[$Ratings.$V10])" office:value-type="float" office:value="0.833333333333333" calcext:value-type="float">
            <text:p>0.8333333333</text:p>
          </table:table-cell>
          <table:table-cell table:formula="of:=IF(ISBLANK([$Ratings.F10]); 0; [$Ratings.F10]-[$Ratings.$V10])" office:value-type="float" office:value="-1.16666666666667" calcext:value-type="float">
            <text:p>-1.1666666667</text:p>
          </table:table-cell>
          <table:table-cell table:formula="of:=IF(ISBLANK([$Ratings.G10]); 0; [$Ratings.G10]-[$Ratings.$V10])" office:value-type="float" office:value="0.833333333333333" calcext:value-type="float">
            <text:p>0.8333333333</text:p>
          </table:table-cell>
          <table:table-cell table:formula="of:=IF(ISBLANK([$Ratings.H10]); 0; [$Ratings.H10]-[$Ratings.$V10])" office:value-type="float" office:value="1.83333333333333" calcext:value-type="float">
            <text:p>1.8333333333</text:p>
          </table:table-cell>
          <table:table-cell table:formula="of:=IF(ISBLANK([$Ratings.I10]); 0; [$Ratings.I10]-[$Ratings.$V10])" office:value-type="float" office:value="0.833333333333333" calcext:value-type="float">
            <text:p>0.8333333333</text:p>
          </table:table-cell>
          <table:table-cell table:formula="of:=IF(ISBLANK([$Ratings.J10]); 0; [$Ratings.J10]-[$Ratings.$V10])" office:value-type="float" office:value="0" calcext:value-type="float">
            <text:p>0</text:p>
          </table:table-cell>
          <table:table-cell table:formula="of:=IF(ISBLANK([$Ratings.K10]); 0; [$Ratings.K10]-[$Ratings.$V10])" office:value-type="float" office:value="-2.16666666666667" calcext:value-type="float">
            <text:p>-2.1666666667</text:p>
          </table:table-cell>
          <table:table-cell table:formula="of:=IF(ISBLANK([$Ratings.L10]); 0; [$Ratings.L10]-[$Ratings.$V10])" office:value-type="float" office:value="-1.16666666666667" calcext:value-type="float">
            <text:p>-1.1666666667</text:p>
          </table:table-cell>
          <table:table-cell table:formula="of:=IF(ISBLANK([$Ratings.M10]); 0; [$Ratings.M10]-[$Ratings.$V10])" office:value-type="float" office:value="0" calcext:value-type="float">
            <text:p>0</text:p>
          </table:table-cell>
          <table:table-cell table:formula="of:=IF(ISBLANK([$Ratings.N10]); 0; [$Ratings.N10]-[$Ratings.$V10])" office:value-type="float" office:value="-2.16666666666667" calcext:value-type="float">
            <text:p>-2.1666666667</text:p>
          </table:table-cell>
          <table:table-cell table:formula="of:=IF(ISBLANK([$Ratings.O10]); 0; [$Ratings.O10]-[$Ratings.$V10])" office:value-type="float" office:value="0" calcext:value-type="float">
            <text:p>0</text:p>
          </table:table-cell>
          <table:table-cell table:formula="of:=IF(ISBLANK([$Ratings.P10]); 0; [$Ratings.P10]-[$Ratings.$V10])" office:value-type="float" office:value="1.83333333333333" calcext:value-type="float">
            <text:p>1.8333333333</text:p>
          </table:table-cell>
          <table:table-cell table:formula="of:=IF(ISBLANK([$Ratings.Q10]); 0; [$Ratings.Q10]-[$Ratings.$V10])" office:value-type="float" office:value="0" calcext:value-type="float">
            <text:p>0</text:p>
          </table:table-cell>
          <table:table-cell table:formula="of:=IF(ISBLANK([$Ratings.R10]); 0; [$Ratings.R10]-[$Ratings.$V10])" office:value-type="float" office:value="0" calcext:value-type="float">
            <text:p>0</text:p>
          </table:table-cell>
          <table:table-cell table:formula="of:=IF(ISBLANK([$Ratings.S10]); 0; [$Ratings.S10]-[$Ratings.$V10])" office:value-type="float" office:value="0" calcext:value-type="float">
            <text:p>0</text:p>
          </table:table-cell>
          <table:table-cell table:formula="of:=IF(ISBLANK([$Ratings.T10]); 0; [$Ratings.T10]-[$Ratings.$V10])" office:value-type="float" office:value="0" calcext:value-type="float">
            <text:p>0</text:p>
          </table:table-cell>
          <table:table-cell table:formula="of:=IF(ISBLANK([$Ratings.U10]); 0; [$Ratings.U10]-[$Ratings.$V10])" office:value-type="float" office:value="1.83333333333333" calcext:value-type="float">
            <text:p>1.8333333333</text:p>
          </table:table-cell>
          <table:table-cell table:number-columns-repeated="1003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ISBLANK([$Ratings.B11]); 0; [$Ratings.B11]-[$Ratings.$V11])" office:value-type="float" office:value="0.818181818181818" calcext:value-type="float">
            <text:p>0.8181818182</text:p>
          </table:table-cell>
          <table:table-cell table:formula="of:=IF(ISBLANK([$Ratings.C11]); 0; [$Ratings.C11]-[$Ratings.$V11])" office:value-type="float" office:value="-1.18181818181818" calcext:value-type="float">
            <text:p>-1.1818181818</text:p>
          </table:table-cell>
          <table:table-cell table:formula="of:=IF(ISBLANK([$Ratings.D11]); 0; [$Ratings.D11]-[$Ratings.$V11])" office:value-type="float" office:value="0" calcext:value-type="float">
            <text:p>0</text:p>
          </table:table-cell>
          <table:table-cell table:formula="of:=IF(ISBLANK([$Ratings.E11]); 0; [$Ratings.E11]-[$Ratings.$V11])" office:value-type="float" office:value="1.81818181818182" calcext:value-type="float">
            <text:p>1.8181818182</text:p>
          </table:table-cell>
          <table:table-cell table:formula="of:=IF(ISBLANK([$Ratings.F11]); 0; [$Ratings.F11]-[$Ratings.$V11])" office:value-type="float" office:value="-0.181818181818182" calcext:value-type="float">
            <text:p>-0.1818181818</text:p>
          </table:table-cell>
          <table:table-cell table:formula="of:=IF(ISBLANK([$Ratings.G11]); 0; [$Ratings.G11]-[$Ratings.$V11])" office:value-type="float" office:value="0" calcext:value-type="float">
            <text:p>0</text:p>
          </table:table-cell>
          <table:table-cell table:formula="of:=IF(ISBLANK([$Ratings.H11]); 0; [$Ratings.H11]-[$Ratings.$V11])" office:value-type="float" office:value="0.818181818181818" calcext:value-type="float">
            <text:p>0.8181818182</text:p>
          </table:table-cell>
          <table:table-cell table:formula="of:=IF(ISBLANK([$Ratings.I11]); 0; [$Ratings.I11]-[$Ratings.$V11])" office:value-type="float" office:value="-0.181818181818182" calcext:value-type="float">
            <text:p>-0.1818181818</text:p>
          </table:table-cell>
          <table:table-cell table:formula="of:=IF(ISBLANK([$Ratings.J11]); 0; [$Ratings.J11]-[$Ratings.$V11])" office:value-type="float" office:value="0.818181818181818" calcext:value-type="float">
            <text:p>0.8181818182</text:p>
          </table:table-cell>
          <table:table-cell table:formula="of:=IF(ISBLANK([$Ratings.K11]); 0; [$Ratings.K11]-[$Ratings.$V11])" office:value-type="float" office:value="0" calcext:value-type="float">
            <text:p>0</text:p>
          </table:table-cell>
          <table:table-cell table:formula="of:=IF(ISBLANK([$Ratings.L11]); 0; [$Ratings.L11]-[$Ratings.$V11])" office:value-type="float" office:value="0" calcext:value-type="float">
            <text:p>0</text:p>
          </table:table-cell>
          <table:table-cell table:formula="of:=IF(ISBLANK([$Ratings.M11]); 0; [$Ratings.M11]-[$Ratings.$V11])" office:value-type="float" office:value="0" calcext:value-type="float">
            <text:p>0</text:p>
          </table:table-cell>
          <table:table-cell table:formula="of:=IF(ISBLANK([$Ratings.N11]); 0; [$Ratings.N11]-[$Ratings.$V11])" office:value-type="float" office:value="-1.18181818181818" calcext:value-type="float">
            <text:p>-1.1818181818</text:p>
          </table:table-cell>
          <table:table-cell table:formula="of:=IF(ISBLANK([$Ratings.O11]); 0; [$Ratings.O11]-[$Ratings.$V11])" office:value-type="float" office:value="0" calcext:value-type="float">
            <text:p>0</text:p>
          </table:table-cell>
          <table:table-cell table:formula="of:=IF(ISBLANK([$Ratings.P11]); 0; [$Ratings.P11]-[$Ratings.$V11])" office:value-type="float" office:value="0" calcext:value-type="float">
            <text:p>0</text:p>
          </table:table-cell>
          <table:table-cell table:formula="of:=IF(ISBLANK([$Ratings.Q11]); 0; [$Ratings.Q11]-[$Ratings.$V11])" office:value-type="float" office:value="-1.18181818181818" calcext:value-type="float">
            <text:p>-1.1818181818</text:p>
          </table:table-cell>
          <table:table-cell table:formula="of:=IF(ISBLANK([$Ratings.R11]); 0; [$Ratings.R11]-[$Ratings.$V11])" office:value-type="float" office:value="1.81818181818182" calcext:value-type="float">
            <text:p>1.8181818182</text:p>
          </table:table-cell>
          <table:table-cell table:formula="of:=IF(ISBLANK([$Ratings.S11]); 0; [$Ratings.S11]-[$Ratings.$V11])" office:value-type="float" office:value="-2.18181818181818" calcext:value-type="float">
            <text:p>-2.1818181818</text:p>
          </table:table-cell>
          <table:table-cell table:formula="of:=IF(ISBLANK([$Ratings.T11]); 0; [$Ratings.T11]-[$Ratings.$V11])" office:value-type="float" office:value="0" calcext:value-type="float">
            <text:p>0</text:p>
          </table:table-cell>
          <table:table-cell table:formula="of:=IF(ISBLANK([$Ratings.U11]); 0; [$Ratings.U11]-[$Ratings.$V11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formula="of:=IF(ISBLANK([$Ratings.B12]); 0; [$Ratings.B12]-[$Ratings.$V12])" office:value-type="float" office:value="2.18181818181818" calcext:value-type="float">
            <text:p>2.1818181818</text:p>
          </table:table-cell>
          <table:table-cell table:formula="of:=IF(ISBLANK([$Ratings.C12]); 0; [$Ratings.C12]-[$Ratings.$V12])" office:value-type="float" office:value="-1.81818181818182" calcext:value-type="float">
            <text:p>-1.8181818182</text:p>
          </table:table-cell>
          <table:table-cell table:formula="of:=IF(ISBLANK([$Ratings.D12]); 0; [$Ratings.D12]-[$Ratings.$V12])" office:value-type="float" office:value="2.18181818181818" calcext:value-type="float">
            <text:p>2.1818181818</text:p>
          </table:table-cell>
          <table:table-cell table:formula="of:=IF(ISBLANK([$Ratings.E12]); 0; [$Ratings.E12]-[$Ratings.$V12])" office:value-type="float" office:value="0" calcext:value-type="float">
            <text:p>0</text:p>
          </table:table-cell>
          <table:table-cell table:formula="of:=IF(ISBLANK([$Ratings.F12]); 0; [$Ratings.F12]-[$Ratings.$V12])" office:value-type="float" office:value="0" calcext:value-type="float">
            <text:p>0</text:p>
          </table:table-cell>
          <table:table-cell table:formula="of:=IF(ISBLANK([$Ratings.G12]); 0; [$Ratings.G12]-[$Ratings.$V12])" office:value-type="float" office:value="2.18181818181818" calcext:value-type="float">
            <text:p>2.1818181818</text:p>
          </table:table-cell>
          <table:table-cell table:formula="of:=IF(ISBLANK([$Ratings.H12]); 0; [$Ratings.H12]-[$Ratings.$V12])" office:value-type="float" office:value="-0.818181818181818" calcext:value-type="float">
            <text:p>-0.8181818182</text:p>
          </table:table-cell>
          <table:table-cell table:formula="of:=IF(ISBLANK([$Ratings.I12]); 0; [$Ratings.I12]-[$Ratings.$V12])" office:value-type="float" office:value="0" calcext:value-type="float">
            <text:p>0</text:p>
          </table:table-cell>
          <table:table-cell table:formula="of:=IF(ISBLANK([$Ratings.J12]); 0; [$Ratings.J12]-[$Ratings.$V12])" office:value-type="float" office:value="0" calcext:value-type="float">
            <text:p>0</text:p>
          </table:table-cell>
          <table:table-cell table:formula="of:=IF(ISBLANK([$Ratings.K12]); 0; [$Ratings.K12]-[$Ratings.$V12])" office:value-type="float" office:value="0" calcext:value-type="float">
            <text:p>0</text:p>
          </table:table-cell>
          <table:table-cell table:formula="of:=IF(ISBLANK([$Ratings.L12]); 0; [$Ratings.L12]-[$Ratings.$V12])" office:value-type="float" office:value="0" calcext:value-type="float">
            <text:p>0</text:p>
          </table:table-cell>
          <table:table-cell table:formula="of:=IF(ISBLANK([$Ratings.M12]); 0; [$Ratings.M12]-[$Ratings.$V12])" office:value-type="float" office:value="0.181818181818182" calcext:value-type="float">
            <text:p>0.1818181818</text:p>
          </table:table-cell>
          <table:table-cell table:formula="of:=IF(ISBLANK([$Ratings.N12]); 0; [$Ratings.N12]-[$Ratings.$V12])" office:value-type="float" office:value="-0.818181818181818" calcext:value-type="float">
            <text:p>-0.8181818182</text:p>
          </table:table-cell>
          <table:table-cell table:formula="of:=IF(ISBLANK([$Ratings.O12]); 0; [$Ratings.O12]-[$Ratings.$V12])" office:value-type="float" office:value="0" calcext:value-type="float">
            <text:p>0</text:p>
          </table:table-cell>
          <table:table-cell table:formula="of:=IF(ISBLANK([$Ratings.P12]); 0; [$Ratings.P12]-[$Ratings.$V12])" office:value-type="float" office:value="0" calcext:value-type="float">
            <text:p>0</text:p>
          </table:table-cell>
          <table:table-cell table:formula="of:=IF(ISBLANK([$Ratings.Q12]); 0; [$Ratings.Q12]-[$Ratings.$V12])" office:value-type="float" office:value="-1.81818181818182" calcext:value-type="float">
            <text:p>-1.8181818182</text:p>
          </table:table-cell>
          <table:table-cell table:formula="of:=IF(ISBLANK([$Ratings.R12]); 0; [$Ratings.R12]-[$Ratings.$V12])" office:value-type="float" office:value="0" calcext:value-type="float">
            <text:p>0</text:p>
          </table:table-cell>
          <table:table-cell table:formula="of:=IF(ISBLANK([$Ratings.S12]); 0; [$Ratings.S12]-[$Ratings.$V12])" office:value-type="float" office:value="-0.818181818181818" calcext:value-type="float">
            <text:p>-0.8181818182</text:p>
          </table:table-cell>
          <table:table-cell table:formula="of:=IF(ISBLANK([$Ratings.T12]); 0; [$Ratings.T12]-[$Ratings.$V12])" office:value-type="float" office:value="-1.81818181818182" calcext:value-type="float">
            <text:p>-1.8181818182</text:p>
          </table:table-cell>
          <table:table-cell table:formula="of:=IF(ISBLANK([$Ratings.U12]); 0; [$Ratings.U12]-[$Ratings.$V12])" office:value-type="float" office:value="1.18181818181818" calcext:value-type="float">
            <text:p>1.1818181818</text:p>
          </table:table-cell>
          <table:table-cell table:number-columns-repeated="100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ISBLANK([$Ratings.B13]); 0; [$Ratings.B13]-[$Ratings.$V13])" office:value-type="float" office:value="-0.8" calcext:value-type="float">
            <text:p>-0.8</text:p>
          </table:table-cell>
          <table:table-cell table:formula="of:=IF(ISBLANK([$Ratings.C13]); 0; [$Ratings.C13]-[$Ratings.$V13])" office:value-type="float" office:value="2.2" calcext:value-type="float">
            <text:p>2.2</text:p>
          </table:table-cell>
          <table:table-cell table:formula="of:=IF(ISBLANK([$Ratings.D13]); 0; [$Ratings.D13]-[$Ratings.$V13])" office:value-type="float" office:value="-0.8" calcext:value-type="float">
            <text:p>-0.8</text:p>
          </table:table-cell>
          <table:table-cell table:formula="of:=IF(ISBLANK([$Ratings.E13]); 0; [$Ratings.E13]-[$Ratings.$V13])" office:value-type="float" office:value="0" calcext:value-type="float">
            <text:p>0</text:p>
          </table:table-cell>
          <table:table-cell table:formula="of:=IF(ISBLANK([$Ratings.F13]); 0; [$Ratings.F13]-[$Ratings.$V13])" office:value-type="float" office:value="0" calcext:value-type="float">
            <text:p>0</text:p>
          </table:table-cell>
          <table:table-cell table:formula="of:=IF(ISBLANK([$Ratings.G13]); 0; [$Ratings.G13]-[$Ratings.$V13])" office:value-type="float" office:value="0" calcext:value-type="float">
            <text:p>0</text:p>
          </table:table-cell>
          <table:table-cell table:formula="of:=IF(ISBLANK([$Ratings.H13]); 0; [$Ratings.H13]-[$Ratings.$V13])" office:value-type="float" office:value="0.2" calcext:value-type="float">
            <text:p>0.2</text:p>
          </table:table-cell>
          <table:table-cell table:formula="of:=IF(ISBLANK([$Ratings.I13]); 0; [$Ratings.I13]-[$Ratings.$V13])" office:value-type="float" office:value="0" calcext:value-type="float">
            <text:p>0</text:p>
          </table:table-cell>
          <table:table-cell table:formula="of:=IF(ISBLANK([$Ratings.J13]); 0; [$Ratings.J13]-[$Ratings.$V13])" office:value-type="float" office:value="-1.8" calcext:value-type="float">
            <text:p>-1.8</text:p>
          </table:table-cell>
          <table:table-cell table:formula="of:=IF(ISBLANK([$Ratings.K13]); 0; [$Ratings.K13]-[$Ratings.$V13])" office:value-type="float" office:value="0" calcext:value-type="float">
            <text:p>0</text:p>
          </table:table-cell>
          <table:table-cell table:formula="of:=IF(ISBLANK([$Ratings.L13]); 0; [$Ratings.L13]-[$Ratings.$V13])" office:value-type="float" office:value="0.2" calcext:value-type="float">
            <text:p>0.2</text:p>
          </table:table-cell>
          <table:table-cell table:formula="of:=IF(ISBLANK([$Ratings.M13]); 0; [$Ratings.M13]-[$Ratings.$V13])" office:value-type="float" office:value="0" calcext:value-type="float">
            <text:p>0</text:p>
          </table:table-cell>
          <table:table-cell table:formula="of:=IF(ISBLANK([$Ratings.N13]); 0; [$Ratings.N13]-[$Ratings.$V13])" office:value-type="float" office:value="0.2" calcext:value-type="float">
            <text:p>0.2</text:p>
          </table:table-cell>
          <table:table-cell table:formula="of:=IF(ISBLANK([$Ratings.O13]); 0; [$Ratings.O13]-[$Ratings.$V13])" office:value-type="float" office:value="0" calcext:value-type="float">
            <text:p>0</text:p>
          </table:table-cell>
          <table:table-cell table:formula="of:=IF(ISBLANK([$Ratings.P13]); 0; [$Ratings.P13]-[$Ratings.$V13])" office:value-type="float" office:value="-0.8" calcext:value-type="float">
            <text:p>-0.8</text:p>
          </table:table-cell>
          <table:table-cell table:formula="of:=IF(ISBLANK([$Ratings.Q13]); 0; [$Ratings.Q13]-[$Ratings.$V13])" office:value-type="float" office:value="2.2" calcext:value-type="float">
            <text:p>2.2</text:p>
          </table:table-cell>
          <table:table-cell table:formula="of:=IF(ISBLANK([$Ratings.R13]); 0; [$Ratings.R13]-[$Ratings.$V13])" office:value-type="float" office:value="0" calcext:value-type="float">
            <text:p>0</text:p>
          </table:table-cell>
          <table:table-cell table:formula="of:=IF(ISBLANK([$Ratings.S13]); 0; [$Ratings.S13]-[$Ratings.$V13])" office:value-type="float" office:value="0" calcext:value-type="float">
            <text:p>0</text:p>
          </table:table-cell>
          <table:table-cell table:formula="of:=IF(ISBLANK([$Ratings.T13]); 0; [$Ratings.T13]-[$Ratings.$V13])" office:value-type="float" office:value="0" calcext:value-type="float">
            <text:p>0</text:p>
          </table:table-cell>
          <table:table-cell table:formula="of:=IF(ISBLANK([$Ratings.U13]); 0; [$Ratings.U13]-[$Ratings.$V13])" office:value-type="float" office:value="-0.8" calcext:value-type="float">
            <text:p>-0.8</text:p>
          </table:table-cell>
          <table:table-cell table:number-columns-repeated="100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IF(ISBLANK([$Ratings.B14]); 0; [$Ratings.B14]-[$Ratings.$V14])" office:value-type="float" office:value="0.222222222222222" calcext:value-type="float">
            <text:p>0.2222222222</text:p>
          </table:table-cell>
          <table:table-cell table:formula="of:=IF(ISBLANK([$Ratings.C14]); 0; [$Ratings.C14]-[$Ratings.$V14])" office:value-type="float" office:value="0" calcext:value-type="float">
            <text:p>0</text:p>
          </table:table-cell>
          <table:table-cell table:formula="of:=IF(ISBLANK([$Ratings.D14]); 0; [$Ratings.D14]-[$Ratings.$V14])" office:value-type="float" office:value="0" calcext:value-type="float">
            <text:p>0</text:p>
          </table:table-cell>
          <table:table-cell table:formula="of:=IF(ISBLANK([$Ratings.E14]); 0; [$Ratings.E14]-[$Ratings.$V14])" office:value-type="float" office:value="1.22222222222222" calcext:value-type="float">
            <text:p>1.2222222222</text:p>
          </table:table-cell>
          <table:table-cell table:formula="of:=IF(ISBLANK([$Ratings.F14]); 0; [$Ratings.F14]-[$Ratings.$V14])" office:value-type="float" office:value="0.222222222222222" calcext:value-type="float">
            <text:p>0.2222222222</text:p>
          </table:table-cell>
          <table:table-cell table:formula="of:=IF(ISBLANK([$Ratings.G14]); 0; [$Ratings.G14]-[$Ratings.$V14])" office:value-type="float" office:value="0" calcext:value-type="float">
            <text:p>0</text:p>
          </table:table-cell>
          <table:table-cell table:formula="of:=IF(ISBLANK([$Ratings.H14]); 0; [$Ratings.H14]-[$Ratings.$V14])" office:value-type="float" office:value="-1.77777777777778" calcext:value-type="float">
            <text:p>-1.7777777778</text:p>
          </table:table-cell>
          <table:table-cell table:formula="of:=IF(ISBLANK([$Ratings.I14]); 0; [$Ratings.I14]-[$Ratings.$V14])" office:value-type="float" office:value="1.22222222222222" calcext:value-type="float">
            <text:p>1.2222222222</text:p>
          </table:table-cell>
          <table:table-cell table:formula="of:=IF(ISBLANK([$Ratings.J14]); 0; [$Ratings.J14]-[$Ratings.$V14])" office:value-type="float" office:value="0" calcext:value-type="float">
            <text:p>0</text:p>
          </table:table-cell>
          <table:table-cell table:formula="of:=IF(ISBLANK([$Ratings.K14]); 0; [$Ratings.K14]-[$Ratings.$V14])" office:value-type="float" office:value="0" calcext:value-type="float">
            <text:p>0</text:p>
          </table:table-cell>
          <table:table-cell table:formula="of:=IF(ISBLANK([$Ratings.L14]); 0; [$Ratings.L14]-[$Ratings.$V14])" office:value-type="float" office:value="0" calcext:value-type="float">
            <text:p>0</text:p>
          </table:table-cell>
          <table:table-cell table:formula="of:=IF(ISBLANK([$Ratings.M14]); 0; [$Ratings.M14]-[$Ratings.$V14])" office:value-type="float" office:value="-1.77777777777778" calcext:value-type="float">
            <text:p>-1.7777777778</text:p>
          </table:table-cell>
          <table:table-cell table:formula="of:=IF(ISBLANK([$Ratings.N14]); 0; [$Ratings.N14]-[$Ratings.$V14])" office:value-type="float" office:value="0.222222222222222" calcext:value-type="float">
            <text:p>0.2222222222</text:p>
          </table:table-cell>
          <table:table-cell table:formula="of:=IF(ISBLANK([$Ratings.O14]); 0; [$Ratings.O14]-[$Ratings.$V14])" office:value-type="float" office:value="0" calcext:value-type="float">
            <text:p>0</text:p>
          </table:table-cell>
          <table:table-cell table:formula="of:=IF(ISBLANK([$Ratings.P14]); 0; [$Ratings.P14]-[$Ratings.$V14])" office:value-type="float" office:value="-0.777777777777778" calcext:value-type="float">
            <text:p>-0.7777777778</text:p>
          </table:table-cell>
          <table:table-cell table:formula="of:=IF(ISBLANK([$Ratings.Q14]); 0; [$Ratings.Q14]-[$Ratings.$V14])" office:value-type="float" office:value="0" calcext:value-type="float">
            <text:p>0</text:p>
          </table:table-cell>
          <table:table-cell table:formula="of:=IF(ISBLANK([$Ratings.R14]); 0; [$Ratings.R14]-[$Ratings.$V14])" office:value-type="float" office:value="0" calcext:value-type="float">
            <text:p>0</text:p>
          </table:table-cell>
          <table:table-cell table:formula="of:=IF(ISBLANK([$Ratings.S14]); 0; [$Ratings.S14]-[$Ratings.$V14])" office:value-type="float" office:value="0" calcext:value-type="float">
            <text:p>0</text:p>
          </table:table-cell>
          <table:table-cell table:formula="of:=IF(ISBLANK([$Ratings.T14]); 0; [$Ratings.T14]-[$Ratings.$V14])" office:value-type="float" office:value="1.22222222222222" calcext:value-type="float">
            <text:p>1.2222222222</text:p>
          </table:table-cell>
          <table:table-cell table:formula="of:=IF(ISBLANK([$Ratings.U14]); 0; [$Ratings.U14]-[$Ratings.$V14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IF(ISBLANK([$Ratings.B15]); 0; [$Ratings.B15]-[$Ratings.$V15])" office:value-type="float" office:value="0.363636363636364" calcext:value-type="float">
            <text:p>0.3636363636</text:p>
          </table:table-cell>
          <table:table-cell table:formula="of:=IF(ISBLANK([$Ratings.C15]); 0; [$Ratings.C15]-[$Ratings.$V15])" office:value-type="float" office:value="0" calcext:value-type="float">
            <text:p>0</text:p>
          </table:table-cell>
          <table:table-cell table:formula="of:=IF(ISBLANK([$Ratings.D15]); 0; [$Ratings.D15]-[$Ratings.$V15])" office:value-type="float" office:value="0.363636363636364" calcext:value-type="float">
            <text:p>0.3636363636</text:p>
          </table:table-cell>
          <table:table-cell table:formula="of:=IF(ISBLANK([$Ratings.E15]); 0; [$Ratings.E15]-[$Ratings.$V15])" office:value-type="float" office:value="0" calcext:value-type="float">
            <text:p>0</text:p>
          </table:table-cell>
          <table:table-cell table:formula="of:=IF(ISBLANK([$Ratings.F15]); 0; [$Ratings.F15]-[$Ratings.$V15])" office:value-type="float" office:value="-0.636363636363636" calcext:value-type="float">
            <text:p>-0.6363636364</text:p>
          </table:table-cell>
          <table:table-cell table:formula="of:=IF(ISBLANK([$Ratings.G15]); 0; [$Ratings.G15]-[$Ratings.$V15])" office:value-type="float" office:value="0" calcext:value-type="float">
            <text:p>0</text:p>
          </table:table-cell>
          <table:table-cell table:formula="of:=IF(ISBLANK([$Ratings.H15]); 0; [$Ratings.H15]-[$Ratings.$V15])" office:value-type="float" office:value="0.363636363636364" calcext:value-type="float">
            <text:p>0.3636363636</text:p>
          </table:table-cell>
          <table:table-cell table:formula="of:=IF(ISBLANK([$Ratings.I15]); 0; [$Ratings.I15]-[$Ratings.$V15])" office:value-type="float" office:value="0" calcext:value-type="float">
            <text:p>0</text:p>
          </table:table-cell>
          <table:table-cell table:formula="of:=IF(ISBLANK([$Ratings.J15]); 0; [$Ratings.J15]-[$Ratings.$V15])" office:value-type="float" office:value="0" calcext:value-type="float">
            <text:p>0</text:p>
          </table:table-cell>
          <table:table-cell table:formula="of:=IF(ISBLANK([$Ratings.K15]); 0; [$Ratings.K15]-[$Ratings.$V15])" office:value-type="float" office:value="1.36363636363636" calcext:value-type="float">
            <text:p>1.3636363636</text:p>
          </table:table-cell>
          <table:table-cell table:formula="of:=IF(ISBLANK([$Ratings.L15]); 0; [$Ratings.L15]-[$Ratings.$V15])" office:value-type="float" office:value="0" calcext:value-type="float">
            <text:p>0</text:p>
          </table:table-cell>
          <table:table-cell table:formula="of:=IF(ISBLANK([$Ratings.M15]); 0; [$Ratings.M15]-[$Ratings.$V15])" office:value-type="float" office:value="-1.63636363636364" calcext:value-type="float">
            <text:p>-1.6363636364</text:p>
          </table:table-cell>
          <table:table-cell table:formula="of:=IF(ISBLANK([$Ratings.N15]); 0; [$Ratings.N15]-[$Ratings.$V15])" office:value-type="float" office:value="-0.636363636363636" calcext:value-type="float">
            <text:p>-0.6363636364</text:p>
          </table:table-cell>
          <table:table-cell table:formula="of:=IF(ISBLANK([$Ratings.O15]); 0; [$Ratings.O15]-[$Ratings.$V15])" office:value-type="float" office:value="-0.636363636363636" calcext:value-type="float">
            <text:p>-0.6363636364</text:p>
          </table:table-cell>
          <table:table-cell table:formula="of:=IF(ISBLANK([$Ratings.P15]); 0; [$Ratings.P15]-[$Ratings.$V15])" office:value-type="float" office:value="0.363636363636364" calcext:value-type="float">
            <text:p>0.3636363636</text:p>
          </table:table-cell>
          <table:table-cell table:formula="of:=IF(ISBLANK([$Ratings.Q15]); 0; [$Ratings.Q15]-[$Ratings.$V15])" office:value-type="float" office:value="2.36363636363636" calcext:value-type="float">
            <text:p>2.3636363636</text:p>
          </table:table-cell>
          <table:table-cell table:formula="of:=IF(ISBLANK([$Ratings.R15]); 0; [$Ratings.R15]-[$Ratings.$V15])" office:value-type="float" office:value="-1.63636363636364" calcext:value-type="float">
            <text:p>-1.6363636364</text:p>
          </table:table-cell>
          <table:table-cell table:formula="of:=IF(ISBLANK([$Ratings.S15]); 0; [$Ratings.S15]-[$Ratings.$V15])" office:value-type="float" office:value="0" calcext:value-type="float">
            <text:p>0</text:p>
          </table:table-cell>
          <table:table-cell table:formula="of:=IF(ISBLANK([$Ratings.T15]); 0; [$Ratings.T15]-[$Ratings.$V15])" office:value-type="float" office:value="0" calcext:value-type="float">
            <text:p>0</text:p>
          </table:table-cell>
          <table:table-cell table:formula="of:=IF(ISBLANK([$Ratings.U15]); 0; [$Ratings.U15]-[$Ratings.$V15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formula="of:=IF(ISBLANK([$Ratings.B16]); 0; [$Ratings.B16]-[$Ratings.$V16])" office:value-type="float" office:value="-1.15384615384615" calcext:value-type="float">
            <text:p>-1.1538461538</text:p>
          </table:table-cell>
          <table:table-cell table:formula="of:=IF(ISBLANK([$Ratings.C16]); 0; [$Ratings.C16]-[$Ratings.$V16])" office:value-type="float" office:value="0.846153846153846" calcext:value-type="float">
            <text:p>0.8461538462</text:p>
          </table:table-cell>
          <table:table-cell table:formula="of:=IF(ISBLANK([$Ratings.D16]); 0; [$Ratings.D16]-[$Ratings.$V16])" office:value-type="float" office:value="0" calcext:value-type="float">
            <text:p>0</text:p>
          </table:table-cell>
          <table:table-cell table:formula="of:=IF(ISBLANK([$Ratings.E16]); 0; [$Ratings.E16]-[$Ratings.$V16])" office:value-type="float" office:value="0" calcext:value-type="float">
            <text:p>0</text:p>
          </table:table-cell>
          <table:table-cell table:formula="of:=IF(ISBLANK([$Ratings.F16]); 0; [$Ratings.F16]-[$Ratings.$V16])" office:value-type="float" office:value="1.84615384615385" calcext:value-type="float">
            <text:p>1.8461538462</text:p>
          </table:table-cell>
          <table:table-cell table:formula="of:=IF(ISBLANK([$Ratings.G16]); 0; [$Ratings.G16]-[$Ratings.$V16])" office:value-type="float" office:value="1.84615384615385" calcext:value-type="float">
            <text:p>1.8461538462</text:p>
          </table:table-cell>
          <table:table-cell table:formula="of:=IF(ISBLANK([$Ratings.H16]); 0; [$Ratings.H16]-[$Ratings.$V16])" office:value-type="float" office:value="0.846153846153846" calcext:value-type="float">
            <text:p>0.8461538462</text:p>
          </table:table-cell>
          <table:table-cell table:formula="of:=IF(ISBLANK([$Ratings.I16]); 0; [$Ratings.I16]-[$Ratings.$V16])" office:value-type="float" office:value="0" calcext:value-type="float">
            <text:p>0</text:p>
          </table:table-cell>
          <table:table-cell table:formula="of:=IF(ISBLANK([$Ratings.J16]); 0; [$Ratings.J16]-[$Ratings.$V16])" office:value-type="float" office:value="-0.153846153846154" calcext:value-type="float">
            <text:p>-0.1538461538</text:p>
          </table:table-cell>
          <table:table-cell table:formula="of:=IF(ISBLANK([$Ratings.K16]); 0; [$Ratings.K16]-[$Ratings.$V16])" office:value-type="float" office:value="1.84615384615385" calcext:value-type="float">
            <text:p>1.8461538462</text:p>
          </table:table-cell>
          <table:table-cell table:formula="of:=IF(ISBLANK([$Ratings.L16]); 0; [$Ratings.L16]-[$Ratings.$V16])" office:value-type="float" office:value="0" calcext:value-type="float">
            <text:p>0</text:p>
          </table:table-cell>
          <table:table-cell table:formula="of:=IF(ISBLANK([$Ratings.M16]); 0; [$Ratings.M16]-[$Ratings.$V16])" office:value-type="float" office:value="-2.15384615384615" calcext:value-type="float">
            <text:p>-2.1538461538</text:p>
          </table:table-cell>
          <table:table-cell table:formula="of:=IF(ISBLANK([$Ratings.N16]); 0; [$Ratings.N16]-[$Ratings.$V16])" office:value-type="float" office:value="-0.153846153846154" calcext:value-type="float">
            <text:p>-0.1538461538</text:p>
          </table:table-cell>
          <table:table-cell table:formula="of:=IF(ISBLANK([$Ratings.O16]); 0; [$Ratings.O16]-[$Ratings.$V16])" office:value-type="float" office:value="0" calcext:value-type="float">
            <text:p>0</text:p>
          </table:table-cell>
          <table:table-cell table:formula="of:=IF(ISBLANK([$Ratings.P16]); 0; [$Ratings.P16]-[$Ratings.$V16])" office:value-type="float" office:value="-1.15384615384615" calcext:value-type="float">
            <text:p>-1.1538461538</text:p>
          </table:table-cell>
          <table:table-cell table:formula="of:=IF(ISBLANK([$Ratings.Q16]); 0; [$Ratings.Q16]-[$Ratings.$V16])" office:value-type="float" office:value="0" calcext:value-type="float">
            <text:p>0</text:p>
          </table:table-cell>
          <table:table-cell table:formula="of:=IF(ISBLANK([$Ratings.R16]); 0; [$Ratings.R16]-[$Ratings.$V16])" office:value-type="float" office:value="-0.153846153846154" calcext:value-type="float">
            <text:p>-0.1538461538</text:p>
          </table:table-cell>
          <table:table-cell table:formula="of:=IF(ISBLANK([$Ratings.S16]); 0; [$Ratings.S16]-[$Ratings.$V16])" office:value-type="float" office:value="0" calcext:value-type="float">
            <text:p>0</text:p>
          </table:table-cell>
          <table:table-cell table:formula="of:=IF(ISBLANK([$Ratings.T16]); 0; [$Ratings.T16]-[$Ratings.$V16])" office:value-type="float" office:value="-0.153846153846154" calcext:value-type="float">
            <text:p>-0.1538461538</text:p>
          </table:table-cell>
          <table:table-cell table:formula="of:=IF(ISBLANK([$Ratings.U16]); 0; [$Ratings.U16]-[$Ratings.$V16])" office:value-type="float" office:value="-2.15384615384615" calcext:value-type="float">
            <text:p>-2.1538461538</text:p>
          </table:table-cell>
          <table:table-cell table:number-columns-repeated="1003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formula="of:=IF(ISBLANK([$Ratings.B17]); 0; [$Ratings.B17]-[$Ratings.$V17])" office:value-type="float" office:value="0" calcext:value-type="float">
            <text:p>0</text:p>
          </table:table-cell>
          <table:table-cell table:formula="of:=IF(ISBLANK([$Ratings.C17]); 0; [$Ratings.C17]-[$Ratings.$V17])" office:value-type="float" office:value="0" calcext:value-type="float">
            <text:p>0</text:p>
          </table:table-cell>
          <table:table-cell table:formula="of:=IF(ISBLANK([$Ratings.D17]); 0; [$Ratings.D17]-[$Ratings.$V17])" office:value-type="float" office:value="-1.58333333333333" calcext:value-type="float">
            <text:p>-1.5833333333</text:p>
          </table:table-cell>
          <table:table-cell table:formula="of:=IF(ISBLANK([$Ratings.E17]); 0; [$Ratings.E17]-[$Ratings.$V17])" office:value-type="float" office:value="0" calcext:value-type="float">
            <text:p>0</text:p>
          </table:table-cell>
          <table:table-cell table:formula="of:=IF(ISBLANK([$Ratings.F17]); 0; [$Ratings.F17]-[$Ratings.$V17])" office:value-type="float" office:value="0.416666666666667" calcext:value-type="float">
            <text:p>0.4166666667</text:p>
          </table:table-cell>
          <table:table-cell table:formula="of:=IF(ISBLANK([$Ratings.G17]); 0; [$Ratings.G17]-[$Ratings.$V17])" office:value-type="float" office:value="-0.583333333333334" calcext:value-type="float">
            <text:p>-0.5833333333</text:p>
          </table:table-cell>
          <table:table-cell table:formula="of:=IF(ISBLANK([$Ratings.H17]); 0; [$Ratings.H17]-[$Ratings.$V17])" office:value-type="float" office:value="0" calcext:value-type="float">
            <text:p>0</text:p>
          </table:table-cell>
          <table:table-cell table:formula="of:=IF(ISBLANK([$Ratings.I17]); 0; [$Ratings.I17]-[$Ratings.$V17])" office:value-type="float" office:value="-0.583333333333334" calcext:value-type="float">
            <text:p>-0.5833333333</text:p>
          </table:table-cell>
          <table:table-cell table:formula="of:=IF(ISBLANK([$Ratings.J17]); 0; [$Ratings.J17]-[$Ratings.$V17])" office:value-type="float" office:value="0" calcext:value-type="float">
            <text:p>0</text:p>
          </table:table-cell>
          <table:table-cell table:formula="of:=IF(ISBLANK([$Ratings.K17]); 0; [$Ratings.K17]-[$Ratings.$V17])" office:value-type="float" office:value="-1.58333333333333" calcext:value-type="float">
            <text:p>-1.5833333333</text:p>
          </table:table-cell>
          <table:table-cell table:formula="of:=IF(ISBLANK([$Ratings.L17]); 0; [$Ratings.L17]-[$Ratings.$V17])" office:value-type="float" office:value="2.41666666666667" calcext:value-type="float">
            <text:p>2.4166666667</text:p>
          </table:table-cell>
          <table:table-cell table:formula="of:=IF(ISBLANK([$Ratings.M17]); 0; [$Ratings.M17]-[$Ratings.$V17])" office:value-type="float" office:value="0" calcext:value-type="float">
            <text:p>0</text:p>
          </table:table-cell>
          <table:table-cell table:formula="of:=IF(ISBLANK([$Ratings.N17]); 0; [$Ratings.N17]-[$Ratings.$V17])" office:value-type="float" office:value="-0.583333333333334" calcext:value-type="float">
            <text:p>-0.5833333333</text:p>
          </table:table-cell>
          <table:table-cell table:formula="of:=IF(ISBLANK([$Ratings.O17]); 0; [$Ratings.O17]-[$Ratings.$V17])" office:value-type="float" office:value="0" calcext:value-type="float">
            <text:p>0</text:p>
          </table:table-cell>
          <table:table-cell table:formula="of:=IF(ISBLANK([$Ratings.P17]); 0; [$Ratings.P17]-[$Ratings.$V17])" office:value-type="float" office:value="0" calcext:value-type="float">
            <text:p>0</text:p>
          </table:table-cell>
          <table:table-cell table:formula="of:=IF(ISBLANK([$Ratings.Q17]); 0; [$Ratings.Q17]-[$Ratings.$V17])" office:value-type="float" office:value="-0.583333333333334" calcext:value-type="float">
            <text:p>-0.5833333333</text:p>
          </table:table-cell>
          <table:table-cell table:formula="of:=IF(ISBLANK([$Ratings.R17]); 0; [$Ratings.R17]-[$Ratings.$V17])" office:value-type="float" office:value="-0.583333333333334" calcext:value-type="float">
            <text:p>-0.5833333333</text:p>
          </table:table-cell>
          <table:table-cell table:formula="of:=IF(ISBLANK([$Ratings.S17]); 0; [$Ratings.S17]-[$Ratings.$V17])" office:value-type="float" office:value="1.41666666666667" calcext:value-type="float">
            <text:p>1.4166666667</text:p>
          </table:table-cell>
          <table:table-cell table:formula="of:=IF(ISBLANK([$Ratings.T17]); 0; [$Ratings.T17]-[$Ratings.$V17])" office:value-type="float" office:value="0.416666666666667" calcext:value-type="float">
            <text:p>0.4166666667</text:p>
          </table:table-cell>
          <table:table-cell table:formula="of:=IF(ISBLANK([$Ratings.U17]); 0; [$Ratings.U17]-[$Ratings.$V17])" office:value-type="float" office:value="1.41666666666667" calcext:value-type="float">
            <text:p>1.4166666667</text:p>
          </table:table-cell>
          <table:table-cell table:number-columns-repeated="1003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IF(ISBLANK([$Ratings.B18]); 0; [$Ratings.B18]-[$Ratings.$V18])" office:value-type="float" office:value="-0.666666666666667" calcext:value-type="float">
            <text:p>-0.6666666667</text:p>
          </table:table-cell>
          <table:table-cell table:formula="of:=IF(ISBLANK([$Ratings.C18]); 0; [$Ratings.C18]-[$Ratings.$V18])" office:value-type="float" office:value="0" calcext:value-type="float">
            <text:p>0</text:p>
          </table:table-cell>
          <table:table-cell table:formula="of:=IF(ISBLANK([$Ratings.D18]); 0; [$Ratings.D18]-[$Ratings.$V18])" office:value-type="float" office:value="0" calcext:value-type="float">
            <text:p>0</text:p>
          </table:table-cell>
          <table:table-cell table:formula="of:=IF(ISBLANK([$Ratings.E18]); 0; [$Ratings.E18]-[$Ratings.$V18])" office:value-type="float" office:value="0" calcext:value-type="float">
            <text:p>0</text:p>
          </table:table-cell>
          <table:table-cell table:formula="of:=IF(ISBLANK([$Ratings.F18]); 0; [$Ratings.F18]-[$Ratings.$V18])" office:value-type="float" office:value="0" calcext:value-type="float">
            <text:p>0</text:p>
          </table:table-cell>
          <table:table-cell table:formula="of:=IF(ISBLANK([$Ratings.G18]); 0; [$Ratings.G18]-[$Ratings.$V18])" office:value-type="float" office:value="0" calcext:value-type="float">
            <text:p>0</text:p>
          </table:table-cell>
          <table:table-cell table:formula="of:=IF(ISBLANK([$Ratings.H18]); 0; [$Ratings.H18]-[$Ratings.$V18])" office:value-type="float" office:value="0" calcext:value-type="float">
            <text:p>0</text:p>
          </table:table-cell>
          <table:table-cell table:formula="of:=IF(ISBLANK([$Ratings.I18]); 0; [$Ratings.I18]-[$Ratings.$V18])" office:value-type="float" office:value="0" calcext:value-type="float">
            <text:p>0</text:p>
          </table:table-cell>
          <table:table-cell table:formula="of:=IF(ISBLANK([$Ratings.J18]); 0; [$Ratings.J18]-[$Ratings.$V18])" office:value-type="float" office:value="-0.666666666666667" calcext:value-type="float">
            <text:p>-0.6666666667</text:p>
          </table:table-cell>
          <table:table-cell table:formula="of:=IF(ISBLANK([$Ratings.K18]); 0; [$Ratings.K18]-[$Ratings.$V18])" office:value-type="float" office:value="0" calcext:value-type="float">
            <text:p>0</text:p>
          </table:table-cell>
          <table:table-cell table:formula="of:=IF(ISBLANK([$Ratings.L18]); 0; [$Ratings.L18]-[$Ratings.$V18])" office:value-type="float" office:value="-0.666666666666667" calcext:value-type="float">
            <text:p>-0.6666666667</text:p>
          </table:table-cell>
          <table:table-cell table:formula="of:=IF(ISBLANK([$Ratings.M18]); 0; [$Ratings.M18]-[$Ratings.$V18])" office:value-type="float" office:value="0" calcext:value-type="float">
            <text:p>0</text:p>
          </table:table-cell>
          <table:table-cell table:formula="of:=IF(ISBLANK([$Ratings.N18]); 0; [$Ratings.N18]-[$Ratings.$V18])" office:value-type="float" office:value="0.333333333333333" calcext:value-type="float">
            <text:p>0.3333333333</text:p>
          </table:table-cell>
          <table:table-cell table:formula="of:=IF(ISBLANK([$Ratings.O18]); 0; [$Ratings.O18]-[$Ratings.$V18])" office:value-type="float" office:value="0" calcext:value-type="float">
            <text:p>0</text:p>
          </table:table-cell>
          <table:table-cell table:formula="of:=IF(ISBLANK([$Ratings.P18]); 0; [$Ratings.P18]-[$Ratings.$V18])" office:value-type="float" office:value="0.333333333333333" calcext:value-type="float">
            <text:p>0.3333333333</text:p>
          </table:table-cell>
          <table:table-cell table:formula="of:=IF(ISBLANK([$Ratings.Q18]); 0; [$Ratings.Q18]-[$Ratings.$V18])" office:value-type="float" office:value="1.33333333333333" calcext:value-type="float">
            <text:p>1.3333333333</text:p>
          </table:table-cell>
          <table:table-cell table:formula="of:=IF(ISBLANK([$Ratings.R18]); 0; [$Ratings.R18]-[$Ratings.$V18])" office:value-type="float" office:value="0" calcext:value-type="float">
            <text:p>0</text:p>
          </table:table-cell>
          <table:table-cell table:formula="of:=IF(ISBLANK([$Ratings.S18]); 0; [$Ratings.S18]-[$Ratings.$V18])" office:value-type="float" office:value="0" calcext:value-type="float">
            <text:p>0</text:p>
          </table:table-cell>
          <table:table-cell table:formula="of:=IF(ISBLANK([$Ratings.T18]); 0; [$Ratings.T18]-[$Ratings.$V18])" office:value-type="float" office:value="0" calcext:value-type="float">
            <text:p>0</text:p>
          </table:table-cell>
          <table:table-cell table:formula="of:=IF(ISBLANK([$Ratings.U18]); 0; [$Ratings.U18]-[$Ratings.$V18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IF(ISBLANK([$Ratings.B19]); 0; [$Ratings.B19]-[$Ratings.$V19])" office:value-type="float" office:value="0.923076923076923" calcext:value-type="float">
            <text:p>0.9230769231</text:p>
          </table:table-cell>
          <table:table-cell table:formula="of:=IF(ISBLANK([$Ratings.C19]); 0; [$Ratings.C19]-[$Ratings.$V19])" office:value-type="float" office:value="1.92307692307692" calcext:value-type="float">
            <text:p>1.9230769231</text:p>
          </table:table-cell>
          <table:table-cell table:formula="of:=IF(ISBLANK([$Ratings.D19]); 0; [$Ratings.D19]-[$Ratings.$V19])" office:value-type="float" office:value="-2.07692307692308" calcext:value-type="float">
            <text:p>-2.0769230769</text:p>
          </table:table-cell>
          <table:table-cell table:formula="of:=IF(ISBLANK([$Ratings.E19]); 0; [$Ratings.E19]-[$Ratings.$V19])" office:value-type="float" office:value="1.92307692307692" calcext:value-type="float">
            <text:p>1.9230769231</text:p>
          </table:table-cell>
          <table:table-cell table:formula="of:=IF(ISBLANK([$Ratings.F19]); 0; [$Ratings.F19]-[$Ratings.$V19])" office:value-type="float" office:value="-2.07692307692308" calcext:value-type="float">
            <text:p>-2.0769230769</text:p>
          </table:table-cell>
          <table:table-cell table:formula="of:=IF(ISBLANK([$Ratings.G19]); 0; [$Ratings.G19]-[$Ratings.$V19])" office:value-type="float" office:value="-2.07692307692308" calcext:value-type="float">
            <text:p>-2.0769230769</text:p>
          </table:table-cell>
          <table:table-cell table:formula="of:=IF(ISBLANK([$Ratings.H19]); 0; [$Ratings.H19]-[$Ratings.$V19])" office:value-type="float" office:value="0.923076923076923" calcext:value-type="float">
            <text:p>0.9230769231</text:p>
          </table:table-cell>
          <table:table-cell table:formula="of:=IF(ISBLANK([$Ratings.I19]); 0; [$Ratings.I19]-[$Ratings.$V19])" office:value-type="float" office:value="0" calcext:value-type="float">
            <text:p>0</text:p>
          </table:table-cell>
          <table:table-cell table:formula="of:=IF(ISBLANK([$Ratings.J19]); 0; [$Ratings.J19]-[$Ratings.$V19])" office:value-type="float" office:value="1.92307692307692" calcext:value-type="float">
            <text:p>1.9230769231</text:p>
          </table:table-cell>
          <table:table-cell table:formula="of:=IF(ISBLANK([$Ratings.K19]); 0; [$Ratings.K19]-[$Ratings.$V19])" office:value-type="float" office:value="0" calcext:value-type="float">
            <text:p>0</text:p>
          </table:table-cell>
          <table:table-cell table:formula="of:=IF(ISBLANK([$Ratings.L19]); 0; [$Ratings.L19]-[$Ratings.$V19])" office:value-type="float" office:value="0" calcext:value-type="float">
            <text:p>0</text:p>
          </table:table-cell>
          <table:table-cell table:formula="of:=IF(ISBLANK([$Ratings.M19]); 0; [$Ratings.M19]-[$Ratings.$V19])" office:value-type="float" office:value="0" calcext:value-type="float">
            <text:p>0</text:p>
          </table:table-cell>
          <table:table-cell table:formula="of:=IF(ISBLANK([$Ratings.N19]); 0; [$Ratings.N19]-[$Ratings.$V19])" office:value-type="float" office:value="0" calcext:value-type="float">
            <text:p>0</text:p>
          </table:table-cell>
          <table:table-cell table:formula="of:=IF(ISBLANK([$Ratings.O19]); 0; [$Ratings.O19]-[$Ratings.$V19])" office:value-type="float" office:value="0.923076923076923" calcext:value-type="float">
            <text:p>0.9230769231</text:p>
          </table:table-cell>
          <table:table-cell table:formula="of:=IF(ISBLANK([$Ratings.P19]); 0; [$Ratings.P19]-[$Ratings.$V19])" office:value-type="float" office:value="0" calcext:value-type="float">
            <text:p>0</text:p>
          </table:table-cell>
          <table:table-cell table:formula="of:=IF(ISBLANK([$Ratings.Q19]); 0; [$Ratings.Q19]-[$Ratings.$V19])" office:value-type="float" office:value="0" calcext:value-type="float">
            <text:p>0</text:p>
          </table:table-cell>
          <table:table-cell table:formula="of:=IF(ISBLANK([$Ratings.R19]); 0; [$Ratings.R19]-[$Ratings.$V19])" office:value-type="float" office:value="-1.07692307692308" calcext:value-type="float">
            <text:p>-1.0769230769</text:p>
          </table:table-cell>
          <table:table-cell table:formula="of:=IF(ISBLANK([$Ratings.S19]); 0; [$Ratings.S19]-[$Ratings.$V19])" office:value-type="float" office:value="-2.07692307692308" calcext:value-type="float">
            <text:p>-2.0769230769</text:p>
          </table:table-cell>
          <table:table-cell table:formula="of:=IF(ISBLANK([$Ratings.T19]); 0; [$Ratings.T19]-[$Ratings.$V19])" office:value-type="float" office:value="-1.07692307692308" calcext:value-type="float">
            <text:p>-1.0769230769</text:p>
          </table:table-cell>
          <table:table-cell table:formula="of:=IF(ISBLANK([$Ratings.U19]); 0; [$Ratings.U19]-[$Ratings.$V19])" office:value-type="float" office:value="1.92307692307692" calcext:value-type="float">
            <text:p>1.9230769231</text:p>
          </table:table-cell>
          <table:table-cell table:number-columns-repeated="1003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IF(ISBLANK([$Ratings.B20]); 0; [$Ratings.B20]-[$Ratings.$V20])" office:value-type="float" office:value="-0.545454545454546" calcext:value-type="float">
            <text:p>-0.5454545455</text:p>
          </table:table-cell>
          <table:table-cell table:formula="of:=IF(ISBLANK([$Ratings.C20]); 0; [$Ratings.C20]-[$Ratings.$V20])" office:value-type="float" office:value="-1.54545454545455" calcext:value-type="float">
            <text:p>-1.5454545455</text:p>
          </table:table-cell>
          <table:table-cell table:formula="of:=IF(ISBLANK([$Ratings.D20]); 0; [$Ratings.D20]-[$Ratings.$V20])" office:value-type="float" office:value="0.454545454545455" calcext:value-type="float">
            <text:p>0.4545454545</text:p>
          </table:table-cell>
          <table:table-cell table:formula="of:=IF(ISBLANK([$Ratings.E20]); 0; [$Ratings.E20]-[$Ratings.$V20])" office:value-type="float" office:value="0" calcext:value-type="float">
            <text:p>0</text:p>
          </table:table-cell>
          <table:table-cell table:formula="of:=IF(ISBLANK([$Ratings.F20]); 0; [$Ratings.F20]-[$Ratings.$V20])" office:value-type="float" office:value="0" calcext:value-type="float">
            <text:p>0</text:p>
          </table:table-cell>
          <table:table-cell table:formula="of:=IF(ISBLANK([$Ratings.G20]); 0; [$Ratings.G20]-[$Ratings.$V20])" office:value-type="float" office:value="1.45454545454545" calcext:value-type="float">
            <text:p>1.4545454545</text:p>
          </table:table-cell>
          <table:table-cell table:formula="of:=IF(ISBLANK([$Ratings.H20]); 0; [$Ratings.H20]-[$Ratings.$V20])" office:value-type="float" office:value="2.45454545454545" calcext:value-type="float">
            <text:p>2.4545454545</text:p>
          </table:table-cell>
          <table:table-cell table:formula="of:=IF(ISBLANK([$Ratings.I20]); 0; [$Ratings.I20]-[$Ratings.$V20])" office:value-type="float" office:value="-1.54545454545455" calcext:value-type="float">
            <text:p>-1.5454545455</text:p>
          </table:table-cell>
          <table:table-cell table:formula="of:=IF(ISBLANK([$Ratings.J20]); 0; [$Ratings.J20]-[$Ratings.$V20])" office:value-type="float" office:value="0.454545454545455" calcext:value-type="float">
            <text:p>0.4545454545</text:p>
          </table:table-cell>
          <table:table-cell table:formula="of:=IF(ISBLANK([$Ratings.K20]); 0; [$Ratings.K20]-[$Ratings.$V20])" office:value-type="float" office:value="0.454545454545455" calcext:value-type="float">
            <text:p>0.4545454545</text:p>
          </table:table-cell>
          <table:table-cell table:formula="of:=IF(ISBLANK([$Ratings.L20]); 0; [$Ratings.L20]-[$Ratings.$V20])" office:value-type="float" office:value="0.454545454545455" calcext:value-type="float">
            <text:p>0.4545454545</text:p>
          </table:table-cell>
          <table:table-cell table:formula="of:=IF(ISBLANK([$Ratings.M20]); 0; [$Ratings.M20]-[$Ratings.$V20])" office:value-type="float" office:value="-1.54545454545455" calcext:value-type="float">
            <text:p>-1.5454545455</text:p>
          </table:table-cell>
          <table:table-cell table:formula="of:=IF(ISBLANK([$Ratings.N20]); 0; [$Ratings.N20]-[$Ratings.$V20])" office:value-type="float" office:value="0" calcext:value-type="float">
            <text:p>0</text:p>
          </table:table-cell>
          <table:table-cell table:formula="of:=IF(ISBLANK([$Ratings.O20]); 0; [$Ratings.O20]-[$Ratings.$V20])" office:value-type="float" office:value="0" calcext:value-type="float">
            <text:p>0</text:p>
          </table:table-cell>
          <table:table-cell table:formula="of:=IF(ISBLANK([$Ratings.P20]); 0; [$Ratings.P20]-[$Ratings.$V20])" office:value-type="float" office:value="0" calcext:value-type="float">
            <text:p>0</text:p>
          </table:table-cell>
          <table:table-cell table:formula="of:=IF(ISBLANK([$Ratings.Q20]); 0; [$Ratings.Q20]-[$Ratings.$V20])" office:value-type="float" office:value="-0.545454545454546" calcext:value-type="float">
            <text:p>-0.5454545455</text:p>
          </table:table-cell>
          <table:table-cell table:formula="of:=IF(ISBLANK([$Ratings.R20]); 0; [$Ratings.R20]-[$Ratings.$V20])" office:value-type="float" office:value="0" calcext:value-type="float">
            <text:p>0</text:p>
          </table:table-cell>
          <table:table-cell table:formula="of:=IF(ISBLANK([$Ratings.S20]); 0; [$Ratings.S20]-[$Ratings.$V20])" office:value-type="float" office:value="0" calcext:value-type="float">
            <text:p>0</text:p>
          </table:table-cell>
          <table:table-cell table:formula="of:=IF(ISBLANK([$Ratings.T20]); 0; [$Ratings.T20]-[$Ratings.$V20])" office:value-type="float" office:value="0" calcext:value-type="float">
            <text:p>0</text:p>
          </table:table-cell>
          <table:table-cell table:formula="of:=IF(ISBLANK([$Ratings.U20]); 0; [$Ratings.U20]-[$Ratings.$V20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formula="of:=IF(ISBLANK([$Ratings.B21]); 0; [$Ratings.B21]-[$Ratings.$V21])" office:value-type="float" office:value="-1.11764705882353" calcext:value-type="float">
            <text:p>-1.1176470588</text:p>
          </table:table-cell>
          <table:table-cell table:formula="of:=IF(ISBLANK([$Ratings.C21]); 0; [$Ratings.C21]-[$Ratings.$V21])" office:value-type="float" office:value="-1.11764705882353" calcext:value-type="float">
            <text:p>-1.1176470588</text:p>
          </table:table-cell>
          <table:table-cell table:formula="of:=IF(ISBLANK([$Ratings.D21]); 0; [$Ratings.D21]-[$Ratings.$V21])" office:value-type="float" office:value="-1.11764705882353" calcext:value-type="float">
            <text:p>-1.1176470588</text:p>
          </table:table-cell>
          <table:table-cell table:formula="of:=IF(ISBLANK([$Ratings.E21]); 0; [$Ratings.E21]-[$Ratings.$V21])" office:value-type="float" office:value="0.882352941176471" calcext:value-type="float">
            <text:p>0.8823529412</text:p>
          </table:table-cell>
          <table:table-cell table:formula="of:=IF(ISBLANK([$Ratings.F21]); 0; [$Ratings.F21]-[$Ratings.$V21])" office:value-type="float" office:value="1.88235294117647" calcext:value-type="float">
            <text:p>1.8823529412</text:p>
          </table:table-cell>
          <table:table-cell table:formula="of:=IF(ISBLANK([$Ratings.G21]); 0; [$Ratings.G21]-[$Ratings.$V21])" office:value-type="float" office:value="0" calcext:value-type="float">
            <text:p>0</text:p>
          </table:table-cell>
          <table:table-cell table:formula="of:=IF(ISBLANK([$Ratings.H21]); 0; [$Ratings.H21]-[$Ratings.$V21])" office:value-type="float" office:value="-2.11764705882353" calcext:value-type="float">
            <text:p>-2.1176470588</text:p>
          </table:table-cell>
          <table:table-cell table:formula="of:=IF(ISBLANK([$Ratings.I21]); 0; [$Ratings.I21]-[$Ratings.$V21])" office:value-type="float" office:value="-0.117647058823529" calcext:value-type="float">
            <text:p>-0.1176470588</text:p>
          </table:table-cell>
          <table:table-cell table:formula="of:=IF(ISBLANK([$Ratings.J21]); 0; [$Ratings.J21]-[$Ratings.$V21])" office:value-type="float" office:value="-1.11764705882353" calcext:value-type="float">
            <text:p>-1.1176470588</text:p>
          </table:table-cell>
          <table:table-cell table:formula="of:=IF(ISBLANK([$Ratings.K21]); 0; [$Ratings.K21]-[$Ratings.$V21])" office:value-type="float" office:value="-1.11764705882353" calcext:value-type="float">
            <text:p>-1.1176470588</text:p>
          </table:table-cell>
          <table:table-cell table:formula="of:=IF(ISBLANK([$Ratings.L21]); 0; [$Ratings.L21]-[$Ratings.$V21])" office:value-type="float" office:value="-2.11764705882353" calcext:value-type="float">
            <text:p>-2.1176470588</text:p>
          </table:table-cell>
          <table:table-cell table:formula="of:=IF(ISBLANK([$Ratings.M21]); 0; [$Ratings.M21]-[$Ratings.$V21])" office:value-type="float" office:value="0" calcext:value-type="float">
            <text:p>0</text:p>
          </table:table-cell>
          <table:table-cell table:formula="of:=IF(ISBLANK([$Ratings.N21]); 0; [$Ratings.N21]-[$Ratings.$V21])" office:value-type="float" office:value="0.882352941176471" calcext:value-type="float">
            <text:p>0.8823529412</text:p>
          </table:table-cell>
          <table:table-cell table:formula="of:=IF(ISBLANK([$Ratings.O21]); 0; [$Ratings.O21]-[$Ratings.$V21])" office:value-type="float" office:value="1.88235294117647" calcext:value-type="float">
            <text:p>1.8823529412</text:p>
          </table:table-cell>
          <table:table-cell table:formula="of:=IF(ISBLANK([$Ratings.P21]); 0; [$Ratings.P21]-[$Ratings.$V21])" office:value-type="float" office:value="1.88235294117647" calcext:value-type="float">
            <text:p>1.8823529412</text:p>
          </table:table-cell>
          <table:table-cell table:formula="of:=IF(ISBLANK([$Ratings.Q21]); 0; [$Ratings.Q21]-[$Ratings.$V21])" office:value-type="float" office:value="0.882352941176471" calcext:value-type="float">
            <text:p>0.8823529412</text:p>
          </table:table-cell>
          <table:table-cell table:formula="of:=IF(ISBLANK([$Ratings.R21]); 0; [$Ratings.R21]-[$Ratings.$V21])" office:value-type="float" office:value="-0.117647058823529" calcext:value-type="float">
            <text:p>-0.1176470588</text:p>
          </table:table-cell>
          <table:table-cell table:formula="of:=IF(ISBLANK([$Ratings.S21]); 0; [$Ratings.S21]-[$Ratings.$V21])" office:value-type="float" office:value="1.88235294117647" calcext:value-type="float">
            <text:p>1.8823529412</text:p>
          </table:table-cell>
          <table:table-cell table:formula="of:=IF(ISBLANK([$Ratings.T21]); 0; [$Ratings.T21]-[$Ratings.$V21])" office:value-type="float" office:value="-0.117647058823529" calcext:value-type="float">
            <text:p>-0.1176470588</text:p>
          </table:table-cell>
          <table:table-cell table:formula="of:=IF(ISBLANK([$Ratings.U21]); 0; [$Ratings.U21]-[$Ratings.$V21]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L2</text:p>
          </table:table-cell>
          <table:table-cell table:formula="of:=SQRT(SUMSQ([.B2:.B21]))" office:value-type="float" office:value="4.10298806754631" calcext:value-type="float">
            <text:p>4.1029880675</text:p>
          </table:table-cell>
          <table:table-cell table:formula="of:=SQRT(SUMSQ([.C2:.C21]))" office:value-type="float" office:value="5.14437855430238" calcext:value-type="float">
            <text:p>5.1443785543</text:p>
          </table:table-cell>
          <table:table-cell table:formula="of:=SQRT(SUMSQ([.D2:.D21]))" office:value-type="float" office:value="4.10360394794159" calcext:value-type="float">
            <text:p>4.1036039479</text:p>
          </table:table-cell>
          <table:table-cell table:formula="of:=SQRT(SUMSQ([.E2:.E21]))" office:value-type="float" office:value="5.12022844035774" calcext:value-type="float">
            <text:p>5.1202284404</text:p>
          </table:table-cell>
          <table:table-cell table:formula="of:=SQRT(SUMSQ([.F2:.F21]))" office:value-type="float" office:value="4.36570812030087" calcext:value-type="float">
            <text:p>4.3657081203</text:p>
          </table:table-cell>
          <table:table-cell table:formula="of:=SQRT(SUMSQ([.G2:.G21]))" office:value-type="float" office:value="5.2297953406756" calcext:value-type="float">
            <text:p>5.2297953407</text:p>
          </table:table-cell>
          <table:table-cell table:formula="of:=SQRT(SUMSQ([.H2:.H21]))" office:value-type="float" office:value="5.93693036415621" calcext:value-type="float">
            <text:p>5.9369303642</text:p>
          </table:table-cell>
          <table:table-cell table:formula="of:=SQRT(SUMSQ([.I2:.I21]))" office:value-type="float" office:value="4.09686017628134" calcext:value-type="float">
            <text:p>4.0968601763</text:p>
          </table:table-cell>
          <table:table-cell table:formula="of:=SQRT(SUMSQ([.J2:.J21]))" office:value-type="float" office:value="3.50862045626806" calcext:value-type="float">
            <text:p>3.5086204563</text:p>
          </table:table-cell>
          <table:table-cell table:formula="of:=SQRT(SUMSQ([.K2:.K21]))" office:value-type="float" office:value="4.79820803662876" calcext:value-type="float">
            <text:p>4.7982080366</text:p>
          </table:table-cell>
          <table:table-cell table:formula="of:=SQRT(SUMSQ([.L2:.L21]))" office:value-type="float" office:value="4.85345953421669" calcext:value-type="float">
            <text:p>4.8534595342</text:p>
          </table:table-cell>
          <table:table-cell table:formula="of:=SQRT(SUMSQ([.M2:.M21]))" office:value-type="float" office:value="4.80882421732645" calcext:value-type="float">
            <text:p>4.8088242173</text:p>
          </table:table-cell>
          <table:table-cell table:formula="of:=SQRT(SUMSQ([.N2:.N21]))" office:value-type="float" office:value="4.33105324502599" calcext:value-type="float">
            <text:p>4.331053245</text:p>
          </table:table-cell>
          <table:table-cell table:formula="of:=SQRT(SUMSQ([.O2:.O21]))" office:value-type="float" office:value="3.19667645041619" calcext:value-type="float">
            <text:p>3.1966764504</text:p>
          </table:table-cell>
          <table:table-cell table:formula="of:=SQRT(SUMSQ([.P2:.P21]))" office:value-type="float" office:value="5.10847704737421" calcext:value-type="float">
            <text:p>5.1084770474</text:p>
          </table:table-cell>
          <table:table-cell table:formula="of:=SQRT(SUMSQ([.Q2:.Q21]))" office:value-type="float" office:value="4.85436433024603" calcext:value-type="float">
            <text:p>4.8543643302</text:p>
          </table:table-cell>
          <table:table-cell table:formula="of:=SQRT(SUMSQ([.R2:.R21]))" office:value-type="float" office:value="4.97086127746034" calcext:value-type="float">
            <text:p>4.9708612775</text:p>
          </table:table-cell>
          <table:table-cell table:formula="of:=SQRT(SUMSQ([.S2:.S21]))" office:value-type="float" office:value="5.36416631972308" calcext:value-type="float">
            <text:p>5.3641663197</text:p>
          </table:table-cell>
          <table:table-cell table:formula="of:=SQRT(SUMSQ([.T2:.T21]))" office:value-type="float" office:value="4.71715257272139" calcext:value-type="float">
            <text:p>4.7171525727</text:p>
          </table:table-cell>
          <table:table-cell table:formula="of:=SQRT(SUMSQ([.U2:.U21]))" office:value-type="float" office:value="4.29806007332928" calcext:value-type="float">
            <text:p>4.2980600733</text:p>
          </table:table-cell>
          <table:table-cell table:number-columns-repeated="100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" table:style-name="ta3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1: Toy Story (1995)</text:p>
          </table:table-cell>
          <table:table-cell table:style-name="ce2" office:value-type="string" calcext:value-type="string">
            <text:p>1210: Star Wars: Episode VI - Return of the Jedi (1983)</text:p>
          </table:table-cell>
          <table:table-cell table:style-name="ce2" office:value-type="string" calcext:value-type="string">
            <text:p>356: Forrest Gump (1994)</text:p>
          </table:table-cell>
          <table:table-cell table:style-name="ce2" office:value-type="string" calcext:value-type="string">
            <text:p>318: Shawshank Redemption, The (1994)</text:p>
          </table:table-cell>
          <table:table-cell table:style-name="ce2" office:value-type="string" calcext:value-type="string">
            <text:p>593: Silence of the Lambs, The (1991)</text:p>
          </table:table-cell>
          <table:table-cell table:style-name="ce2" office:value-type="string" calcext:value-type="string">
            <text:p>3578: Gladiator (2000)</text:p>
          </table:table-cell>
          <table:table-cell table:style-name="ce2" office:value-type="string" calcext:value-type="string">
            <text:p>260: Star Wars: Episode IV - A New Hope (1977)</text:p>
          </table:table-cell>
          <table:table-cell table:style-name="ce2" office:value-type="string" calcext:value-type="string">
            <text:p>2028: Saving Private Ryan (1998)</text:p>
          </table:table-cell>
          <table:table-cell table:style-name="ce2" office:value-type="string" calcext:value-type="string">
            <text:p>296: Pulp Fiction (1994)</text:p>
          </table:table-cell>
          <table:table-cell table:style-name="ce2" office:value-type="string" calcext:value-type="string">
            <text:p>1259: Stand by Me (1986)</text:p>
          </table:table-cell>
          <table:table-cell table:style-name="ce2" office:value-type="string" calcext:value-type="string">
            <text:p>2396: Shakespeare in Love (1998)</text:p>
          </table:table-cell>
          <table:table-cell table:style-name="ce2" office:value-type="string" calcext:value-type="string">
            <text:p>2916: Total Recall (1990)</text:p>
          </table:table-cell>
          <table:table-cell table:style-name="ce2" office:value-type="string" calcext:value-type="string">
            <text:p>780: Independence Day (ID4) (1996)</text:p>
          </table:table-cell>
          <table:table-cell table:style-name="ce2" office:value-type="string" calcext:value-type="string">
            <text:p>541: Blade Runner (1982)</text:p>
          </table:table-cell>
          <table:table-cell table:style-name="ce2" office:value-type="string" calcext:value-type="string">
            <text:p>1265: Groundhog Day (1993)</text:p>
          </table:table-cell>
          <table:table-cell table:style-name="ce2" office:value-type="string" calcext:value-type="string">
            <text:p>2571: Matrix, The (1999)</text:p>
          </table:table-cell>
          <table:table-cell table:style-name="ce2" office:value-type="string" calcext:value-type="string">
            <text:p>527: Schindler's List (1993)</text:p>
          </table:table-cell>
          <table:table-cell table:style-name="ce2" office:value-type="string" calcext:value-type="string">
            <text:p>2762: Sixth Sense, The (1999)</text:p>
          </table:table-cell>
          <table:table-cell table:style-name="ce2" office:value-type="string" calcext:value-type="string">
            <text:p>1198: Raiders of the Lost Ark (1981)</text:p>
          </table:table-cell>
          <table:table-cell table:style-name="ce2" office:value-type="string" calcext:value-type="string">
            <text:p>34: Babe (1995)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: Toy Story (1995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210: Star Wars: Episode VI - Return of the Jedi (1983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56: Forrest Gump (199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18: Shawshank Redemption, The (199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93: Silence of the Lambs, The (199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578: Gladiator (200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60: Star Wars: Episode IV - A New Hope (1977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028: Saving Private Ryan (1998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96: Pulp Fiction (1994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259: Stand by Me (1986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396: Shakespeare in Love (1998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916: Total Recall (1990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780: Independence Day (ID4) (1996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41: Blade Runner (1982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265: Groundhog Day (1993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571: Matrix, The (199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527: Schindler's List (1993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762: Sixth Sense, The (1999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198: Raiders of the Lost Ark (198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4: Babe (1995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1">
          <table:table-cell table:style-name="ce2"/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erMatrix" table:style-name="ta4">
        <office:forms form:automatic-focus="false" form:apply-design-mode="false"/>
        <table:table-column table:style-name="co2" table:default-cell-style-name="ce3"/>
        <table:table-column table:style-name="co1" table:number-columns-repeated="1023" table:default-cell-style-name="ce3"/>
        <table:table-row table:style-name="ro2">
          <table:table-cell/>
          <table:table-cell table:style-name="ce4" office:value-type="string" calcext:value-type="string">
            <text:p>1: Toy Story (1995)</text:p>
          </table:table-cell>
          <table:table-cell table:style-name="ce4" office:value-type="string" calcext:value-type="string">
            <text:p>1210: Star Wars: Episode VI - Return of the Jedi (1983)</text:p>
          </table:table-cell>
          <table:table-cell table:style-name="ce4" office:value-type="string" calcext:value-type="string">
            <text:p>356: Forrest Gump (1994)</text:p>
          </table:table-cell>
          <table:table-cell table:style-name="ce4" office:value-type="string" calcext:value-type="string">
            <text:p>318: Shawshank Redemption, The (1994)</text:p>
          </table:table-cell>
          <table:table-cell table:style-name="ce4" office:value-type="string" calcext:value-type="string">
            <text:p>593: Silence of the Lambs, The (1991)</text:p>
          </table:table-cell>
          <table:table-cell table:style-name="ce4" office:value-type="string" calcext:value-type="string">
            <text:p>3578: Gladiator (2000)</text:p>
          </table:table-cell>
          <table:table-cell table:style-name="ce4" office:value-type="string" calcext:value-type="string">
            <text:p>260: Star Wars: Episode IV - A New Hope (1977)</text:p>
          </table:table-cell>
          <table:table-cell table:style-name="ce4" office:value-type="string" calcext:value-type="string">
            <text:p>2028: Saving Private Ryan (1998)</text:p>
          </table:table-cell>
          <table:table-cell table:style-name="ce4" office:value-type="string" calcext:value-type="string">
            <text:p>296: Pulp Fiction (1994)</text:p>
          </table:table-cell>
          <table:table-cell table:style-name="ce4" office:value-type="string" calcext:value-type="string">
            <text:p>1259: Stand by Me (1986)</text:p>
          </table:table-cell>
          <table:table-cell table:style-name="ce4" office:value-type="string" calcext:value-type="string">
            <text:p>2396: Shakespeare in Love (1998)</text:p>
          </table:table-cell>
          <table:table-cell table:style-name="ce4" office:value-type="string" calcext:value-type="string">
            <text:p>2916: Total Recall (1990)</text:p>
          </table:table-cell>
          <table:table-cell table:style-name="ce4" office:value-type="string" calcext:value-type="string">
            <text:p>780: Independence Day (ID4) (1996)</text:p>
          </table:table-cell>
          <table:table-cell table:style-name="ce4" office:value-type="string" calcext:value-type="string">
            <text:p>541: Blade Runner (1982)</text:p>
          </table:table-cell>
          <table:table-cell table:style-name="ce4" office:value-type="string" calcext:value-type="string">
            <text:p>1265: Groundhog Day (1993)</text:p>
          </table:table-cell>
          <table:table-cell table:style-name="ce4" office:value-type="string" calcext:value-type="string">
            <text:p>2571: Matrix, The (1999)</text:p>
          </table:table-cell>
          <table:table-cell table:style-name="ce4" office:value-type="string" calcext:value-type="string">
            <text:p>527: Schindler's List (1993)</text:p>
          </table:table-cell>
          <table:table-cell table:style-name="ce4" office:value-type="string" calcext:value-type="string">
            <text:p>2762: Sixth Sense, The (1999)</text:p>
          </table:table-cell>
          <table:table-cell table:style-name="ce4" office:value-type="string" calcext:value-type="string">
            <text:p>1198: Raiders of the Lost Ark (1981)</text:p>
          </table:table-cell>
          <table:table-cell table:style-name="ce4" office:value-type="string" calcext:value-type="string">
            <text:p>34: Babe (1995)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: Toy Story (1995)</text:p>
          </table:table-cell>
          <table:table-cell table:formula="of:=MAX([$Matrix.B2];0)" office:value-type="float" office:value="0" calcext:value-type="float">
            <text:p>0</text:p>
          </table:table-cell>
          <table:table-cell table:formula="of:=MAX([$Matrix.C2];0)" office:value-type="float" office:value="0" calcext:value-type="float">
            <text:p>0</text:p>
          </table:table-cell>
          <table:table-cell table:formula="of:=MAX([$Matrix.D2];0)" office:value-type="float" office:value="0" calcext:value-type="float">
            <text:p>0</text:p>
          </table:table-cell>
          <table:table-cell table:formula="of:=MAX([$Matrix.E2];0)" office:value-type="float" office:value="0" calcext:value-type="float">
            <text:p>0</text:p>
          </table:table-cell>
          <table:table-cell table:formula="of:=MAX([$Matrix.F2];0)" office:value-type="float" office:value="0" calcext:value-type="float">
            <text:p>0</text:p>
          </table:table-cell>
          <table:table-cell table:formula="of:=MAX([$Matrix.G2];0)" office:value-type="float" office:value="0" calcext:value-type="float">
            <text:p>0</text:p>
          </table:table-cell>
          <table:table-cell table:formula="of:=MAX([$Matrix.H2];0)" office:value-type="float" office:value="0" calcext:value-type="float">
            <text:p>0</text:p>
          </table:table-cell>
          <table:table-cell table:formula="of:=MAX([$Matrix.I2];0)" office:value-type="float" office:value="0" calcext:value-type="float">
            <text:p>0</text:p>
          </table:table-cell>
          <table:table-cell table:formula="of:=MAX([$Matrix.J2];0)" office:value-type="float" office:value="0" calcext:value-type="float">
            <text:p>0</text:p>
          </table:table-cell>
          <table:table-cell table:formula="of:=MAX([$Matrix.K2];0)" office:value-type="float" office:value="0" calcext:value-type="float">
            <text:p>0</text:p>
          </table:table-cell>
          <table:table-cell table:formula="of:=MAX([$Matrix.L2];0)" office:value-type="float" office:value="0" calcext:value-type="float">
            <text:p>0</text:p>
          </table:table-cell>
          <table:table-cell table:formula="of:=MAX([$Matrix.M2];0)" office:value-type="float" office:value="0" calcext:value-type="float">
            <text:p>0</text:p>
          </table:table-cell>
          <table:table-cell table:formula="of:=MAX([$Matrix.N2];0)" office:value-type="float" office:value="0" calcext:value-type="float">
            <text:p>0</text:p>
          </table:table-cell>
          <table:table-cell table:formula="of:=MAX([$Matrix.O2];0)" office:value-type="float" office:value="0" calcext:value-type="float">
            <text:p>0</text:p>
          </table:table-cell>
          <table:table-cell table:formula="of:=MAX([$Matrix.P2];0)" office:value-type="float" office:value="0" calcext:value-type="float">
            <text:p>0</text:p>
          </table:table-cell>
          <table:table-cell table:formula="of:=MAX([$Matrix.Q2];0)" office:value-type="float" office:value="0" calcext:value-type="float">
            <text:p>0</text:p>
          </table:table-cell>
          <table:table-cell table:formula="of:=MAX([$Matrix.R2];0)" office:value-type="float" office:value="0" calcext:value-type="float">
            <text:p>0</text:p>
          </table:table-cell>
          <table:table-cell table:formula="of:=MAX([$Matrix.S2];0)" office:value-type="float" office:value="0" calcext:value-type="float">
            <text:p>0</text:p>
          </table:table-cell>
          <table:table-cell table:formula="of:=MAX([$Matrix.T2];0)" office:value-type="float" office:value="0" calcext:value-type="float">
            <text:p>0</text:p>
          </table:table-cell>
          <table:table-cell table:formula="of:=MAX([$Matrix.U2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210: Star Wars: Episode VI - Return of the Jedi (1983)</text:p>
          </table:table-cell>
          <table:table-cell table:formula="of:=MAX([$Matrix.B3];0)" office:value-type="float" office:value="0" calcext:value-type="float">
            <text:p>0</text:p>
          </table:table-cell>
          <table:table-cell table:formula="of:=MAX([$Matrix.C3];0)" office:value-type="float" office:value="0" calcext:value-type="float">
            <text:p>0</text:p>
          </table:table-cell>
          <table:table-cell table:formula="of:=MAX([$Matrix.D3];0)" office:value-type="float" office:value="0" calcext:value-type="float">
            <text:p>0</text:p>
          </table:table-cell>
          <table:table-cell table:formula="of:=MAX([$Matrix.E3];0)" office:value-type="float" office:value="0" calcext:value-type="float">
            <text:p>0</text:p>
          </table:table-cell>
          <table:table-cell table:formula="of:=MAX([$Matrix.F3];0)" office:value-type="float" office:value="0" calcext:value-type="float">
            <text:p>0</text:p>
          </table:table-cell>
          <table:table-cell table:formula="of:=MAX([$Matrix.G3];0)" office:value-type="float" office:value="0" calcext:value-type="float">
            <text:p>0</text:p>
          </table:table-cell>
          <table:table-cell table:formula="of:=MAX([$Matrix.H3];0)" office:value-type="float" office:value="0" calcext:value-type="float">
            <text:p>0</text:p>
          </table:table-cell>
          <table:table-cell table:formula="of:=MAX([$Matrix.I3];0)" office:value-type="float" office:value="0" calcext:value-type="float">
            <text:p>0</text:p>
          </table:table-cell>
          <table:table-cell table:formula="of:=MAX([$Matrix.J3];0)" office:value-type="float" office:value="0" calcext:value-type="float">
            <text:p>0</text:p>
          </table:table-cell>
          <table:table-cell table:formula="of:=MAX([$Matrix.K3];0)" office:value-type="float" office:value="0" calcext:value-type="float">
            <text:p>0</text:p>
          </table:table-cell>
          <table:table-cell table:formula="of:=MAX([$Matrix.L3];0)" office:value-type="float" office:value="0" calcext:value-type="float">
            <text:p>0</text:p>
          </table:table-cell>
          <table:table-cell table:formula="of:=MAX([$Matrix.M3];0)" office:value-type="float" office:value="0" calcext:value-type="float">
            <text:p>0</text:p>
          </table:table-cell>
          <table:table-cell table:formula="of:=MAX([$Matrix.N3];0)" office:value-type="float" office:value="0" calcext:value-type="float">
            <text:p>0</text:p>
          </table:table-cell>
          <table:table-cell table:formula="of:=MAX([$Matrix.O3];0)" office:value-type="float" office:value="0" calcext:value-type="float">
            <text:p>0</text:p>
          </table:table-cell>
          <table:table-cell table:formula="of:=MAX([$Matrix.P3];0)" office:value-type="float" office:value="0" calcext:value-type="float">
            <text:p>0</text:p>
          </table:table-cell>
          <table:table-cell table:formula="of:=MAX([$Matrix.Q3];0)" office:value-type="float" office:value="0" calcext:value-type="float">
            <text:p>0</text:p>
          </table:table-cell>
          <table:table-cell table:formula="of:=MAX([$Matrix.R3];0)" office:value-type="float" office:value="0" calcext:value-type="float">
            <text:p>0</text:p>
          </table:table-cell>
          <table:table-cell table:formula="of:=MAX([$Matrix.S3];0)" office:value-type="float" office:value="0" calcext:value-type="float">
            <text:p>0</text:p>
          </table:table-cell>
          <table:table-cell table:formula="of:=MAX([$Matrix.T3];0)" office:value-type="float" office:value="0" calcext:value-type="float">
            <text:p>0</text:p>
          </table:table-cell>
          <table:table-cell table:formula="of:=MAX([$Matrix.U3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56: Forrest Gump (1994)</text:p>
          </table:table-cell>
          <table:table-cell table:formula="of:=MAX([$Matrix.B4];0)" office:value-type="float" office:value="0" calcext:value-type="float">
            <text:p>0</text:p>
          </table:table-cell>
          <table:table-cell table:formula="of:=MAX([$Matrix.C4];0)" office:value-type="float" office:value="0" calcext:value-type="float">
            <text:p>0</text:p>
          </table:table-cell>
          <table:table-cell table:formula="of:=MAX([$Matrix.D4];0)" office:value-type="float" office:value="0" calcext:value-type="float">
            <text:p>0</text:p>
          </table:table-cell>
          <table:table-cell table:formula="of:=MAX([$Matrix.E4];0)" office:value-type="float" office:value="0" calcext:value-type="float">
            <text:p>0</text:p>
          </table:table-cell>
          <table:table-cell table:formula="of:=MAX([$Matrix.F4];0)" office:value-type="float" office:value="0" calcext:value-type="float">
            <text:p>0</text:p>
          </table:table-cell>
          <table:table-cell table:formula="of:=MAX([$Matrix.G4];0)" office:value-type="float" office:value="0" calcext:value-type="float">
            <text:p>0</text:p>
          </table:table-cell>
          <table:table-cell table:formula="of:=MAX([$Matrix.H4];0)" office:value-type="float" office:value="0" calcext:value-type="float">
            <text:p>0</text:p>
          </table:table-cell>
          <table:table-cell table:formula="of:=MAX([$Matrix.I4];0)" office:value-type="float" office:value="0" calcext:value-type="float">
            <text:p>0</text:p>
          </table:table-cell>
          <table:table-cell table:formula="of:=MAX([$Matrix.J4];0)" office:value-type="float" office:value="0" calcext:value-type="float">
            <text:p>0</text:p>
          </table:table-cell>
          <table:table-cell table:formula="of:=MAX([$Matrix.K4];0)" office:value-type="float" office:value="0" calcext:value-type="float">
            <text:p>0</text:p>
          </table:table-cell>
          <table:table-cell table:formula="of:=MAX([$Matrix.L4];0)" office:value-type="float" office:value="0" calcext:value-type="float">
            <text:p>0</text:p>
          </table:table-cell>
          <table:table-cell table:formula="of:=MAX([$Matrix.M4];0)" office:value-type="float" office:value="0" calcext:value-type="float">
            <text:p>0</text:p>
          </table:table-cell>
          <table:table-cell table:formula="of:=MAX([$Matrix.N4];0)" office:value-type="float" office:value="0" calcext:value-type="float">
            <text:p>0</text:p>
          </table:table-cell>
          <table:table-cell table:formula="of:=MAX([$Matrix.O4];0)" office:value-type="float" office:value="0" calcext:value-type="float">
            <text:p>0</text:p>
          </table:table-cell>
          <table:table-cell table:formula="of:=MAX([$Matrix.P4];0)" office:value-type="float" office:value="0" calcext:value-type="float">
            <text:p>0</text:p>
          </table:table-cell>
          <table:table-cell table:formula="of:=MAX([$Matrix.Q4];0)" office:value-type="float" office:value="0" calcext:value-type="float">
            <text:p>0</text:p>
          </table:table-cell>
          <table:table-cell table:formula="of:=MAX([$Matrix.R4];0)" office:value-type="float" office:value="0" calcext:value-type="float">
            <text:p>0</text:p>
          </table:table-cell>
          <table:table-cell table:formula="of:=MAX([$Matrix.S4];0)" office:value-type="float" office:value="0" calcext:value-type="float">
            <text:p>0</text:p>
          </table:table-cell>
          <table:table-cell table:formula="of:=MAX([$Matrix.T4];0)" office:value-type="float" office:value="0" calcext:value-type="float">
            <text:p>0</text:p>
          </table:table-cell>
          <table:table-cell table:formula="of:=MAX([$Matrix.U4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18: Shawshank Redemption, The (1994)</text:p>
          </table:table-cell>
          <table:table-cell table:formula="of:=MAX([$Matrix.B5];0)" office:value-type="float" office:value="0" calcext:value-type="float">
            <text:p>0</text:p>
          </table:table-cell>
          <table:table-cell table:formula="of:=MAX([$Matrix.C5];0)" office:value-type="float" office:value="0" calcext:value-type="float">
            <text:p>0</text:p>
          </table:table-cell>
          <table:table-cell table:formula="of:=MAX([$Matrix.D5];0)" office:value-type="float" office:value="0" calcext:value-type="float">
            <text:p>0</text:p>
          </table:table-cell>
          <table:table-cell table:formula="of:=MAX([$Matrix.E5];0)" office:value-type="float" office:value="0" calcext:value-type="float">
            <text:p>0</text:p>
          </table:table-cell>
          <table:table-cell table:formula="of:=MAX([$Matrix.F5];0)" office:value-type="float" office:value="0" calcext:value-type="float">
            <text:p>0</text:p>
          </table:table-cell>
          <table:table-cell table:formula="of:=MAX([$Matrix.G5];0)" office:value-type="float" office:value="0" calcext:value-type="float">
            <text:p>0</text:p>
          </table:table-cell>
          <table:table-cell table:formula="of:=MAX([$Matrix.H5];0)" office:value-type="float" office:value="0" calcext:value-type="float">
            <text:p>0</text:p>
          </table:table-cell>
          <table:table-cell table:formula="of:=MAX([$Matrix.I5];0)" office:value-type="float" office:value="0" calcext:value-type="float">
            <text:p>0</text:p>
          </table:table-cell>
          <table:table-cell table:formula="of:=MAX([$Matrix.J5];0)" office:value-type="float" office:value="0" calcext:value-type="float">
            <text:p>0</text:p>
          </table:table-cell>
          <table:table-cell table:formula="of:=MAX([$Matrix.K5];0)" office:value-type="float" office:value="0" calcext:value-type="float">
            <text:p>0</text:p>
          </table:table-cell>
          <table:table-cell table:formula="of:=MAX([$Matrix.L5];0)" office:value-type="float" office:value="0" calcext:value-type="float">
            <text:p>0</text:p>
          </table:table-cell>
          <table:table-cell table:formula="of:=MAX([$Matrix.M5];0)" office:value-type="float" office:value="0" calcext:value-type="float">
            <text:p>0</text:p>
          </table:table-cell>
          <table:table-cell table:formula="of:=MAX([$Matrix.N5];0)" office:value-type="float" office:value="0" calcext:value-type="float">
            <text:p>0</text:p>
          </table:table-cell>
          <table:table-cell table:formula="of:=MAX([$Matrix.O5];0)" office:value-type="float" office:value="0" calcext:value-type="float">
            <text:p>0</text:p>
          </table:table-cell>
          <table:table-cell table:formula="of:=MAX([$Matrix.P5];0)" office:value-type="float" office:value="0" calcext:value-type="float">
            <text:p>0</text:p>
          </table:table-cell>
          <table:table-cell table:formula="of:=MAX([$Matrix.Q5];0)" office:value-type="float" office:value="0" calcext:value-type="float">
            <text:p>0</text:p>
          </table:table-cell>
          <table:table-cell table:formula="of:=MAX([$Matrix.R5];0)" office:value-type="float" office:value="0" calcext:value-type="float">
            <text:p>0</text:p>
          </table:table-cell>
          <table:table-cell table:formula="of:=MAX([$Matrix.S5];0)" office:value-type="float" office:value="0" calcext:value-type="float">
            <text:p>0</text:p>
          </table:table-cell>
          <table:table-cell table:formula="of:=MAX([$Matrix.T5];0)" office:value-type="float" office:value="0" calcext:value-type="float">
            <text:p>0</text:p>
          </table:table-cell>
          <table:table-cell table:formula="of:=MAX([$Matrix.U5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593: Silence of the Lambs, The (1991)</text:p>
          </table:table-cell>
          <table:table-cell table:formula="of:=MAX([$Matrix.B6];0)" office:value-type="float" office:value="0" calcext:value-type="float">
            <text:p>0</text:p>
          </table:table-cell>
          <table:table-cell table:formula="of:=MAX([$Matrix.C6];0)" office:value-type="float" office:value="0" calcext:value-type="float">
            <text:p>0</text:p>
          </table:table-cell>
          <table:table-cell table:formula="of:=MAX([$Matrix.D6];0)" office:value-type="float" office:value="0" calcext:value-type="float">
            <text:p>0</text:p>
          </table:table-cell>
          <table:table-cell table:formula="of:=MAX([$Matrix.E6];0)" office:value-type="float" office:value="0" calcext:value-type="float">
            <text:p>0</text:p>
          </table:table-cell>
          <table:table-cell table:formula="of:=MAX([$Matrix.F6];0)" office:value-type="float" office:value="0" calcext:value-type="float">
            <text:p>0</text:p>
          </table:table-cell>
          <table:table-cell table:formula="of:=MAX([$Matrix.G6];0)" office:value-type="float" office:value="0" calcext:value-type="float">
            <text:p>0</text:p>
          </table:table-cell>
          <table:table-cell table:formula="of:=MAX([$Matrix.H6];0)" office:value-type="float" office:value="0" calcext:value-type="float">
            <text:p>0</text:p>
          </table:table-cell>
          <table:table-cell table:formula="of:=MAX([$Matrix.I6];0)" office:value-type="float" office:value="0" calcext:value-type="float">
            <text:p>0</text:p>
          </table:table-cell>
          <table:table-cell table:formula="of:=MAX([$Matrix.J6];0)" office:value-type="float" office:value="0" calcext:value-type="float">
            <text:p>0</text:p>
          </table:table-cell>
          <table:table-cell table:formula="of:=MAX([$Matrix.K6];0)" office:value-type="float" office:value="0" calcext:value-type="float">
            <text:p>0</text:p>
          </table:table-cell>
          <table:table-cell table:formula="of:=MAX([$Matrix.L6];0)" office:value-type="float" office:value="0" calcext:value-type="float">
            <text:p>0</text:p>
          </table:table-cell>
          <table:table-cell table:formula="of:=MAX([$Matrix.M6];0)" office:value-type="float" office:value="0" calcext:value-type="float">
            <text:p>0</text:p>
          </table:table-cell>
          <table:table-cell table:formula="of:=MAX([$Matrix.N6];0)" office:value-type="float" office:value="0" calcext:value-type="float">
            <text:p>0</text:p>
          </table:table-cell>
          <table:table-cell table:formula="of:=MAX([$Matrix.O6];0)" office:value-type="float" office:value="0" calcext:value-type="float">
            <text:p>0</text:p>
          </table:table-cell>
          <table:table-cell table:formula="of:=MAX([$Matrix.P6];0)" office:value-type="float" office:value="0" calcext:value-type="float">
            <text:p>0</text:p>
          </table:table-cell>
          <table:table-cell table:formula="of:=MAX([$Matrix.Q6];0)" office:value-type="float" office:value="0" calcext:value-type="float">
            <text:p>0</text:p>
          </table:table-cell>
          <table:table-cell table:formula="of:=MAX([$Matrix.R6];0)" office:value-type="float" office:value="0" calcext:value-type="float">
            <text:p>0</text:p>
          </table:table-cell>
          <table:table-cell table:formula="of:=MAX([$Matrix.S6];0)" office:value-type="float" office:value="0" calcext:value-type="float">
            <text:p>0</text:p>
          </table:table-cell>
          <table:table-cell table:formula="of:=MAX([$Matrix.T6];0)" office:value-type="float" office:value="0" calcext:value-type="float">
            <text:p>0</text:p>
          </table:table-cell>
          <table:table-cell table:formula="of:=MAX([$Matrix.U6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578: Gladiator (2000)</text:p>
          </table:table-cell>
          <table:table-cell table:formula="of:=MAX([$Matrix.B7];0)" office:value-type="float" office:value="0" calcext:value-type="float">
            <text:p>0</text:p>
          </table:table-cell>
          <table:table-cell table:formula="of:=MAX([$Matrix.C7];0)" office:value-type="float" office:value="0" calcext:value-type="float">
            <text:p>0</text:p>
          </table:table-cell>
          <table:table-cell table:formula="of:=MAX([$Matrix.D7];0)" office:value-type="float" office:value="0" calcext:value-type="float">
            <text:p>0</text:p>
          </table:table-cell>
          <table:table-cell table:formula="of:=MAX([$Matrix.E7];0)" office:value-type="float" office:value="0" calcext:value-type="float">
            <text:p>0</text:p>
          </table:table-cell>
          <table:table-cell table:formula="of:=MAX([$Matrix.F7];0)" office:value-type="float" office:value="0" calcext:value-type="float">
            <text:p>0</text:p>
          </table:table-cell>
          <table:table-cell table:formula="of:=MAX([$Matrix.G7];0)" office:value-type="float" office:value="0" calcext:value-type="float">
            <text:p>0</text:p>
          </table:table-cell>
          <table:table-cell table:formula="of:=MAX([$Matrix.H7];0)" office:value-type="float" office:value="0" calcext:value-type="float">
            <text:p>0</text:p>
          </table:table-cell>
          <table:table-cell table:formula="of:=MAX([$Matrix.I7];0)" office:value-type="float" office:value="0" calcext:value-type="float">
            <text:p>0</text:p>
          </table:table-cell>
          <table:table-cell table:formula="of:=MAX([$Matrix.J7];0)" office:value-type="float" office:value="0" calcext:value-type="float">
            <text:p>0</text:p>
          </table:table-cell>
          <table:table-cell table:formula="of:=MAX([$Matrix.K7];0)" office:value-type="float" office:value="0" calcext:value-type="float">
            <text:p>0</text:p>
          </table:table-cell>
          <table:table-cell table:formula="of:=MAX([$Matrix.L7];0)" office:value-type="float" office:value="0" calcext:value-type="float">
            <text:p>0</text:p>
          </table:table-cell>
          <table:table-cell table:formula="of:=MAX([$Matrix.M7];0)" office:value-type="float" office:value="0" calcext:value-type="float">
            <text:p>0</text:p>
          </table:table-cell>
          <table:table-cell table:formula="of:=MAX([$Matrix.N7];0)" office:value-type="float" office:value="0" calcext:value-type="float">
            <text:p>0</text:p>
          </table:table-cell>
          <table:table-cell table:formula="of:=MAX([$Matrix.O7];0)" office:value-type="float" office:value="0" calcext:value-type="float">
            <text:p>0</text:p>
          </table:table-cell>
          <table:table-cell table:formula="of:=MAX([$Matrix.P7];0)" office:value-type="float" office:value="0" calcext:value-type="float">
            <text:p>0</text:p>
          </table:table-cell>
          <table:table-cell table:formula="of:=MAX([$Matrix.Q7];0)" office:value-type="float" office:value="0" calcext:value-type="float">
            <text:p>0</text:p>
          </table:table-cell>
          <table:table-cell table:formula="of:=MAX([$Matrix.R7];0)" office:value-type="float" office:value="0" calcext:value-type="float">
            <text:p>0</text:p>
          </table:table-cell>
          <table:table-cell table:formula="of:=MAX([$Matrix.S7];0)" office:value-type="float" office:value="0" calcext:value-type="float">
            <text:p>0</text:p>
          </table:table-cell>
          <table:table-cell table:formula="of:=MAX([$Matrix.T7];0)" office:value-type="float" office:value="0" calcext:value-type="float">
            <text:p>0</text:p>
          </table:table-cell>
          <table:table-cell table:formula="of:=MAX([$Matrix.U7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60: Star Wars: Episode IV - A New Hope (1977)</text:p>
          </table:table-cell>
          <table:table-cell table:formula="of:=MAX([$Matrix.B8];0)" office:value-type="float" office:value="0" calcext:value-type="float">
            <text:p>0</text:p>
          </table:table-cell>
          <table:table-cell table:formula="of:=MAX([$Matrix.C8];0)" office:value-type="float" office:value="0" calcext:value-type="float">
            <text:p>0</text:p>
          </table:table-cell>
          <table:table-cell table:formula="of:=MAX([$Matrix.D8];0)" office:value-type="float" office:value="0" calcext:value-type="float">
            <text:p>0</text:p>
          </table:table-cell>
          <table:table-cell table:formula="of:=MAX([$Matrix.E8];0)" office:value-type="float" office:value="0" calcext:value-type="float">
            <text:p>0</text:p>
          </table:table-cell>
          <table:table-cell table:formula="of:=MAX([$Matrix.F8];0)" office:value-type="float" office:value="0" calcext:value-type="float">
            <text:p>0</text:p>
          </table:table-cell>
          <table:table-cell table:formula="of:=MAX([$Matrix.G8];0)" office:value-type="float" office:value="0" calcext:value-type="float">
            <text:p>0</text:p>
          </table:table-cell>
          <table:table-cell table:formula="of:=MAX([$Matrix.H8];0)" office:value-type="float" office:value="0" calcext:value-type="float">
            <text:p>0</text:p>
          </table:table-cell>
          <table:table-cell table:formula="of:=MAX([$Matrix.I8];0)" office:value-type="float" office:value="0" calcext:value-type="float">
            <text:p>0</text:p>
          </table:table-cell>
          <table:table-cell table:formula="of:=MAX([$Matrix.J8];0)" office:value-type="float" office:value="0" calcext:value-type="float">
            <text:p>0</text:p>
          </table:table-cell>
          <table:table-cell table:formula="of:=MAX([$Matrix.K8];0)" office:value-type="float" office:value="0" calcext:value-type="float">
            <text:p>0</text:p>
          </table:table-cell>
          <table:table-cell table:formula="of:=MAX([$Matrix.L8];0)" office:value-type="float" office:value="0" calcext:value-type="float">
            <text:p>0</text:p>
          </table:table-cell>
          <table:table-cell table:formula="of:=MAX([$Matrix.M8];0)" office:value-type="float" office:value="0" calcext:value-type="float">
            <text:p>0</text:p>
          </table:table-cell>
          <table:table-cell table:formula="of:=MAX([$Matrix.N8];0)" office:value-type="float" office:value="0" calcext:value-type="float">
            <text:p>0</text:p>
          </table:table-cell>
          <table:table-cell table:formula="of:=MAX([$Matrix.O8];0)" office:value-type="float" office:value="0" calcext:value-type="float">
            <text:p>0</text:p>
          </table:table-cell>
          <table:table-cell table:formula="of:=MAX([$Matrix.P8];0)" office:value-type="float" office:value="0" calcext:value-type="float">
            <text:p>0</text:p>
          </table:table-cell>
          <table:table-cell table:formula="of:=MAX([$Matrix.Q8];0)" office:value-type="float" office:value="0" calcext:value-type="float">
            <text:p>0</text:p>
          </table:table-cell>
          <table:table-cell table:formula="of:=MAX([$Matrix.R8];0)" office:value-type="float" office:value="0" calcext:value-type="float">
            <text:p>0</text:p>
          </table:table-cell>
          <table:table-cell table:formula="of:=MAX([$Matrix.S8];0)" office:value-type="float" office:value="0" calcext:value-type="float">
            <text:p>0</text:p>
          </table:table-cell>
          <table:table-cell table:formula="of:=MAX([$Matrix.T8];0)" office:value-type="float" office:value="0" calcext:value-type="float">
            <text:p>0</text:p>
          </table:table-cell>
          <table:table-cell table:formula="of:=MAX([$Matrix.U8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028: Saving Private Ryan (1998)</text:p>
          </table:table-cell>
          <table:table-cell table:formula="of:=MAX([$Matrix.B9];0)" office:value-type="float" office:value="0" calcext:value-type="float">
            <text:p>0</text:p>
          </table:table-cell>
          <table:table-cell table:formula="of:=MAX([$Matrix.C9];0)" office:value-type="float" office:value="0" calcext:value-type="float">
            <text:p>0</text:p>
          </table:table-cell>
          <table:table-cell table:formula="of:=MAX([$Matrix.D9];0)" office:value-type="float" office:value="0" calcext:value-type="float">
            <text:p>0</text:p>
          </table:table-cell>
          <table:table-cell table:formula="of:=MAX([$Matrix.E9];0)" office:value-type="float" office:value="0" calcext:value-type="float">
            <text:p>0</text:p>
          </table:table-cell>
          <table:table-cell table:formula="of:=MAX([$Matrix.F9];0)" office:value-type="float" office:value="0" calcext:value-type="float">
            <text:p>0</text:p>
          </table:table-cell>
          <table:table-cell table:formula="of:=MAX([$Matrix.G9];0)" office:value-type="float" office:value="0" calcext:value-type="float">
            <text:p>0</text:p>
          </table:table-cell>
          <table:table-cell table:formula="of:=MAX([$Matrix.H9];0)" office:value-type="float" office:value="0" calcext:value-type="float">
            <text:p>0</text:p>
          </table:table-cell>
          <table:table-cell table:formula="of:=MAX([$Matrix.I9];0)" office:value-type="float" office:value="0" calcext:value-type="float">
            <text:p>0</text:p>
          </table:table-cell>
          <table:table-cell table:formula="of:=MAX([$Matrix.J9];0)" office:value-type="float" office:value="0" calcext:value-type="float">
            <text:p>0</text:p>
          </table:table-cell>
          <table:table-cell table:formula="of:=MAX([$Matrix.K9];0)" office:value-type="float" office:value="0" calcext:value-type="float">
            <text:p>0</text:p>
          </table:table-cell>
          <table:table-cell table:formula="of:=MAX([$Matrix.L9];0)" office:value-type="float" office:value="0" calcext:value-type="float">
            <text:p>0</text:p>
          </table:table-cell>
          <table:table-cell table:formula="of:=MAX([$Matrix.M9];0)" office:value-type="float" office:value="0" calcext:value-type="float">
            <text:p>0</text:p>
          </table:table-cell>
          <table:table-cell table:formula="of:=MAX([$Matrix.N9];0)" office:value-type="float" office:value="0" calcext:value-type="float">
            <text:p>0</text:p>
          </table:table-cell>
          <table:table-cell table:formula="of:=MAX([$Matrix.O9];0)" office:value-type="float" office:value="0" calcext:value-type="float">
            <text:p>0</text:p>
          </table:table-cell>
          <table:table-cell table:formula="of:=MAX([$Matrix.P9];0)" office:value-type="float" office:value="0" calcext:value-type="float">
            <text:p>0</text:p>
          </table:table-cell>
          <table:table-cell table:formula="of:=MAX([$Matrix.Q9];0)" office:value-type="float" office:value="0" calcext:value-type="float">
            <text:p>0</text:p>
          </table:table-cell>
          <table:table-cell table:formula="of:=MAX([$Matrix.R9];0)" office:value-type="float" office:value="0" calcext:value-type="float">
            <text:p>0</text:p>
          </table:table-cell>
          <table:table-cell table:formula="of:=MAX([$Matrix.S9];0)" office:value-type="float" office:value="0" calcext:value-type="float">
            <text:p>0</text:p>
          </table:table-cell>
          <table:table-cell table:formula="of:=MAX([$Matrix.T9];0)" office:value-type="float" office:value="0" calcext:value-type="float">
            <text:p>0</text:p>
          </table:table-cell>
          <table:table-cell table:formula="of:=MAX([$Matrix.U9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96: Pulp Fiction (1994)</text:p>
          </table:table-cell>
          <table:table-cell table:formula="of:=MAX([$Matrix.B10];0)" office:value-type="float" office:value="0" calcext:value-type="float">
            <text:p>0</text:p>
          </table:table-cell>
          <table:table-cell table:formula="of:=MAX([$Matrix.C10];0)" office:value-type="float" office:value="0" calcext:value-type="float">
            <text:p>0</text:p>
          </table:table-cell>
          <table:table-cell table:formula="of:=MAX([$Matrix.D10];0)" office:value-type="float" office:value="0" calcext:value-type="float">
            <text:p>0</text:p>
          </table:table-cell>
          <table:table-cell table:formula="of:=MAX([$Matrix.E10];0)" office:value-type="float" office:value="0" calcext:value-type="float">
            <text:p>0</text:p>
          </table:table-cell>
          <table:table-cell table:formula="of:=MAX([$Matrix.F10];0)" office:value-type="float" office:value="0" calcext:value-type="float">
            <text:p>0</text:p>
          </table:table-cell>
          <table:table-cell table:formula="of:=MAX([$Matrix.G10];0)" office:value-type="float" office:value="0" calcext:value-type="float">
            <text:p>0</text:p>
          </table:table-cell>
          <table:table-cell table:formula="of:=MAX([$Matrix.H10];0)" office:value-type="float" office:value="0" calcext:value-type="float">
            <text:p>0</text:p>
          </table:table-cell>
          <table:table-cell table:formula="of:=MAX([$Matrix.I10];0)" office:value-type="float" office:value="0" calcext:value-type="float">
            <text:p>0</text:p>
          </table:table-cell>
          <table:table-cell table:formula="of:=MAX([$Matrix.J10];0)" office:value-type="float" office:value="0" calcext:value-type="float">
            <text:p>0</text:p>
          </table:table-cell>
          <table:table-cell table:formula="of:=MAX([$Matrix.K10];0)" office:value-type="float" office:value="0" calcext:value-type="float">
            <text:p>0</text:p>
          </table:table-cell>
          <table:table-cell table:formula="of:=MAX([$Matrix.L10];0)" office:value-type="float" office:value="0" calcext:value-type="float">
            <text:p>0</text:p>
          </table:table-cell>
          <table:table-cell table:formula="of:=MAX([$Matrix.M10];0)" office:value-type="float" office:value="0" calcext:value-type="float">
            <text:p>0</text:p>
          </table:table-cell>
          <table:table-cell table:formula="of:=MAX([$Matrix.N10];0)" office:value-type="float" office:value="0" calcext:value-type="float">
            <text:p>0</text:p>
          </table:table-cell>
          <table:table-cell table:formula="of:=MAX([$Matrix.O10];0)" office:value-type="float" office:value="0" calcext:value-type="float">
            <text:p>0</text:p>
          </table:table-cell>
          <table:table-cell table:formula="of:=MAX([$Matrix.P10];0)" office:value-type="float" office:value="0" calcext:value-type="float">
            <text:p>0</text:p>
          </table:table-cell>
          <table:table-cell table:formula="of:=MAX([$Matrix.Q10];0)" office:value-type="float" office:value="0" calcext:value-type="float">
            <text:p>0</text:p>
          </table:table-cell>
          <table:table-cell table:formula="of:=MAX([$Matrix.R10];0)" office:value-type="float" office:value="0" calcext:value-type="float">
            <text:p>0</text:p>
          </table:table-cell>
          <table:table-cell table:formula="of:=MAX([$Matrix.S10];0)" office:value-type="float" office:value="0" calcext:value-type="float">
            <text:p>0</text:p>
          </table:table-cell>
          <table:table-cell table:formula="of:=MAX([$Matrix.T10];0)" office:value-type="float" office:value="0" calcext:value-type="float">
            <text:p>0</text:p>
          </table:table-cell>
          <table:table-cell table:formula="of:=MAX([$Matrix.U10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259: Stand by Me (1986)</text:p>
          </table:table-cell>
          <table:table-cell table:formula="of:=MAX([$Matrix.B11];0)" office:value-type="float" office:value="0" calcext:value-type="float">
            <text:p>0</text:p>
          </table:table-cell>
          <table:table-cell table:formula="of:=MAX([$Matrix.C11];0)" office:value-type="float" office:value="0" calcext:value-type="float">
            <text:p>0</text:p>
          </table:table-cell>
          <table:table-cell table:formula="of:=MAX([$Matrix.D11];0)" office:value-type="float" office:value="0" calcext:value-type="float">
            <text:p>0</text:p>
          </table:table-cell>
          <table:table-cell table:formula="of:=MAX([$Matrix.E11];0)" office:value-type="float" office:value="0" calcext:value-type="float">
            <text:p>0</text:p>
          </table:table-cell>
          <table:table-cell table:formula="of:=MAX([$Matrix.F11];0)" office:value-type="float" office:value="0" calcext:value-type="float">
            <text:p>0</text:p>
          </table:table-cell>
          <table:table-cell table:formula="of:=MAX([$Matrix.G11];0)" office:value-type="float" office:value="0" calcext:value-type="float">
            <text:p>0</text:p>
          </table:table-cell>
          <table:table-cell table:formula="of:=MAX([$Matrix.H11];0)" office:value-type="float" office:value="0" calcext:value-type="float">
            <text:p>0</text:p>
          </table:table-cell>
          <table:table-cell table:formula="of:=MAX([$Matrix.I11];0)" office:value-type="float" office:value="0" calcext:value-type="float">
            <text:p>0</text:p>
          </table:table-cell>
          <table:table-cell table:formula="of:=MAX([$Matrix.J11];0)" office:value-type="float" office:value="0" calcext:value-type="float">
            <text:p>0</text:p>
          </table:table-cell>
          <table:table-cell table:formula="of:=MAX([$Matrix.K11];0)" office:value-type="float" office:value="0" calcext:value-type="float">
            <text:p>0</text:p>
          </table:table-cell>
          <table:table-cell table:formula="of:=MAX([$Matrix.L11];0)" office:value-type="float" office:value="0" calcext:value-type="float">
            <text:p>0</text:p>
          </table:table-cell>
          <table:table-cell table:formula="of:=MAX([$Matrix.M11];0)" office:value-type="float" office:value="0" calcext:value-type="float">
            <text:p>0</text:p>
          </table:table-cell>
          <table:table-cell table:formula="of:=MAX([$Matrix.N11];0)" office:value-type="float" office:value="0" calcext:value-type="float">
            <text:p>0</text:p>
          </table:table-cell>
          <table:table-cell table:formula="of:=MAX([$Matrix.O11];0)" office:value-type="float" office:value="0" calcext:value-type="float">
            <text:p>0</text:p>
          </table:table-cell>
          <table:table-cell table:formula="of:=MAX([$Matrix.P11];0)" office:value-type="float" office:value="0" calcext:value-type="float">
            <text:p>0</text:p>
          </table:table-cell>
          <table:table-cell table:formula="of:=MAX([$Matrix.Q11];0)" office:value-type="float" office:value="0" calcext:value-type="float">
            <text:p>0</text:p>
          </table:table-cell>
          <table:table-cell table:formula="of:=MAX([$Matrix.R11];0)" office:value-type="float" office:value="0" calcext:value-type="float">
            <text:p>0</text:p>
          </table:table-cell>
          <table:table-cell table:formula="of:=MAX([$Matrix.S11];0)" office:value-type="float" office:value="0" calcext:value-type="float">
            <text:p>0</text:p>
          </table:table-cell>
          <table:table-cell table:formula="of:=MAX([$Matrix.T11];0)" office:value-type="float" office:value="0" calcext:value-type="float">
            <text:p>0</text:p>
          </table:table-cell>
          <table:table-cell table:formula="of:=MAX([$Matrix.U11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396: Shakespeare in Love (1998)</text:p>
          </table:table-cell>
          <table:table-cell table:formula="of:=MAX([$Matrix.B12];0)" office:value-type="float" office:value="0" calcext:value-type="float">
            <text:p>0</text:p>
          </table:table-cell>
          <table:table-cell table:formula="of:=MAX([$Matrix.C12];0)" office:value-type="float" office:value="0" calcext:value-type="float">
            <text:p>0</text:p>
          </table:table-cell>
          <table:table-cell table:formula="of:=MAX([$Matrix.D12];0)" office:value-type="float" office:value="0" calcext:value-type="float">
            <text:p>0</text:p>
          </table:table-cell>
          <table:table-cell table:formula="of:=MAX([$Matrix.E12];0)" office:value-type="float" office:value="0" calcext:value-type="float">
            <text:p>0</text:p>
          </table:table-cell>
          <table:table-cell table:formula="of:=MAX([$Matrix.F12];0)" office:value-type="float" office:value="0" calcext:value-type="float">
            <text:p>0</text:p>
          </table:table-cell>
          <table:table-cell table:formula="of:=MAX([$Matrix.G12];0)" office:value-type="float" office:value="0" calcext:value-type="float">
            <text:p>0</text:p>
          </table:table-cell>
          <table:table-cell table:formula="of:=MAX([$Matrix.H12];0)" office:value-type="float" office:value="0" calcext:value-type="float">
            <text:p>0</text:p>
          </table:table-cell>
          <table:table-cell table:formula="of:=MAX([$Matrix.I12];0)" office:value-type="float" office:value="0" calcext:value-type="float">
            <text:p>0</text:p>
          </table:table-cell>
          <table:table-cell table:formula="of:=MAX([$Matrix.J12];0)" office:value-type="float" office:value="0" calcext:value-type="float">
            <text:p>0</text:p>
          </table:table-cell>
          <table:table-cell table:formula="of:=MAX([$Matrix.K12];0)" office:value-type="float" office:value="0" calcext:value-type="float">
            <text:p>0</text:p>
          </table:table-cell>
          <table:table-cell table:formula="of:=MAX([$Matrix.L12];0)" office:value-type="float" office:value="0" calcext:value-type="float">
            <text:p>0</text:p>
          </table:table-cell>
          <table:table-cell table:formula="of:=MAX([$Matrix.M12];0)" office:value-type="float" office:value="0" calcext:value-type="float">
            <text:p>0</text:p>
          </table:table-cell>
          <table:table-cell table:formula="of:=MAX([$Matrix.N12];0)" office:value-type="float" office:value="0" calcext:value-type="float">
            <text:p>0</text:p>
          </table:table-cell>
          <table:table-cell table:formula="of:=MAX([$Matrix.O12];0)" office:value-type="float" office:value="0" calcext:value-type="float">
            <text:p>0</text:p>
          </table:table-cell>
          <table:table-cell table:formula="of:=MAX([$Matrix.P12];0)" office:value-type="float" office:value="0" calcext:value-type="float">
            <text:p>0</text:p>
          </table:table-cell>
          <table:table-cell table:formula="of:=MAX([$Matrix.Q12];0)" office:value-type="float" office:value="0" calcext:value-type="float">
            <text:p>0</text:p>
          </table:table-cell>
          <table:table-cell table:formula="of:=MAX([$Matrix.R12];0)" office:value-type="float" office:value="0" calcext:value-type="float">
            <text:p>0</text:p>
          </table:table-cell>
          <table:table-cell table:formula="of:=MAX([$Matrix.S12];0)" office:value-type="float" office:value="0" calcext:value-type="float">
            <text:p>0</text:p>
          </table:table-cell>
          <table:table-cell table:formula="of:=MAX([$Matrix.T12];0)" office:value-type="float" office:value="0" calcext:value-type="float">
            <text:p>0</text:p>
          </table:table-cell>
          <table:table-cell table:formula="of:=MAX([$Matrix.U12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916: Total Recall (1990)</text:p>
          </table:table-cell>
          <table:table-cell table:formula="of:=MAX([$Matrix.B13];0)" office:value-type="float" office:value="0" calcext:value-type="float">
            <text:p>0</text:p>
          </table:table-cell>
          <table:table-cell table:formula="of:=MAX([$Matrix.C13];0)" office:value-type="float" office:value="0" calcext:value-type="float">
            <text:p>0</text:p>
          </table:table-cell>
          <table:table-cell table:formula="of:=MAX([$Matrix.D13];0)" office:value-type="float" office:value="0" calcext:value-type="float">
            <text:p>0</text:p>
          </table:table-cell>
          <table:table-cell table:formula="of:=MAX([$Matrix.E13];0)" office:value-type="float" office:value="0" calcext:value-type="float">
            <text:p>0</text:p>
          </table:table-cell>
          <table:table-cell table:formula="of:=MAX([$Matrix.F13];0)" office:value-type="float" office:value="0" calcext:value-type="float">
            <text:p>0</text:p>
          </table:table-cell>
          <table:table-cell table:formula="of:=MAX([$Matrix.G13];0)" office:value-type="float" office:value="0" calcext:value-type="float">
            <text:p>0</text:p>
          </table:table-cell>
          <table:table-cell table:formula="of:=MAX([$Matrix.H13];0)" office:value-type="float" office:value="0" calcext:value-type="float">
            <text:p>0</text:p>
          </table:table-cell>
          <table:table-cell table:formula="of:=MAX([$Matrix.I13];0)" office:value-type="float" office:value="0" calcext:value-type="float">
            <text:p>0</text:p>
          </table:table-cell>
          <table:table-cell table:formula="of:=MAX([$Matrix.J13];0)" office:value-type="float" office:value="0" calcext:value-type="float">
            <text:p>0</text:p>
          </table:table-cell>
          <table:table-cell table:formula="of:=MAX([$Matrix.K13];0)" office:value-type="float" office:value="0" calcext:value-type="float">
            <text:p>0</text:p>
          </table:table-cell>
          <table:table-cell table:formula="of:=MAX([$Matrix.L13];0)" office:value-type="float" office:value="0" calcext:value-type="float">
            <text:p>0</text:p>
          </table:table-cell>
          <table:table-cell table:formula="of:=MAX([$Matrix.M13];0)" office:value-type="float" office:value="0" calcext:value-type="float">
            <text:p>0</text:p>
          </table:table-cell>
          <table:table-cell table:formula="of:=MAX([$Matrix.N13];0)" office:value-type="float" office:value="0" calcext:value-type="float">
            <text:p>0</text:p>
          </table:table-cell>
          <table:table-cell table:formula="of:=MAX([$Matrix.O13];0)" office:value-type="float" office:value="0" calcext:value-type="float">
            <text:p>0</text:p>
          </table:table-cell>
          <table:table-cell table:formula="of:=MAX([$Matrix.P13];0)" office:value-type="float" office:value="0" calcext:value-type="float">
            <text:p>0</text:p>
          </table:table-cell>
          <table:table-cell table:formula="of:=MAX([$Matrix.Q13];0)" office:value-type="float" office:value="0" calcext:value-type="float">
            <text:p>0</text:p>
          </table:table-cell>
          <table:table-cell table:formula="of:=MAX([$Matrix.R13];0)" office:value-type="float" office:value="0" calcext:value-type="float">
            <text:p>0</text:p>
          </table:table-cell>
          <table:table-cell table:formula="of:=MAX([$Matrix.S13];0)" office:value-type="float" office:value="0" calcext:value-type="float">
            <text:p>0</text:p>
          </table:table-cell>
          <table:table-cell table:formula="of:=MAX([$Matrix.T13];0)" office:value-type="float" office:value="0" calcext:value-type="float">
            <text:p>0</text:p>
          </table:table-cell>
          <table:table-cell table:formula="of:=MAX([$Matrix.U13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780: Independence Day (ID4) (1996)</text:p>
          </table:table-cell>
          <table:table-cell table:formula="of:=MAX([$Matrix.B14];0)" office:value-type="float" office:value="0" calcext:value-type="float">
            <text:p>0</text:p>
          </table:table-cell>
          <table:table-cell table:formula="of:=MAX([$Matrix.C14];0)" office:value-type="float" office:value="0" calcext:value-type="float">
            <text:p>0</text:p>
          </table:table-cell>
          <table:table-cell table:formula="of:=MAX([$Matrix.D14];0)" office:value-type="float" office:value="0" calcext:value-type="float">
            <text:p>0</text:p>
          </table:table-cell>
          <table:table-cell table:formula="of:=MAX([$Matrix.E14];0)" office:value-type="float" office:value="0" calcext:value-type="float">
            <text:p>0</text:p>
          </table:table-cell>
          <table:table-cell table:formula="of:=MAX([$Matrix.F14];0)" office:value-type="float" office:value="0" calcext:value-type="float">
            <text:p>0</text:p>
          </table:table-cell>
          <table:table-cell table:formula="of:=MAX([$Matrix.G14];0)" office:value-type="float" office:value="0" calcext:value-type="float">
            <text:p>0</text:p>
          </table:table-cell>
          <table:table-cell table:formula="of:=MAX([$Matrix.H14];0)" office:value-type="float" office:value="0" calcext:value-type="float">
            <text:p>0</text:p>
          </table:table-cell>
          <table:table-cell table:formula="of:=MAX([$Matrix.I14];0)" office:value-type="float" office:value="0" calcext:value-type="float">
            <text:p>0</text:p>
          </table:table-cell>
          <table:table-cell table:formula="of:=MAX([$Matrix.J14];0)" office:value-type="float" office:value="0" calcext:value-type="float">
            <text:p>0</text:p>
          </table:table-cell>
          <table:table-cell table:formula="of:=MAX([$Matrix.K14];0)" office:value-type="float" office:value="0" calcext:value-type="float">
            <text:p>0</text:p>
          </table:table-cell>
          <table:table-cell table:formula="of:=MAX([$Matrix.L14];0)" office:value-type="float" office:value="0" calcext:value-type="float">
            <text:p>0</text:p>
          </table:table-cell>
          <table:table-cell table:formula="of:=MAX([$Matrix.M14];0)" office:value-type="float" office:value="0" calcext:value-type="float">
            <text:p>0</text:p>
          </table:table-cell>
          <table:table-cell table:formula="of:=MAX([$Matrix.N14];0)" office:value-type="float" office:value="0" calcext:value-type="float">
            <text:p>0</text:p>
          </table:table-cell>
          <table:table-cell table:formula="of:=MAX([$Matrix.O14];0)" office:value-type="float" office:value="0" calcext:value-type="float">
            <text:p>0</text:p>
          </table:table-cell>
          <table:table-cell table:formula="of:=MAX([$Matrix.P14];0)" office:value-type="float" office:value="0" calcext:value-type="float">
            <text:p>0</text:p>
          </table:table-cell>
          <table:table-cell table:formula="of:=MAX([$Matrix.Q14];0)" office:value-type="float" office:value="0" calcext:value-type="float">
            <text:p>0</text:p>
          </table:table-cell>
          <table:table-cell table:formula="of:=MAX([$Matrix.R14];0)" office:value-type="float" office:value="0" calcext:value-type="float">
            <text:p>0</text:p>
          </table:table-cell>
          <table:table-cell table:formula="of:=MAX([$Matrix.S14];0)" office:value-type="float" office:value="0" calcext:value-type="float">
            <text:p>0</text:p>
          </table:table-cell>
          <table:table-cell table:formula="of:=MAX([$Matrix.T14];0)" office:value-type="float" office:value="0" calcext:value-type="float">
            <text:p>0</text:p>
          </table:table-cell>
          <table:table-cell table:formula="of:=MAX([$Matrix.U14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541: Blade Runner (1982)</text:p>
          </table:table-cell>
          <table:table-cell table:formula="of:=MAX([$Matrix.B15];0)" office:value-type="float" office:value="0" calcext:value-type="float">
            <text:p>0</text:p>
          </table:table-cell>
          <table:table-cell table:formula="of:=MAX([$Matrix.C15];0)" office:value-type="float" office:value="0" calcext:value-type="float">
            <text:p>0</text:p>
          </table:table-cell>
          <table:table-cell table:formula="of:=MAX([$Matrix.D15];0)" office:value-type="float" office:value="0" calcext:value-type="float">
            <text:p>0</text:p>
          </table:table-cell>
          <table:table-cell table:formula="of:=MAX([$Matrix.E15];0)" office:value-type="float" office:value="0" calcext:value-type="float">
            <text:p>0</text:p>
          </table:table-cell>
          <table:table-cell table:formula="of:=MAX([$Matrix.F15];0)" office:value-type="float" office:value="0" calcext:value-type="float">
            <text:p>0</text:p>
          </table:table-cell>
          <table:table-cell table:formula="of:=MAX([$Matrix.G15];0)" office:value-type="float" office:value="0" calcext:value-type="float">
            <text:p>0</text:p>
          </table:table-cell>
          <table:table-cell table:formula="of:=MAX([$Matrix.H15];0)" office:value-type="float" office:value="0" calcext:value-type="float">
            <text:p>0</text:p>
          </table:table-cell>
          <table:table-cell table:formula="of:=MAX([$Matrix.I15];0)" office:value-type="float" office:value="0" calcext:value-type="float">
            <text:p>0</text:p>
          </table:table-cell>
          <table:table-cell table:formula="of:=MAX([$Matrix.J15];0)" office:value-type="float" office:value="0" calcext:value-type="float">
            <text:p>0</text:p>
          </table:table-cell>
          <table:table-cell table:formula="of:=MAX([$Matrix.K15];0)" office:value-type="float" office:value="0" calcext:value-type="float">
            <text:p>0</text:p>
          </table:table-cell>
          <table:table-cell table:formula="of:=MAX([$Matrix.L15];0)" office:value-type="float" office:value="0" calcext:value-type="float">
            <text:p>0</text:p>
          </table:table-cell>
          <table:table-cell table:formula="of:=MAX([$Matrix.M15];0)" office:value-type="float" office:value="0" calcext:value-type="float">
            <text:p>0</text:p>
          </table:table-cell>
          <table:table-cell table:formula="of:=MAX([$Matrix.N15];0)" office:value-type="float" office:value="0" calcext:value-type="float">
            <text:p>0</text:p>
          </table:table-cell>
          <table:table-cell table:formula="of:=MAX([$Matrix.O15];0)" office:value-type="float" office:value="0" calcext:value-type="float">
            <text:p>0</text:p>
          </table:table-cell>
          <table:table-cell table:formula="of:=MAX([$Matrix.P15];0)" office:value-type="float" office:value="0" calcext:value-type="float">
            <text:p>0</text:p>
          </table:table-cell>
          <table:table-cell table:formula="of:=MAX([$Matrix.Q15];0)" office:value-type="float" office:value="0" calcext:value-type="float">
            <text:p>0</text:p>
          </table:table-cell>
          <table:table-cell table:formula="of:=MAX([$Matrix.R15];0)" office:value-type="float" office:value="0" calcext:value-type="float">
            <text:p>0</text:p>
          </table:table-cell>
          <table:table-cell table:formula="of:=MAX([$Matrix.S15];0)" office:value-type="float" office:value="0" calcext:value-type="float">
            <text:p>0</text:p>
          </table:table-cell>
          <table:table-cell table:formula="of:=MAX([$Matrix.T15];0)" office:value-type="float" office:value="0" calcext:value-type="float">
            <text:p>0</text:p>
          </table:table-cell>
          <table:table-cell table:formula="of:=MAX([$Matrix.U15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265: Groundhog Day (1993)</text:p>
          </table:table-cell>
          <table:table-cell table:formula="of:=MAX([$Matrix.B16];0)" office:value-type="float" office:value="0" calcext:value-type="float">
            <text:p>0</text:p>
          </table:table-cell>
          <table:table-cell table:formula="of:=MAX([$Matrix.C16];0)" office:value-type="float" office:value="0" calcext:value-type="float">
            <text:p>0</text:p>
          </table:table-cell>
          <table:table-cell table:formula="of:=MAX([$Matrix.D16];0)" office:value-type="float" office:value="0" calcext:value-type="float">
            <text:p>0</text:p>
          </table:table-cell>
          <table:table-cell table:formula="of:=MAX([$Matrix.E16];0)" office:value-type="float" office:value="0" calcext:value-type="float">
            <text:p>0</text:p>
          </table:table-cell>
          <table:table-cell table:formula="of:=MAX([$Matrix.F16];0)" office:value-type="float" office:value="0" calcext:value-type="float">
            <text:p>0</text:p>
          </table:table-cell>
          <table:table-cell table:formula="of:=MAX([$Matrix.G16];0)" office:value-type="float" office:value="0" calcext:value-type="float">
            <text:p>0</text:p>
          </table:table-cell>
          <table:table-cell table:formula="of:=MAX([$Matrix.H16];0)" office:value-type="float" office:value="0" calcext:value-type="float">
            <text:p>0</text:p>
          </table:table-cell>
          <table:table-cell table:formula="of:=MAX([$Matrix.I16];0)" office:value-type="float" office:value="0" calcext:value-type="float">
            <text:p>0</text:p>
          </table:table-cell>
          <table:table-cell table:formula="of:=MAX([$Matrix.J16];0)" office:value-type="float" office:value="0" calcext:value-type="float">
            <text:p>0</text:p>
          </table:table-cell>
          <table:table-cell table:formula="of:=MAX([$Matrix.K16];0)" office:value-type="float" office:value="0" calcext:value-type="float">
            <text:p>0</text:p>
          </table:table-cell>
          <table:table-cell table:formula="of:=MAX([$Matrix.L16];0)" office:value-type="float" office:value="0" calcext:value-type="float">
            <text:p>0</text:p>
          </table:table-cell>
          <table:table-cell table:formula="of:=MAX([$Matrix.M16];0)" office:value-type="float" office:value="0" calcext:value-type="float">
            <text:p>0</text:p>
          </table:table-cell>
          <table:table-cell table:formula="of:=MAX([$Matrix.N16];0)" office:value-type="float" office:value="0" calcext:value-type="float">
            <text:p>0</text:p>
          </table:table-cell>
          <table:table-cell table:formula="of:=MAX([$Matrix.O16];0)" office:value-type="float" office:value="0" calcext:value-type="float">
            <text:p>0</text:p>
          </table:table-cell>
          <table:table-cell table:formula="of:=MAX([$Matrix.P16];0)" office:value-type="float" office:value="0" calcext:value-type="float">
            <text:p>0</text:p>
          </table:table-cell>
          <table:table-cell table:formula="of:=MAX([$Matrix.Q16];0)" office:value-type="float" office:value="0" calcext:value-type="float">
            <text:p>0</text:p>
          </table:table-cell>
          <table:table-cell table:formula="of:=MAX([$Matrix.R16];0)" office:value-type="float" office:value="0" calcext:value-type="float">
            <text:p>0</text:p>
          </table:table-cell>
          <table:table-cell table:formula="of:=MAX([$Matrix.S16];0)" office:value-type="float" office:value="0" calcext:value-type="float">
            <text:p>0</text:p>
          </table:table-cell>
          <table:table-cell table:formula="of:=MAX([$Matrix.T16];0)" office:value-type="float" office:value="0" calcext:value-type="float">
            <text:p>0</text:p>
          </table:table-cell>
          <table:table-cell table:formula="of:=MAX([$Matrix.U16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571: Matrix, The (1999)</text:p>
          </table:table-cell>
          <table:table-cell table:formula="of:=MAX([$Matrix.B17];0)" office:value-type="float" office:value="0" calcext:value-type="float">
            <text:p>0</text:p>
          </table:table-cell>
          <table:table-cell table:formula="of:=MAX([$Matrix.C17];0)" office:value-type="float" office:value="0" calcext:value-type="float">
            <text:p>0</text:p>
          </table:table-cell>
          <table:table-cell table:formula="of:=MAX([$Matrix.D17];0)" office:value-type="float" office:value="0" calcext:value-type="float">
            <text:p>0</text:p>
          </table:table-cell>
          <table:table-cell table:formula="of:=MAX([$Matrix.E17];0)" office:value-type="float" office:value="0" calcext:value-type="float">
            <text:p>0</text:p>
          </table:table-cell>
          <table:table-cell table:formula="of:=MAX([$Matrix.F17];0)" office:value-type="float" office:value="0" calcext:value-type="float">
            <text:p>0</text:p>
          </table:table-cell>
          <table:table-cell table:formula="of:=MAX([$Matrix.G17];0)" office:value-type="float" office:value="0" calcext:value-type="float">
            <text:p>0</text:p>
          </table:table-cell>
          <table:table-cell table:formula="of:=MAX([$Matrix.H17];0)" office:value-type="float" office:value="0" calcext:value-type="float">
            <text:p>0</text:p>
          </table:table-cell>
          <table:table-cell table:formula="of:=MAX([$Matrix.I17];0)" office:value-type="float" office:value="0" calcext:value-type="float">
            <text:p>0</text:p>
          </table:table-cell>
          <table:table-cell table:formula="of:=MAX([$Matrix.J17];0)" office:value-type="float" office:value="0" calcext:value-type="float">
            <text:p>0</text:p>
          </table:table-cell>
          <table:table-cell table:formula="of:=MAX([$Matrix.K17];0)" office:value-type="float" office:value="0" calcext:value-type="float">
            <text:p>0</text:p>
          </table:table-cell>
          <table:table-cell table:formula="of:=MAX([$Matrix.L17];0)" office:value-type="float" office:value="0" calcext:value-type="float">
            <text:p>0</text:p>
          </table:table-cell>
          <table:table-cell table:formula="of:=MAX([$Matrix.M17];0)" office:value-type="float" office:value="0" calcext:value-type="float">
            <text:p>0</text:p>
          </table:table-cell>
          <table:table-cell table:formula="of:=MAX([$Matrix.N17];0)" office:value-type="float" office:value="0" calcext:value-type="float">
            <text:p>0</text:p>
          </table:table-cell>
          <table:table-cell table:formula="of:=MAX([$Matrix.O17];0)" office:value-type="float" office:value="0" calcext:value-type="float">
            <text:p>0</text:p>
          </table:table-cell>
          <table:table-cell table:formula="of:=MAX([$Matrix.P17];0)" office:value-type="float" office:value="0" calcext:value-type="float">
            <text:p>0</text:p>
          </table:table-cell>
          <table:table-cell table:formula="of:=MAX([$Matrix.Q17];0)" office:value-type="float" office:value="0" calcext:value-type="float">
            <text:p>0</text:p>
          </table:table-cell>
          <table:table-cell table:formula="of:=MAX([$Matrix.R17];0)" office:value-type="float" office:value="0" calcext:value-type="float">
            <text:p>0</text:p>
          </table:table-cell>
          <table:table-cell table:formula="of:=MAX([$Matrix.S17];0)" office:value-type="float" office:value="0" calcext:value-type="float">
            <text:p>0</text:p>
          </table:table-cell>
          <table:table-cell table:formula="of:=MAX([$Matrix.T17];0)" office:value-type="float" office:value="0" calcext:value-type="float">
            <text:p>0</text:p>
          </table:table-cell>
          <table:table-cell table:formula="of:=MAX([$Matrix.U17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527: Schindler's List (1993)</text:p>
          </table:table-cell>
          <table:table-cell table:formula="of:=MAX([$Matrix.B18];0)" office:value-type="float" office:value="0" calcext:value-type="float">
            <text:p>0</text:p>
          </table:table-cell>
          <table:table-cell table:formula="of:=MAX([$Matrix.C18];0)" office:value-type="float" office:value="0" calcext:value-type="float">
            <text:p>0</text:p>
          </table:table-cell>
          <table:table-cell table:formula="of:=MAX([$Matrix.D18];0)" office:value-type="float" office:value="0" calcext:value-type="float">
            <text:p>0</text:p>
          </table:table-cell>
          <table:table-cell table:formula="of:=MAX([$Matrix.E18];0)" office:value-type="float" office:value="0" calcext:value-type="float">
            <text:p>0</text:p>
          </table:table-cell>
          <table:table-cell table:formula="of:=MAX([$Matrix.F18];0)" office:value-type="float" office:value="0" calcext:value-type="float">
            <text:p>0</text:p>
          </table:table-cell>
          <table:table-cell table:formula="of:=MAX([$Matrix.G18];0)" office:value-type="float" office:value="0" calcext:value-type="float">
            <text:p>0</text:p>
          </table:table-cell>
          <table:table-cell table:formula="of:=MAX([$Matrix.H18];0)" office:value-type="float" office:value="0" calcext:value-type="float">
            <text:p>0</text:p>
          </table:table-cell>
          <table:table-cell table:formula="of:=MAX([$Matrix.I18];0)" office:value-type="float" office:value="0" calcext:value-type="float">
            <text:p>0</text:p>
          </table:table-cell>
          <table:table-cell table:formula="of:=MAX([$Matrix.J18];0)" office:value-type="float" office:value="0" calcext:value-type="float">
            <text:p>0</text:p>
          </table:table-cell>
          <table:table-cell table:formula="of:=MAX([$Matrix.K18];0)" office:value-type="float" office:value="0" calcext:value-type="float">
            <text:p>0</text:p>
          </table:table-cell>
          <table:table-cell table:formula="of:=MAX([$Matrix.L18];0)" office:value-type="float" office:value="0" calcext:value-type="float">
            <text:p>0</text:p>
          </table:table-cell>
          <table:table-cell table:formula="of:=MAX([$Matrix.M18];0)" office:value-type="float" office:value="0" calcext:value-type="float">
            <text:p>0</text:p>
          </table:table-cell>
          <table:table-cell table:formula="of:=MAX([$Matrix.N18];0)" office:value-type="float" office:value="0" calcext:value-type="float">
            <text:p>0</text:p>
          </table:table-cell>
          <table:table-cell table:formula="of:=MAX([$Matrix.O18];0)" office:value-type="float" office:value="0" calcext:value-type="float">
            <text:p>0</text:p>
          </table:table-cell>
          <table:table-cell table:formula="of:=MAX([$Matrix.P18];0)" office:value-type="float" office:value="0" calcext:value-type="float">
            <text:p>0</text:p>
          </table:table-cell>
          <table:table-cell table:formula="of:=MAX([$Matrix.Q18];0)" office:value-type="float" office:value="0" calcext:value-type="float">
            <text:p>0</text:p>
          </table:table-cell>
          <table:table-cell table:formula="of:=MAX([$Matrix.R18];0)" office:value-type="float" office:value="0" calcext:value-type="float">
            <text:p>0</text:p>
          </table:table-cell>
          <table:table-cell table:formula="of:=MAX([$Matrix.S18];0)" office:value-type="float" office:value="0" calcext:value-type="float">
            <text:p>0</text:p>
          </table:table-cell>
          <table:table-cell table:formula="of:=MAX([$Matrix.T18];0)" office:value-type="float" office:value="0" calcext:value-type="float">
            <text:p>0</text:p>
          </table:table-cell>
          <table:table-cell table:formula="of:=MAX([$Matrix.U18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2762: Sixth Sense, The (1999)</text:p>
          </table:table-cell>
          <table:table-cell table:formula="of:=MAX([$Matrix.B19];0)" office:value-type="float" office:value="0" calcext:value-type="float">
            <text:p>0</text:p>
          </table:table-cell>
          <table:table-cell table:formula="of:=MAX([$Matrix.C19];0)" office:value-type="float" office:value="0" calcext:value-type="float">
            <text:p>0</text:p>
          </table:table-cell>
          <table:table-cell table:formula="of:=MAX([$Matrix.D19];0)" office:value-type="float" office:value="0" calcext:value-type="float">
            <text:p>0</text:p>
          </table:table-cell>
          <table:table-cell table:formula="of:=MAX([$Matrix.E19];0)" office:value-type="float" office:value="0" calcext:value-type="float">
            <text:p>0</text:p>
          </table:table-cell>
          <table:table-cell table:formula="of:=MAX([$Matrix.F19];0)" office:value-type="float" office:value="0" calcext:value-type="float">
            <text:p>0</text:p>
          </table:table-cell>
          <table:table-cell table:formula="of:=MAX([$Matrix.G19];0)" office:value-type="float" office:value="0" calcext:value-type="float">
            <text:p>0</text:p>
          </table:table-cell>
          <table:table-cell table:formula="of:=MAX([$Matrix.H19];0)" office:value-type="float" office:value="0" calcext:value-type="float">
            <text:p>0</text:p>
          </table:table-cell>
          <table:table-cell table:formula="of:=MAX([$Matrix.I19];0)" office:value-type="float" office:value="0" calcext:value-type="float">
            <text:p>0</text:p>
          </table:table-cell>
          <table:table-cell table:formula="of:=MAX([$Matrix.J19];0)" office:value-type="float" office:value="0" calcext:value-type="float">
            <text:p>0</text:p>
          </table:table-cell>
          <table:table-cell table:formula="of:=MAX([$Matrix.K19];0)" office:value-type="float" office:value="0" calcext:value-type="float">
            <text:p>0</text:p>
          </table:table-cell>
          <table:table-cell table:formula="of:=MAX([$Matrix.L19];0)" office:value-type="float" office:value="0" calcext:value-type="float">
            <text:p>0</text:p>
          </table:table-cell>
          <table:table-cell table:formula="of:=MAX([$Matrix.M19];0)" office:value-type="float" office:value="0" calcext:value-type="float">
            <text:p>0</text:p>
          </table:table-cell>
          <table:table-cell table:formula="of:=MAX([$Matrix.N19];0)" office:value-type="float" office:value="0" calcext:value-type="float">
            <text:p>0</text:p>
          </table:table-cell>
          <table:table-cell table:formula="of:=MAX([$Matrix.O19];0)" office:value-type="float" office:value="0" calcext:value-type="float">
            <text:p>0</text:p>
          </table:table-cell>
          <table:table-cell table:formula="of:=MAX([$Matrix.P19];0)" office:value-type="float" office:value="0" calcext:value-type="float">
            <text:p>0</text:p>
          </table:table-cell>
          <table:table-cell table:formula="of:=MAX([$Matrix.Q19];0)" office:value-type="float" office:value="0" calcext:value-type="float">
            <text:p>0</text:p>
          </table:table-cell>
          <table:table-cell table:formula="of:=MAX([$Matrix.R19];0)" office:value-type="float" office:value="0" calcext:value-type="float">
            <text:p>0</text:p>
          </table:table-cell>
          <table:table-cell table:formula="of:=MAX([$Matrix.S19];0)" office:value-type="float" office:value="0" calcext:value-type="float">
            <text:p>0</text:p>
          </table:table-cell>
          <table:table-cell table:formula="of:=MAX([$Matrix.T19];0)" office:value-type="float" office:value="0" calcext:value-type="float">
            <text:p>0</text:p>
          </table:table-cell>
          <table:table-cell table:formula="of:=MAX([$Matrix.U19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1198: Raiders of the Lost Ark (1981)</text:p>
          </table:table-cell>
          <table:table-cell table:formula="of:=MAX([$Matrix.B20];0)" office:value-type="float" office:value="0" calcext:value-type="float">
            <text:p>0</text:p>
          </table:table-cell>
          <table:table-cell table:formula="of:=MAX([$Matrix.C20];0)" office:value-type="float" office:value="0" calcext:value-type="float">
            <text:p>0</text:p>
          </table:table-cell>
          <table:table-cell table:formula="of:=MAX([$Matrix.D20];0)" office:value-type="float" office:value="0" calcext:value-type="float">
            <text:p>0</text:p>
          </table:table-cell>
          <table:table-cell table:formula="of:=MAX([$Matrix.E20];0)" office:value-type="float" office:value="0" calcext:value-type="float">
            <text:p>0</text:p>
          </table:table-cell>
          <table:table-cell table:formula="of:=MAX([$Matrix.F20];0)" office:value-type="float" office:value="0" calcext:value-type="float">
            <text:p>0</text:p>
          </table:table-cell>
          <table:table-cell table:formula="of:=MAX([$Matrix.G20];0)" office:value-type="float" office:value="0" calcext:value-type="float">
            <text:p>0</text:p>
          </table:table-cell>
          <table:table-cell table:formula="of:=MAX([$Matrix.H20];0)" office:value-type="float" office:value="0" calcext:value-type="float">
            <text:p>0</text:p>
          </table:table-cell>
          <table:table-cell table:formula="of:=MAX([$Matrix.I20];0)" office:value-type="float" office:value="0" calcext:value-type="float">
            <text:p>0</text:p>
          </table:table-cell>
          <table:table-cell table:formula="of:=MAX([$Matrix.J20];0)" office:value-type="float" office:value="0" calcext:value-type="float">
            <text:p>0</text:p>
          </table:table-cell>
          <table:table-cell table:formula="of:=MAX([$Matrix.K20];0)" office:value-type="float" office:value="0" calcext:value-type="float">
            <text:p>0</text:p>
          </table:table-cell>
          <table:table-cell table:formula="of:=MAX([$Matrix.L20];0)" office:value-type="float" office:value="0" calcext:value-type="float">
            <text:p>0</text:p>
          </table:table-cell>
          <table:table-cell table:formula="of:=MAX([$Matrix.M20];0)" office:value-type="float" office:value="0" calcext:value-type="float">
            <text:p>0</text:p>
          </table:table-cell>
          <table:table-cell table:formula="of:=MAX([$Matrix.N20];0)" office:value-type="float" office:value="0" calcext:value-type="float">
            <text:p>0</text:p>
          </table:table-cell>
          <table:table-cell table:formula="of:=MAX([$Matrix.O20];0)" office:value-type="float" office:value="0" calcext:value-type="float">
            <text:p>0</text:p>
          </table:table-cell>
          <table:table-cell table:formula="of:=MAX([$Matrix.P20];0)" office:value-type="float" office:value="0" calcext:value-type="float">
            <text:p>0</text:p>
          </table:table-cell>
          <table:table-cell table:formula="of:=MAX([$Matrix.Q20];0)" office:value-type="float" office:value="0" calcext:value-type="float">
            <text:p>0</text:p>
          </table:table-cell>
          <table:table-cell table:formula="of:=MAX([$Matrix.R20];0)" office:value-type="float" office:value="0" calcext:value-type="float">
            <text:p>0</text:p>
          </table:table-cell>
          <table:table-cell table:formula="of:=MAX([$Matrix.S20];0)" office:value-type="float" office:value="0" calcext:value-type="float">
            <text:p>0</text:p>
          </table:table-cell>
          <table:table-cell table:formula="of:=MAX([$Matrix.T20];0)" office:value-type="float" office:value="0" calcext:value-type="float">
            <text:p>0</text:p>
          </table:table-cell>
          <table:table-cell table:formula="of:=MAX([$Matrix.U20];0)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34: Babe (1995)</text:p>
          </table:table-cell>
          <table:table-cell table:formula="of:=MAX([$Matrix.B21];0)" office:value-type="float" office:value="0" calcext:value-type="float">
            <text:p>0</text:p>
          </table:table-cell>
          <table:table-cell table:formula="of:=MAX([$Matrix.C21];0)" office:value-type="float" office:value="0" calcext:value-type="float">
            <text:p>0</text:p>
          </table:table-cell>
          <table:table-cell table:formula="of:=MAX([$Matrix.D21];0)" office:value-type="float" office:value="0" calcext:value-type="float">
            <text:p>0</text:p>
          </table:table-cell>
          <table:table-cell table:formula="of:=MAX([$Matrix.E21];0)" office:value-type="float" office:value="0" calcext:value-type="float">
            <text:p>0</text:p>
          </table:table-cell>
          <table:table-cell table:formula="of:=MAX([$Matrix.F21];0)" office:value-type="float" office:value="0" calcext:value-type="float">
            <text:p>0</text:p>
          </table:table-cell>
          <table:table-cell table:formula="of:=MAX([$Matrix.G21];0)" office:value-type="float" office:value="0" calcext:value-type="float">
            <text:p>0</text:p>
          </table:table-cell>
          <table:table-cell table:formula="of:=MAX([$Matrix.H21];0)" office:value-type="float" office:value="0" calcext:value-type="float">
            <text:p>0</text:p>
          </table:table-cell>
          <table:table-cell table:formula="of:=MAX([$Matrix.I21];0)" office:value-type="float" office:value="0" calcext:value-type="float">
            <text:p>0</text:p>
          </table:table-cell>
          <table:table-cell table:formula="of:=MAX([$Matrix.J21];0)" office:value-type="float" office:value="0" calcext:value-type="float">
            <text:p>0</text:p>
          </table:table-cell>
          <table:table-cell table:formula="of:=MAX([$Matrix.K21];0)" office:value-type="float" office:value="0" calcext:value-type="float">
            <text:p>0</text:p>
          </table:table-cell>
          <table:table-cell table:formula="of:=MAX([$Matrix.L21];0)" office:value-type="float" office:value="0" calcext:value-type="float">
            <text:p>0</text:p>
          </table:table-cell>
          <table:table-cell table:formula="of:=MAX([$Matrix.M21];0)" office:value-type="float" office:value="0" calcext:value-type="float">
            <text:p>0</text:p>
          </table:table-cell>
          <table:table-cell table:formula="of:=MAX([$Matrix.N21];0)" office:value-type="float" office:value="0" calcext:value-type="float">
            <text:p>0</text:p>
          </table:table-cell>
          <table:table-cell table:formula="of:=MAX([$Matrix.O21];0)" office:value-type="float" office:value="0" calcext:value-type="float">
            <text:p>0</text:p>
          </table:table-cell>
          <table:table-cell table:formula="of:=MAX([$Matrix.P21];0)" office:value-type="float" office:value="0" calcext:value-type="float">
            <text:p>0</text:p>
          </table:table-cell>
          <table:table-cell table:formula="of:=MAX([$Matrix.Q21];0)" office:value-type="float" office:value="0" calcext:value-type="float">
            <text:p>0</text:p>
          </table:table-cell>
          <table:table-cell table:formula="of:=MAX([$Matrix.R21];0)" office:value-type="float" office:value="0" calcext:value-type="float">
            <text:p>0</text:p>
          </table:table-cell>
          <table:table-cell table:formula="of:=MAX([$Matrix.S21];0)" office:value-type="float" office:value="0" calcext:value-type="float">
            <text:p>0</text:p>
          </table:table-cell>
          <table:table-cell table:formula="of:=MAX([$Matrix.T21];0)" office:value-type="float" office:value="0" calcext:value-type="float">
            <text:p>0</text:p>
          </table:table-cell>
          <table:table-cell table:formula="of:=MAX([$Matrix.U21];0)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1">
          <table:table-cell table:style-name="ce4"/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tings" style:display-name="PageStyle_Ra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Ratings" style:display-name="PageStyle_NormRa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terMatrix" style:display-name="PageStyle_Filter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Ekstrand</meta:initial-creator>
    <meta:creation-date>2014-12-16T21:49:19</meta:creation-date>
    <dc:date>2014-12-31T14:30:30.120043000</dc:date>
    <meta:generator>LibreOffice/4.3.4.1$MacOSX_X86_64 LibreOffice_project/bc356b2f991740509f321d70e4512a6a54c5f243</meta:generator>
    <meta:editing-duration>PT42S</meta:editing-duration>
    <meta:editing-cycles>1</meta:editing-cycles>
    <meta:document-statistic meta:table-count="4" meta:cell-count="1265" meta:object-count="0"/>
    <meta:user-defined meta:name="AppVersion">14.0300</meta:user-defined>
    <meta:user-defined meta:name="Company">Texas Stat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